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93cm"/>
    </style:style>
    <style:style style:name="co2" style:family="table-column">
      <style:table-column-properties fo:break-before="auto" style:column-width="5.244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2.635cm"/>
    </style:style>
    <style:style style:name="co6" style:family="table-column">
      <style:table-column-properties fo:break-before="auto" style:column-width="2.496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Excel_20_Built-in_20_Normal">
      <style:table-cell-properties fo:background-color="#ff33ff"/>
    </style:style>
    <style:style style:name="ce3" style:family="table-cell" style:parent-style-name="Excel_20_Built-in_20_Normal">
      <style:text-properties fo:font-weight="bold" style:font-weight-asian="bold" style:font-weight-complex="bold"/>
    </style:style>
    <style:style style:name="ce4" style:family="table-cell" style:parent-style-name="Excel_20_Built-in_20_Normal">
      <style:table-cell-properties fo:background-color="#ffd320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cc66ff"/>
    </style:style>
    <style:style style:name="ce7" style:family="table-cell" style:parent-style-name="Excel_20_Built-in_20_Normal">
      <style:table-cell-properties fo:background-color="#ddddd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Level</text:p>
          </table:table-cell>
          <table:table-cell office:value-type="string">
            <text:p>Modifi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972"/>
        </table:table-row>
        <table:table-row table:style-name="ro1">
          <table:table-cell office:value-type="string">
            <text:p>Exp Needed</text:p>
          </table:table-cell>
          <table:table-cell office:value-type="float" office:value="1.15">
            <text:p>1.1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table:formula="of:=[.D2]*[.$B$2]" office:value-type="float" office:value="253">
            <text:p>253</text:p>
          </table:table-cell>
          <table:table-cell table:formula="of:=[.E2]*[.$B$2]" office:value-type="float" office:value="290.95">
            <text:p>290.95</text:p>
          </table:table-cell>
          <table:table-cell table:formula="of:=[.F2]*[.$B$2]" office:value-type="float" office:value="334.5925">
            <text:p>334.5925</text:p>
          </table:table-cell>
          <table:table-cell table:formula="of:=[.G2]*[.$B$2]" office:value-type="float" office:value="384.781375">
            <text:p>384.781375</text:p>
          </table:table-cell>
          <table:table-cell table:formula="of:=[.H2]*[.$B$2]" office:value-type="float" office:value="442.49858125">
            <text:p>442.49858125</text:p>
          </table:table-cell>
          <table:table-cell table:formula="of:=[.I2]*[.$B$2]" office:value-type="float" office:value="508.8733684375">
            <text:p>508.8733684375</text:p>
          </table:table-cell>
          <table:table-cell table:formula="of:=[.J2]*[.$B$2]" office:value-type="float" office:value="585.204373703125">
            <text:p>585.2043737031</text:p>
          </table:table-cell>
          <table:table-cell table:formula="of:=[.K2]*[.$B$2]" office:value-type="float" office:value="672.985029758593">
            <text:p>672.9850297586</text:p>
          </table:table-cell>
          <table:table-cell table:formula="of:=[.L2]*[.$B$2]" office:value-type="float" office:value="773.932784222382">
            <text:p>773.9327842224</text:p>
          </table:table-cell>
          <table:table-cell table:formula="of:=[.M2]*[.$B$2]" office:value-type="float" office:value="890.022701855739">
            <text:p>890.0227018557</text:p>
          </table:table-cell>
          <table:table-cell table:formula="of:=[.N2]*[.$B$2]" office:value-type="float" office:value="1023.5261071341">
            <text:p>1023.5261071341</text:p>
          </table:table-cell>
          <table:table-cell table:formula="of:=[.O2]*[.$B$2]" office:value-type="float" office:value="1177.05502320422">
            <text:p>1177.0550232042</text:p>
          </table:table-cell>
          <table:table-cell table:formula="of:=[.P2]*[.$B$2]" office:value-type="float" office:value="1353.61327668485">
            <text:p>1353.6132766849</text:p>
          </table:table-cell>
          <table:table-cell table:formula="of:=[.Q2]*[.$B$2]" office:value-type="float" office:value="1556.65526818757">
            <text:p>1556.6552681876</text:p>
          </table:table-cell>
          <table:table-cell table:formula="of:=[.R2]*[.$B$2]" office:value-type="float" office:value="1790.15355841571">
            <text:p>1790.1535584157</text:p>
          </table:table-cell>
          <table:table-cell table:formula="of:=[.S2]*[.$B$2]" office:value-type="float" office:value="2058.67659217807">
            <text:p>2058.6765921781</text:p>
          </table:table-cell>
          <table:table-cell table:formula="of:=[.T2]*[.$B$2]" office:value-type="float" office:value="2367.47808100478">
            <text:p>2367.4780810048</text:p>
          </table:table-cell>
          <table:table-cell table:formula="of:=[.U2]*[.$B$2]" office:value-type="float" office:value="2722.59979315549">
            <text:p>2722.5997931555</text:p>
          </table:table-cell>
          <table:table-cell table:formula="of:=[.V2]*[.$B$2]" office:value-type="float" office:value="3130.98976212882">
            <text:p>3130.9897621288</text:p>
          </table:table-cell>
          <table:table-cell table:formula="of:=[.W2]*[.$B$2]" office:value-type="float" office:value="3600.63822644814">
            <text:p>3600.6382264481</text:p>
          </table:table-cell>
          <table:table-cell table:formula="of:=[.X2]*[.$B$2]" office:value-type="float" office:value="4140.73396041536">
            <text:p>4140.7339604154</text:p>
          </table:table-cell>
          <table:table-cell table:formula="of:=[.Y2]*[.$B$2]" office:value-type="float" office:value="4761.84405447766">
            <text:p>4761.8440544777</text:p>
          </table:table-cell>
          <table:table-cell table:formula="of:=[.Z2]*[.$B$2]" office:value-type="float" office:value="5476.12066264931">
            <text:p>5476.1206626493</text:p>
          </table:table-cell>
          <table:table-cell table:formula="of:=[.AA2]*[.$B$2]" office:value-type="float" office:value="6297.53876204671">
            <text:p>6297.5387620467</text:p>
          </table:table-cell>
          <table:table-cell table:formula="of:=[.AB2]*[.$B$2]" office:value-type="float" office:value="7242.16957635371">
            <text:p>7242.1695763537</text:p>
          </table:table-cell>
          <table:table-cell table:formula="of:=[.AC2]*[.$B$2]" office:value-type="float" office:value="8328.49501280677">
            <text:p>8328.4950128068</text:p>
          </table:table-cell>
          <table:table-cell table:formula="of:=[.AD2]*[.$B$2]" office:value-type="float" office:value="9577.76926472778">
            <text:p>9577.7692647278</text:p>
          </table:table-cell>
          <table:table-cell table:formula="of:=[.AE2]*[.$B$2]" office:value-type="float" office:value="11014.434654437">
            <text:p>11014.434654437</text:p>
          </table:table-cell>
          <table:table-cell table:formula="of:=[.AF2]*[.$B$2]" office:value-type="float" office:value="12666.5998526025">
            <text:p>12666.5998526025</text:p>
          </table:table-cell>
          <table:table-cell table:formula="of:=[.AG2]*[.$B$2]" office:value-type="float" office:value="14566.5898304929">
            <text:p>14566.5898304929</text:p>
          </table:table-cell>
          <table:table-cell table:formula="of:=[.AH2]*[.$B$2]" office:value-type="float" office:value="16751.5783050668">
            <text:p>16751.5783050668</text:p>
          </table:table-cell>
          <table:table-cell table:formula="of:=[.AI2]*[.$B$2]" office:value-type="float" office:value="19264.3150508268">
            <text:p>19264.3150508268</text:p>
          </table:table-cell>
          <table:table-cell table:formula="of:=[.AJ2]*[.$B$2]" office:value-type="float" office:value="22153.9623084508">
            <text:p>22153.9623084508</text:p>
          </table:table-cell>
          <table:table-cell table:formula="of:=[.AK2]*[.$B$2]" office:value-type="float" office:value="25477.0566547184">
            <text:p>25477.0566547184</text:p>
          </table:table-cell>
          <table:table-cell table:formula="of:=[.AL2]*[.$B$2]" office:value-type="float" office:value="29298.6151529262">
            <text:p>29298.6151529262</text:p>
          </table:table-cell>
          <table:table-cell table:formula="of:=[.AM2]*[.$B$2]" office:value-type="float" office:value="33693.4074258651">
            <text:p>33693.4074258651</text:p>
          </table:table-cell>
          <table:table-cell table:formula="of:=[.AN2]*[.$B$2]" office:value-type="float" office:value="38747.4185397449">
            <text:p>38747.4185397449</text:p>
          </table:table-cell>
          <table:table-cell table:formula="of:=[.AO2]*[.$B$2]" office:value-type="float" office:value="44559.5313207067">
            <text:p>44559.5313207067</text:p>
          </table:table-cell>
          <table:table-cell table:formula="of:=[.AP2]*[.$B$2]" office:value-type="float" office:value="51243.4610188126">
            <text:p>51243.4610188126</text:p>
          </table:table-cell>
          <table:table-cell table:formula="of:=[.AQ2]*[.$B$2]" office:value-type="float" office:value="58929.9801716345">
            <text:p>58929.9801716345</text:p>
          </table:table-cell>
          <table:table-cell table:formula="of:=[.AR2]*[.$B$2]" office:value-type="float" office:value="67769.4771973797">
            <text:p>67769.4771973797</text:p>
          </table:table-cell>
          <table:table-cell table:formula="of:=[.AS2]*[.$B$2]" office:value-type="float" office:value="77934.8987769867">
            <text:p>77934.8987769867</text:p>
          </table:table-cell>
          <table:table-cell table:formula="of:=[.AT2]*[.$B$2]" office:value-type="float" office:value="89625.1335935346">
            <text:p>89625.1335935346</text:p>
          </table:table-cell>
          <table:table-cell table:formula="of:=[.AU2]*[.$B$2]" office:value-type="float" office:value="103068.903632565">
            <text:p>103068.903632565</text:p>
          </table:table-cell>
          <table:table-cell table:formula="of:=[.AV2]*[.$B$2]" office:value-type="float" office:value="118529.23917745">
            <text:p>118529.23917745</text:p>
          </table:table-cell>
          <table:table-cell table:formula="of:=[.AW2]*[.$B$2]" office:value-type="float" office:value="136308.625054067">
            <text:p>136308.625054067</text:p>
          </table:table-cell>
          <table:table-cell table:formula="of:=[.AX2]*[.$B$2]" office:value-type="float" office:value="156754.918812177">
            <text:p>156754.918812177</text:p>
          </table:table-cell>
          <table:table-cell table:formula="of:=[.AY2]*[.$B$2]" office:value-type="float" office:value="180268.156634004">
            <text:p>180268.156634004</text:p>
          </table:table-cell>
          <table:table-cell table:number-columns-repeated="972"/>
        </table:table-row>
        <table:table-row table:style-name="ro1">
          <table:table-cell office:value-type="string">
            <text:p>Round to level up needed</text:p>
          </table:table-cell>
          <table:table-cell office:value-type="float" office:value="1.05">
            <text:p>1.0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3]*[.$B$3]" office:value-type="float" office:value="8.4">
            <text:p>8.4</text:p>
          </table:table-cell>
          <table:table-cell table:formula="of:=[.E3]*[.$B$3]" office:value-type="float" office:value="8.82">
            <text:p>8.82</text:p>
          </table:table-cell>
          <table:table-cell table:formula="of:=[.F3]*[.$B$3]" office:value-type="float" office:value="9.261">
            <text:p>9.261</text:p>
          </table:table-cell>
          <table:table-cell table:formula="of:=[.G3]*[.$B$3]" office:value-type="float" office:value="9.72405">
            <text:p>9.72405</text:p>
          </table:table-cell>
          <table:table-cell table:formula="of:=[.H3]*[.$B$3]" office:value-type="float" office:value="10.2102525">
            <text:p>10.2102525</text:p>
          </table:table-cell>
          <table:table-cell table:formula="of:=[.I3]*[.$B$3]" office:value-type="float" office:value="10.720765125">
            <text:p>10.720765125</text:p>
          </table:table-cell>
          <table:table-cell table:formula="of:=[.J3]*[.$B$3]" office:value-type="float" office:value="11.25680338125">
            <text:p>11.2568033813</text:p>
          </table:table-cell>
          <table:table-cell table:formula="of:=[.K3]*[.$B$3]" office:value-type="float" office:value="11.8196435503125">
            <text:p>11.8196435503</text:p>
          </table:table-cell>
          <table:table-cell table:formula="of:=[.L3]*[.$B$3]" office:value-type="float" office:value="12.4106257278281">
            <text:p>12.4106257278</text:p>
          </table:table-cell>
          <table:table-cell table:formula="of:=[.M3]*[.$B$3]" office:value-type="float" office:value="13.0311570142195">
            <text:p>13.0311570142</text:p>
          </table:table-cell>
          <table:table-cell table:formula="of:=[.N3]*[.$B$3]" office:value-type="float" office:value="13.6827148649305">
            <text:p>13.6827148649</text:p>
          </table:table-cell>
          <table:table-cell table:formula="of:=[.O3]*[.$B$3]" office:value-type="float" office:value="14.366850608177">
            <text:p>14.3668506082</text:p>
          </table:table-cell>
          <table:table-cell table:formula="of:=[.P3]*[.$B$3]" office:value-type="float" office:value="15.0851931385859">
            <text:p>15.0851931386</text:p>
          </table:table-cell>
          <table:table-cell table:formula="of:=[.Q3]*[.$B$3]" office:value-type="float" office:value="15.8394527955152">
            <text:p>15.8394527955</text:p>
          </table:table-cell>
          <table:table-cell table:formula="of:=[.R3]*[.$B$3]" office:value-type="float" office:value="16.631425435291">
            <text:p>16.6314254353</text:p>
          </table:table-cell>
          <table:table-cell table:formula="of:=[.S3]*[.$B$3]" office:value-type="float" office:value="17.4629967070555">
            <text:p>17.4629967071</text:p>
          </table:table-cell>
          <table:table-cell table:formula="of:=[.T3]*[.$B$3]" office:value-type="float" office:value="18.3361465424083">
            <text:p>18.3361465424</text:p>
          </table:table-cell>
          <table:table-cell table:formula="of:=[.U3]*[.$B$3]" office:value-type="float" office:value="19.2529538695287">
            <text:p>19.2529538695</text:p>
          </table:table-cell>
          <table:table-cell table:formula="of:=[.V3]*[.$B$3]" office:value-type="float" office:value="20.2156015630051">
            <text:p>20.215601563</text:p>
          </table:table-cell>
          <table:table-cell table:formula="of:=[.W3]*[.$B$3]" office:value-type="float" office:value="21.2263816411554">
            <text:p>21.2263816412</text:p>
          </table:table-cell>
          <table:table-cell table:formula="of:=[.X3]*[.$B$3]" office:value-type="float" office:value="22.2877007232131">
            <text:p>22.2877007232</text:p>
          </table:table-cell>
          <table:table-cell table:formula="of:=[.Y3]*[.$B$3]" office:value-type="float" office:value="23.4020857593738">
            <text:p>23.4020857594</text:p>
          </table:table-cell>
          <table:table-cell table:formula="of:=[.Z3]*[.$B$3]" office:value-type="float" office:value="24.5721900473425">
            <text:p>24.5721900473</text:p>
          </table:table-cell>
          <table:table-cell table:formula="of:=[.AA3]*[.$B$3]" office:value-type="float" office:value="25.8007995497096">
            <text:p>25.8007995497</text:p>
          </table:table-cell>
          <table:table-cell table:formula="of:=[.AB3]*[.$B$3]" office:value-type="float" office:value="27.0908395271951">
            <text:p>27.0908395272</text:p>
          </table:table-cell>
          <table:table-cell table:formula="of:=[.AC3]*[.$B$3]" office:value-type="float" office:value="28.4453815035549">
            <text:p>28.4453815036</text:p>
          </table:table-cell>
          <table:table-cell table:formula="of:=[.AD3]*[.$B$3]" office:value-type="float" office:value="29.8676505787326">
            <text:p>29.8676505787</text:p>
          </table:table-cell>
          <table:table-cell table:formula="of:=[.AE3]*[.$B$3]" office:value-type="float" office:value="31.3610331076692">
            <text:p>31.3610331077</text:p>
          </table:table-cell>
          <table:table-cell table:formula="of:=[.AF3]*[.$B$3]" office:value-type="float" office:value="32.9290847630527">
            <text:p>32.9290847631</text:p>
          </table:table-cell>
          <table:table-cell table:formula="of:=[.AG3]*[.$B$3]" office:value-type="float" office:value="34.5755390012053">
            <text:p>34.5755390012</text:p>
          </table:table-cell>
          <table:table-cell table:formula="of:=[.AH3]*[.$B$3]" office:value-type="float" office:value="36.3043159512656">
            <text:p>36.3043159513</text:p>
          </table:table-cell>
          <table:table-cell table:formula="of:=[.AI3]*[.$B$3]" office:value-type="float" office:value="38.1195317488289">
            <text:p>38.1195317488</text:p>
          </table:table-cell>
          <table:table-cell table:formula="of:=[.AJ3]*[.$B$3]" office:value-type="float" office:value="40.0255083362703">
            <text:p>40.0255083363</text:p>
          </table:table-cell>
          <table:table-cell table:formula="of:=[.AK3]*[.$B$3]" office:value-type="float" office:value="42.0267837530839">
            <text:p>42.0267837531</text:p>
          </table:table-cell>
          <table:table-cell table:formula="of:=[.AL3]*[.$B$3]" office:value-type="float" office:value="44.1281229407381">
            <text:p>44.1281229407</text:p>
          </table:table-cell>
          <table:table-cell table:formula="of:=[.AM3]*[.$B$3]" office:value-type="float" office:value="46.334529087775">
            <text:p>46.3345290878</text:p>
          </table:table-cell>
          <table:table-cell table:formula="of:=[.AN3]*[.$B$3]" office:value-type="float" office:value="48.6512555421637">
            <text:p>48.6512555422</text:p>
          </table:table-cell>
          <table:table-cell table:formula="of:=[.AO3]*[.$B$3]" office:value-type="float" office:value="51.0838183192719">
            <text:p>51.0838183193</text:p>
          </table:table-cell>
          <table:table-cell table:formula="of:=[.AP3]*[.$B$3]" office:value-type="float" office:value="53.6380092352355">
            <text:p>53.6380092352</text:p>
          </table:table-cell>
          <table:table-cell table:formula="of:=[.AQ3]*[.$B$3]" office:value-type="float" office:value="56.3199096969973">
            <text:p>56.319909697</text:p>
          </table:table-cell>
          <table:table-cell table:formula="of:=[.AR3]*[.$B$3]" office:value-type="float" office:value="59.1359051818471">
            <text:p>59.1359051818</text:p>
          </table:table-cell>
          <table:table-cell table:formula="of:=[.AS3]*[.$B$3]" office:value-type="float" office:value="62.0927004409395">
            <text:p>62.0927004409</text:p>
          </table:table-cell>
          <table:table-cell table:formula="of:=[.AT3]*[.$B$3]" office:value-type="float" office:value="65.1973354629865">
            <text:p>65.197335463</text:p>
          </table:table-cell>
          <table:table-cell table:formula="of:=[.AU3]*[.$B$3]" office:value-type="float" office:value="68.4572022361358">
            <text:p>68.4572022361</text:p>
          </table:table-cell>
          <table:table-cell table:formula="of:=[.AV3]*[.$B$3]" office:value-type="float" office:value="71.8800623479426">
            <text:p>71.8800623479</text:p>
          </table:table-cell>
          <table:table-cell table:formula="of:=[.AW3]*[.$B$3]" office:value-type="float" office:value="75.4740654653398">
            <text:p>75.4740654653</text:p>
          </table:table-cell>
          <table:table-cell table:formula="of:=[.AX3]*[.$B$3]" office:value-type="float" office:value="79.2477687386067">
            <text:p>79.2477687386</text:p>
          </table:table-cell>
          <table:table-cell table:formula="of:=[.AY3]*[.$B$3]" office:value-type="float" office:value="83.2101571755371">
            <text:p>83.2101571755</text:p>
          </table:table-cell>
          <table:table-cell table:number-columns-repeated="972"/>
        </table:table-row>
        <table:table-row table:style-name="ro1">
          <table:table-cell office:value-type="string">
            <text:p>Average xp per round</text:p>
          </table:table-cell>
          <table:table-cell/>
          <table:table-cell table:formula="of:=[.C2]/[.C3]" office:value-type="float" office:value="25">
            <text:p>25</text:p>
          </table:table-cell>
          <table:table-cell table:formula="of:=[.D2]/[.D3]" office:value-type="float" office:value="27.5">
            <text:p>27.5</text:p>
          </table:table-cell>
          <table:table-cell table:formula="of:=[.E2]/[.E3]" office:value-type="float" office:value="30.1190476190476">
            <text:p>30.119047619</text:p>
          </table:table-cell>
          <table:table-cell table:formula="of:=[.F2]/[.F3]" office:value-type="float" office:value="32.9875283446712">
            <text:p>32.9875283447</text:p>
          </table:table-cell>
          <table:table-cell table:formula="of:=[.G2]/[.G3]" office:value-type="float" office:value="36.1291977108304">
            <text:p>36.1291977108</text:p>
          </table:table-cell>
          <table:table-cell table:formula="of:=[.H2]/[.H3]" office:value-type="float" office:value="39.5700736832904">
            <text:p>39.5700736833</text:p>
          </table:table-cell>
          <table:table-cell table:formula="of:=[.I2]/[.I3]" office:value-type="float" office:value="43.338652129318">
            <text:p>43.3386521293</text:p>
          </table:table-cell>
          <table:table-cell table:formula="of:=[.J2]/[.J3]" office:value-type="float" office:value="47.4661428083007">
            <text:p>47.4661428083</text:p>
          </table:table-cell>
          <table:table-cell table:formula="of:=[.K2]/[.K3]" office:value-type="float" office:value="51.9867278376626">
            <text:p>51.9867278377</text:p>
          </table:table-cell>
          <table:table-cell table:formula="of:=[.L2]/[.L3]" office:value-type="float" office:value="56.9378447745829">
            <text:p>56.9378447746</text:p>
          </table:table-cell>
          <table:table-cell table:formula="of:=[.M2]/[.M3]" office:value-type="float" office:value="62.3604966578765">
            <text:p>62.3604966579</text:p>
          </table:table-cell>
          <table:table-cell table:formula="of:=[.N2]/[.N3]" office:value-type="float" office:value="68.2995915776742">
            <text:p>68.2995915777</text:p>
          </table:table-cell>
          <table:table-cell table:formula="of:=[.O2]/[.O3]" office:value-type="float" office:value="74.8043145850718">
            <text:p>74.8043145851</text:p>
          </table:table-cell>
          <table:table-cell table:formula="of:=[.P2]/[.P3]" office:value-type="float" office:value="81.9285350217453">
            <text:p>81.9285350217</text:p>
          </table:table-cell>
          <table:table-cell table:formula="of:=[.Q2]/[.Q3]" office:value-type="float" office:value="89.7312526428639">
            <text:p>89.7312526429</text:p>
          </table:table-cell>
          <table:table-cell table:formula="of:=[.R2]/[.R3]" office:value-type="float" office:value="98.2770862278985">
            <text:p>98.2770862279</text:p>
          </table:table-cell>
          <table:table-cell table:formula="of:=[.S2]/[.S3]" office:value-type="float" office:value="107.636808725794">
            <text:p>107.6368087258</text:p>
          </table:table-cell>
          <table:table-cell table:formula="of:=[.T2]/[.T3]" office:value-type="float" office:value="117.887933366345">
            <text:p>117.8879333663</text:p>
          </table:table-cell>
          <table:table-cell table:formula="of:=[.U2]/[.U3]" office:value-type="float" office:value="129.115355591712">
            <text:p>129.1153555917</text:p>
          </table:table-cell>
          <table:table-cell table:formula="of:=[.V2]/[.V3]" office:value-type="float" office:value="141.412056124256">
            <text:p>141.4120561243</text:p>
          </table:table-cell>
          <table:table-cell table:formula="of:=[.W2]/[.W3]" office:value-type="float" office:value="154.879870993232">
            <text:p>154.8798709932</text:p>
          </table:table-cell>
          <table:table-cell table:formula="of:=[.X2]/[.X3]" office:value-type="float" office:value="169.63033489735">
            <text:p>169.6303348974</text:p>
          </table:table-cell>
          <table:table-cell table:formula="of:=[.Y2]/[.Y3]" office:value-type="float" office:value="185.785604887573">
            <text:p>185.7856048876</text:p>
          </table:table-cell>
          <table:table-cell table:formula="of:=[.Z2]/[.Z3]" office:value-type="float" office:value="203.479472019723">
            <text:p>203.4794720197</text:p>
          </table:table-cell>
          <table:table-cell table:formula="of:=[.AA2]/[.AA3]" office:value-type="float" office:value="222.858469354935">
            <text:p>222.8584693549</text:p>
          </table:table-cell>
          <table:table-cell table:formula="of:=[.AB2]/[.AB3]" office:value-type="float" office:value="244.083085483976">
            <text:p>244.083085484</text:p>
          </table:table-cell>
          <table:table-cell table:formula="of:=[.AC2]/[.AC3]" office:value-type="float" office:value="267.329093625307">
            <text:p>267.3290936253</text:p>
          </table:table-cell>
          <table:table-cell table:formula="of:=[.AD2]/[.AD3]" office:value-type="float" office:value="292.789007303908">
            <text:p>292.7890073039</text:p>
          </table:table-cell>
          <table:table-cell table:formula="of:=[.AE2]/[.AE3]" office:value-type="float" office:value="320.673674666185">
            <text:p>320.6736746662</text:p>
          </table:table-cell>
          <table:table-cell table:formula="of:=[.AF2]/[.AF3]" office:value-type="float" office:value="351.214024634393">
            <text:p>351.2140246344</text:p>
          </table:table-cell>
          <table:table-cell table:formula="of:=[.AG2]/[.AG3]" office:value-type="float" office:value="384.662979361478">
            <text:p>384.6629793615</text:p>
          </table:table-cell>
          <table:table-cell table:formula="of:=[.AH2]/[.AH3]" office:value-type="float" office:value="421.297548824476">
            <text:p>421.2975488245</text:p>
          </table:table-cell>
          <table:table-cell table:formula="of:=[.AI2]/[.AI3]" office:value-type="float" office:value="461.421124902997">
            <text:p>461.421124903</text:p>
          </table:table-cell>
          <table:table-cell table:formula="of:=[.AJ2]/[.AJ3]" office:value-type="float" office:value="505.365993941377">
            <text:p>505.3659939414</text:p>
          </table:table-cell>
          <table:table-cell table:formula="of:=[.AK2]/[.AK3]" office:value-type="float" office:value="553.496088602461">
            <text:p>553.4960886025</text:p>
          </table:table-cell>
          <table:table-cell table:formula="of:=[.AL2]/[.AL3]" office:value-type="float" office:value="606.210001802695">
            <text:p>606.2100018027</text:p>
          </table:table-cell>
          <table:table-cell table:formula="of:=[.AM2]/[.AM3]" office:value-type="float" office:value="663.944287688666">
            <text:p>663.9442876887</text:p>
          </table:table-cell>
          <table:table-cell table:formula="of:=[.AN2]/[.AN3]" office:value-type="float" office:value="727.177076992349">
            <text:p>727.1770769923</text:p>
          </table:table-cell>
          <table:table-cell table:formula="of:=[.AO2]/[.AO3]" office:value-type="float" office:value="796.432036705905">
            <text:p>796.4320367059</text:p>
          </table:table-cell>
          <table:table-cell table:formula="of:=[.AP2]/[.AP3]" office:value-type="float" office:value="872.282706868372">
            <text:p>872.2827068684</text:p>
          </table:table-cell>
          <table:table-cell table:formula="of:=[.AQ2]/[.AQ3]" office:value-type="float" office:value="955.357250379646">
            <text:p>955.3572503796</text:p>
          </table:table-cell>
          <table:table-cell table:formula="of:=[.AR2]/[.AR3]" office:value-type="float" office:value="1046.34365517771">
            <text:p>1046.3436551777</text:p>
          </table:table-cell>
          <table:table-cell table:formula="of:=[.AS2]/[.AS3]" office:value-type="float" office:value="1145.9954318613">
            <text:p>1145.9954318613</text:p>
          </table:table-cell>
          <table:table-cell table:formula="of:=[.AT2]/[.AT3]" office:value-type="float" office:value="1255.13785394333">
            <text:p>1255.1378539433</text:p>
          </table:table-cell>
          <table:table-cell table:formula="of:=[.AU2]/[.AU3]" office:value-type="float" office:value="1374.67479241412">
            <text:p>1374.6747924141</text:p>
          </table:table-cell>
          <table:table-cell table:formula="of:=[.AV2]/[.AV3]" office:value-type="float" office:value="1505.59620121546">
            <text:p>1505.5962012155</text:p>
          </table:table-cell>
          <table:table-cell table:formula="of:=[.AW2]/[.AW3]" office:value-type="float" office:value="1648.98631561694">
            <text:p>1648.9863156169</text:p>
          </table:table-cell>
          <table:table-cell table:formula="of:=[.AX2]/[.AX3]" office:value-type="float" office:value="1806.03263138998">
            <text:p>1806.03263139</text:p>
          </table:table-cell>
          <table:table-cell table:formula="of:=[.AY2]/[.AY3]" office:value-type="float" office:value="1978.0357391414">
            <text:p>1978.0357391414</text:p>
          </table:table-cell>
          <table:table-cell table:formula="of:=[.AZ2]/[.AZ3]" office:value-type="float" office:value="2166.42009525011">
            <text:p>2166.4200952501</text:p>
          </table:table-cell>
          <table:table-cell table:number-columns-repeated="972"/>
        </table:table-row>
        <table:table-row table:style-name="ro1">
          <table:table-cell office:value-type="string">
            <text:p>Number of stage done to get there</text:p>
          </table:table-cell>
          <table:table-cell table:number-columns-repeated="5"/>
          <table:table-cell table:style-name="ce5" table:formula="of:=SUM([.C3:.F3])/4" office:value-type="float" office:value="7.305">
            <text:p>7.305</text:p>
          </table:table-cell>
          <table:table-cell table:number-columns-repeated="4"/>
          <table:table-cell table:formula="of:=SUM([.C3:.K3])/4" office:value-type="float" office:value="20.0982177515625">
            <text:p>20.0982177516</text:p>
          </table:table-cell>
          <table:table-cell table:number-columns-repeated="9"/>
          <table:table-cell table:formula="of:=SUM([.C3:.U3])/4" office:value-type="float" office:value="57.2647693476434">
            <text:p>57.2647693476</text:p>
          </table:table-cell>
          <table:table-cell table:number-columns-repeated="29"/>
          <table:table-cell table:formula="of:=SUM([.C3:.AY3])/4" office:value-type="float" office:value="377.050785877685">
            <text:p>377.0507858777</text:p>
          </table:table-cell>
          <table:table-cell table:number-columns-repeated="972"/>
        </table:table-row>
        <table:table-row table:style-name="ro1">
          <table:table-cell table:number-columns-repeated="6"/>
          <table:table-cell table:style-name="ce5"/>
          <table:table-cell table:number-columns-repeated="1017"/>
        </table:table-row>
        <table:table-row table:style-name="ro1">
          <table:table-cell office:value-type="string">
            <text:p>Warrior max hp average</text:p>
          </table:table-cell>
          <table:table-cell office:value-type="float" office:value="1.1">
            <text:p>1.1</text:p>
          </table:table-cell>
          <table:table-cell office:value-type="float" office:value="120">
            <text:p>120</text:p>
          </table:table-cell>
          <table:table-cell table:formula="of:=[.C7]*[.$B7]" office:value-type="float" office:value="132">
            <text:p>132</text:p>
          </table:table-cell>
          <table:table-cell table:formula="of:=[.D7]*[.$B7]" office:value-type="float" office:value="145.2">
            <text:p>145.2</text:p>
          </table:table-cell>
          <table:table-cell table:formula="of:=[.E7]*[.$B7]" office:value-type="float" office:value="159.72">
            <text:p>159.72</text:p>
          </table:table-cell>
          <table:table-cell table:formula="of:=[.F7]*[.$B7]" office:value-type="float" office:value="175.692">
            <text:p>175.692</text:p>
          </table:table-cell>
          <table:table-cell table:formula="of:=[.G7]*[.$B7]" office:value-type="float" office:value="193.2612">
            <text:p>193.2612</text:p>
          </table:table-cell>
          <table:table-cell table:formula="of:=[.H7]*[.$B7]" office:value-type="float" office:value="212.58732">
            <text:p>212.58732</text:p>
          </table:table-cell>
          <table:table-cell table:formula="of:=[.I7]*[.$B7]" office:value-type="float" office:value="233.846052">
            <text:p>233.846052</text:p>
          </table:table-cell>
          <table:table-cell table:formula="of:=[.J7]*[.$B7]" office:value-type="float" office:value="257.2306572">
            <text:p>257.2306572</text:p>
          </table:table-cell>
          <table:table-cell table:formula="of:=[.K7]*[.$B7]" office:value-type="float" office:value="282.95372292">
            <text:p>282.95372292</text:p>
          </table:table-cell>
          <table:table-cell table:formula="of:=[.L7]*[.$B7]" office:value-type="float" office:value="311.249095212">
            <text:p>311.249095212</text:p>
          </table:table-cell>
          <table:table-cell table:formula="of:=[.M7]*[.$B7]" office:value-type="float" office:value="342.3740047332">
            <text:p>342.3740047332</text:p>
          </table:table-cell>
          <table:table-cell table:formula="of:=[.N7]*[.$B7]" office:value-type="float" office:value="376.61140520652">
            <text:p>376.6114052065</text:p>
          </table:table-cell>
          <table:table-cell table:formula="of:=[.O7]*[.$B7]" office:value-type="float" office:value="414.272545727172">
            <text:p>414.2725457272</text:p>
          </table:table-cell>
          <table:table-cell table:formula="of:=[.P7]*[.$B7]" office:value-type="float" office:value="455.69980029989">
            <text:p>455.6998002999</text:p>
          </table:table-cell>
          <table:table-cell table:formula="of:=[.Q7]*[.$B7]" office:value-type="float" office:value="501.269780329879">
            <text:p>501.2697803299</text:p>
          </table:table-cell>
          <table:table-cell table:formula="of:=[.R7]*[.$B7]" office:value-type="float" office:value="551.396758362867">
            <text:p>551.3967583629</text:p>
          </table:table-cell>
          <table:table-cell table:formula="of:=[.S7]*[.$B7]" office:value-type="float" office:value="606.536434199153">
            <text:p>606.5364341992</text:p>
          </table:table-cell>
          <table:table-cell table:formula="of:=[.T7]*[.$B7]" office:value-type="float" office:value="667.190077619069">
            <text:p>667.1900776191</text:p>
          </table:table-cell>
          <table:table-cell table:formula="of:=[.U7]*[.$B7]" office:value-type="float" office:value="733.909085380976">
            <text:p>733.909085381</text:p>
          </table:table-cell>
          <table:table-cell table:formula="of:=[.V7]*[.$B7]" office:value-type="float" office:value="807.299993919073">
            <text:p>807.2999939191</text:p>
          </table:table-cell>
          <table:table-cell table:formula="of:=[.W7]*[.$B7]" office:value-type="float" office:value="888.029993310981">
            <text:p>888.029993311</text:p>
          </table:table-cell>
          <table:table-cell table:formula="of:=[.X7]*[.$B7]" office:value-type="float" office:value="976.832992642079">
            <text:p>976.8329926421</text:p>
          </table:table-cell>
          <table:table-cell table:formula="of:=[.Y7]*[.$B7]" office:value-type="float" office:value="1074.51629190629">
            <text:p>1074.5162919063</text:p>
          </table:table-cell>
          <table:table-cell table:formula="of:=[.Z7]*[.$B7]" office:value-type="float" office:value="1181.96792109692">
            <text:p>1181.9679210969</text:p>
          </table:table-cell>
          <table:table-cell table:formula="of:=[.AA7]*[.$B7]" office:value-type="float" office:value="1300.16471320661">
            <text:p>1300.1647132066</text:p>
          </table:table-cell>
          <table:table-cell table:formula="of:=[.AB7]*[.$B7]" office:value-type="float" office:value="1430.18118452727">
            <text:p>1430.1811845273</text:p>
          </table:table-cell>
          <table:table-cell table:formula="of:=[.AC7]*[.$B7]" office:value-type="float" office:value="1573.19930298">
            <text:p>1573.19930298</text:p>
          </table:table-cell>
          <table:table-cell table:formula="of:=[.AD7]*[.$B7]" office:value-type="float" office:value="1730.51923327799">
            <text:p>1730.519233278</text:p>
          </table:table-cell>
          <table:table-cell table:formula="of:=[.AE7]*[.$B7]" office:value-type="float" office:value="1903.57115660579">
            <text:p>1903.5711566058</text:p>
          </table:table-cell>
          <table:table-cell table:formula="of:=[.AF7]*[.$B7]" office:value-type="float" office:value="2093.92827226637">
            <text:p>2093.9282722664</text:p>
          </table:table-cell>
          <table:table-cell table:formula="of:=[.AG7]*[.$B7]" office:value-type="float" office:value="2303.32109949301">
            <text:p>2303.321099493</text:p>
          </table:table-cell>
          <table:table-cell table:formula="of:=[.AH7]*[.$B7]" office:value-type="float" office:value="2533.65320944231">
            <text:p>2533.6532094423</text:p>
          </table:table-cell>
          <table:table-cell table:formula="of:=[.AI7]*[.$B7]" office:value-type="float" office:value="2787.01853038654">
            <text:p>2787.0185303866</text:p>
          </table:table-cell>
          <table:table-cell table:formula="of:=[.AJ7]*[.$B7]" office:value-type="float" office:value="3065.7203834252">
            <text:p>3065.7203834252</text:p>
          </table:table-cell>
          <table:table-cell table:formula="of:=[.AK7]*[.$B7]" office:value-type="float" office:value="3372.29242176772">
            <text:p>3372.2924217677</text:p>
          </table:table-cell>
          <table:table-cell table:formula="of:=[.AL7]*[.$B7]" office:value-type="float" office:value="3709.52166394449">
            <text:p>3709.5216639445</text:p>
          </table:table-cell>
          <table:table-cell table:formula="of:=[.AM7]*[.$B7]" office:value-type="float" office:value="4080.47383033894">
            <text:p>4080.4738303389</text:p>
          </table:table-cell>
          <table:table-cell table:formula="of:=[.AN7]*[.$B7]" office:value-type="float" office:value="4488.52121337283">
            <text:p>4488.5212133728</text:p>
          </table:table-cell>
          <table:table-cell table:formula="of:=[.AO7]*[.$B7]" office:value-type="float" office:value="4937.37333471012">
            <text:p>4937.3733347101</text:p>
          </table:table-cell>
          <table:table-cell table:formula="of:=[.AP7]*[.$B7]" office:value-type="float" office:value="5431.11066818113">
            <text:p>5431.1106681811</text:p>
          </table:table-cell>
          <table:table-cell table:formula="of:=[.AQ7]*[.$B7]" office:value-type="float" office:value="5974.22173499924">
            <text:p>5974.2217349993</text:p>
          </table:table-cell>
          <table:table-cell table:formula="of:=[.AR7]*[.$B7]" office:value-type="float" office:value="6571.64390849917">
            <text:p>6571.6439084992</text:p>
          </table:table-cell>
          <table:table-cell table:formula="of:=[.AS7]*[.$B7]" office:value-type="float" office:value="7228.80829934909">
            <text:p>7228.8082993491</text:p>
          </table:table-cell>
          <table:table-cell table:formula="of:=[.AT7]*[.$B7]" office:value-type="float" office:value="7951.689129284">
            <text:p>7951.689129284</text:p>
          </table:table-cell>
          <table:table-cell table:formula="of:=[.AU7]*[.$B7]" office:value-type="float" office:value="8746.8580422124">
            <text:p>8746.8580422124</text:p>
          </table:table-cell>
          <table:table-cell table:formula="of:=[.AV7]*[.$B7]" office:value-type="float" office:value="9621.54384643364">
            <text:p>9621.5438464336</text:p>
          </table:table-cell>
          <table:table-cell table:formula="of:=[.AW7]*[.$B7]" office:value-type="float" office:value="10583.698231077">
            <text:p>10583.698231077</text:p>
          </table:table-cell>
          <table:table-cell table:formula="of:=[.AX7]*[.$B7]" office:value-type="float" office:value="11642.0680541847">
            <text:p>11642.0680541847</text:p>
          </table:table-cell>
          <table:table-cell table:formula="of:=[.AY7]*[.$B7]" office:value-type="float" office:value="12806.2748596032">
            <text:p>12806.2748596032</text:p>
          </table:table-cell>
          <table:table-cell table:number-columns-repeated="972"/>
        </table:table-row>
        <table:table-row table:style-name="ro1">
          <table:table-cell table:style-name="ce1" office:value-type="string">
            <text:p>Max hp gains per level up</text:p>
          </table:table-cell>
          <table:table-cell table:style-name="ce1" table:number-columns-repeated="2"/>
          <table:table-cell table:style-name="ce1" table:formula="of:=[.D7]-[.C7]" office:value-type="float" office:value="12">
            <text:p>12</text:p>
          </table:table-cell>
          <table:table-cell table:style-name="ce1" table:formula="of:=[.E7]-[.D7]" office:value-type="float" office:value="13.2">
            <text:p>13.2</text:p>
          </table:table-cell>
          <table:table-cell table:style-name="ce1" table:formula="of:=[.F7]-[.E7]" office:value-type="float" office:value="14.52">
            <text:p>14.52</text:p>
          </table:table-cell>
          <table:table-cell table:style-name="ce1" table:formula="of:=[.G7]-[.F7]" office:value-type="float" office:value="15.972">
            <text:p>15.972</text:p>
          </table:table-cell>
          <table:table-cell table:style-name="ce1" table:formula="of:=[.H7]-[.G7]" office:value-type="float" office:value="17.5692">
            <text:p>17.5692</text:p>
          </table:table-cell>
          <table:table-cell table:style-name="ce1" table:formula="of:=[.I7]-[.H7]" office:value-type="float" office:value="19.32612">
            <text:p>19.32612</text:p>
          </table:table-cell>
          <table:table-cell table:style-name="ce1" table:formula="of:=[.J7]-[.I7]" office:value-type="float" office:value="21.258732">
            <text:p>21.258732</text:p>
          </table:table-cell>
          <table:table-cell table:style-name="ce1" table:formula="of:=[.K7]-[.J7]" office:value-type="float" office:value="23.3846052">
            <text:p>23.3846052</text:p>
          </table:table-cell>
          <table:table-cell table:style-name="ce1" table:formula="of:=[.L7]-[.K7]" office:value-type="float" office:value="25.72306572">
            <text:p>25.72306572</text:p>
          </table:table-cell>
          <table:table-cell table:style-name="ce1" table:formula="of:=[.M7]-[.L7]" office:value-type="float" office:value="28.295372292">
            <text:p>28.295372292</text:p>
          </table:table-cell>
          <table:table-cell table:style-name="ce1" table:formula="of:=[.N7]-[.M7]" office:value-type="float" office:value="31.1249095212">
            <text:p>31.1249095212</text:p>
          </table:table-cell>
          <table:table-cell table:style-name="ce1" table:formula="of:=[.O7]-[.N7]" office:value-type="float" office:value="34.2374004733201">
            <text:p>34.2374004733</text:p>
          </table:table-cell>
          <table:table-cell table:style-name="ce1" table:formula="of:=[.P7]-[.O7]" office:value-type="float" office:value="37.6611405206521">
            <text:p>37.6611405207</text:p>
          </table:table-cell>
          <table:table-cell table:style-name="ce1" table:formula="of:=[.Q7]-[.P7]" office:value-type="float" office:value="41.4272545727173">
            <text:p>41.4272545727</text:p>
          </table:table-cell>
          <table:table-cell table:style-name="ce1" table:formula="of:=[.R7]-[.Q7]" office:value-type="float" office:value="45.569980029989">
            <text:p>45.56998003</text:p>
          </table:table-cell>
          <table:table-cell table:style-name="ce1" table:formula="of:=[.S7]-[.R7]" office:value-type="float" office:value="50.1269780329879">
            <text:p>50.126978033</text:p>
          </table:table-cell>
          <table:table-cell table:style-name="ce1" table:formula="of:=[.T7]-[.S7]" office:value-type="float" office:value="55.1396758362868">
            <text:p>55.1396758363</text:p>
          </table:table-cell>
          <table:table-cell table:style-name="ce1" table:formula="of:=[.U7]-[.T7]" office:value-type="float" office:value="60.6536434199154">
            <text:p>60.6536434199</text:p>
          </table:table-cell>
          <table:table-cell table:style-name="ce1" table:formula="of:=[.V7]-[.U7]" office:value-type="float" office:value="66.7190077619069">
            <text:p>66.7190077619</text:p>
          </table:table-cell>
          <table:table-cell table:style-name="ce1" table:formula="of:=[.W7]-[.V7]" office:value-type="float" office:value="73.3909085380976">
            <text:p>73.3909085381</text:p>
          </table:table-cell>
          <table:table-cell table:style-name="ce1" table:formula="of:=[.X7]-[.W7]" office:value-type="float" office:value="80.7299993919074">
            <text:p>80.7299993919</text:p>
          </table:table-cell>
          <table:table-cell table:style-name="ce1" table:formula="of:=[.Y7]-[.X7]" office:value-type="float" office:value="88.8029993310981">
            <text:p>88.8029993311</text:p>
          </table:table-cell>
          <table:table-cell table:style-name="ce1" table:formula="of:=[.Z7]-[.Y7]" office:value-type="float" office:value="97.683299264208">
            <text:p>97.6832992642</text:p>
          </table:table-cell>
          <table:table-cell table:style-name="ce1" table:formula="of:=[.AA7]-[.Z7]" office:value-type="float" office:value="107.451629190629">
            <text:p>107.4516291906</text:p>
          </table:table-cell>
          <table:table-cell table:style-name="ce1" table:formula="of:=[.AB7]-[.AA7]" office:value-type="float" office:value="118.196792109692">
            <text:p>118.1967921097</text:p>
          </table:table-cell>
          <table:table-cell table:style-name="ce1" table:formula="of:=[.AC7]-[.AB7]" office:value-type="float" office:value="130.016471320661">
            <text:p>130.0164713207</text:p>
          </table:table-cell>
          <table:table-cell table:style-name="ce1" table:formula="of:=[.AD7]-[.AC7]" office:value-type="float" office:value="143.018118452727">
            <text:p>143.0181184527</text:p>
          </table:table-cell>
          <table:table-cell table:style-name="ce1" table:formula="of:=[.AE7]-[.AD7]" office:value-type="float" office:value="157.319930298">
            <text:p>157.319930298</text:p>
          </table:table-cell>
          <table:table-cell table:style-name="ce1" table:formula="of:=[.AF7]-[.AE7]" office:value-type="float" office:value="173.0519233278">
            <text:p>173.0519233278</text:p>
          </table:table-cell>
          <table:table-cell table:style-name="ce1" table:formula="of:=[.AG7]-[.AF7]" office:value-type="float" office:value="190.357115660579">
            <text:p>190.3571156606</text:p>
          </table:table-cell>
          <table:table-cell table:style-name="ce1" table:formula="of:=[.AH7]-[.AG7]" office:value-type="float" office:value="209.392827226638">
            <text:p>209.3928272266</text:p>
          </table:table-cell>
          <table:table-cell table:style-name="ce1" table:formula="of:=[.AI7]-[.AH7]" office:value-type="float" office:value="230.332109949301">
            <text:p>230.3321099493</text:p>
          </table:table-cell>
          <table:table-cell table:style-name="ce1" table:formula="of:=[.AJ7]-[.AI7]" office:value-type="float" office:value="253.365320944231">
            <text:p>253.3653209442</text:p>
          </table:table-cell>
          <table:table-cell table:style-name="ce1" table:formula="of:=[.AK7]-[.AJ7]" office:value-type="float" office:value="278.701853038654">
            <text:p>278.7018530387</text:p>
          </table:table-cell>
          <table:table-cell table:style-name="ce1" table:formula="of:=[.AL7]-[.AK7]" office:value-type="float" office:value="306.57203834252">
            <text:p>306.5720383425</text:p>
          </table:table-cell>
          <table:table-cell table:style-name="ce1" table:formula="of:=[.AM7]-[.AL7]" office:value-type="float" office:value="337.229242176772">
            <text:p>337.2292421768</text:p>
          </table:table-cell>
          <table:table-cell table:style-name="ce1" table:formula="of:=[.AN7]-[.AM7]" office:value-type="float" office:value="370.952166394449">
            <text:p>370.9521663945</text:p>
          </table:table-cell>
          <table:table-cell table:style-name="ce1" table:formula="of:=[.AO7]-[.AN7]" office:value-type="float" office:value="408.047383033895">
            <text:p>408.0473830339</text:p>
          </table:table-cell>
          <table:table-cell table:style-name="ce1" table:formula="of:=[.AP7]-[.AO7]" office:value-type="float" office:value="448.852121337284">
            <text:p>448.8521213373</text:p>
          </table:table-cell>
          <table:table-cell table:style-name="ce1" table:formula="of:=[.AQ7]-[.AP7]" office:value-type="float" office:value="493.737333471012">
            <text:p>493.737333471</text:p>
          </table:table-cell>
          <table:table-cell table:style-name="ce1" table:formula="of:=[.AR7]-[.AQ7]" office:value-type="float" office:value="543.111066818114">
            <text:p>543.1110668181</text:p>
          </table:table-cell>
          <table:table-cell table:style-name="ce1" table:formula="of:=[.AS7]-[.AR7]" office:value-type="float" office:value="597.422173499925">
            <text:p>597.4221734999</text:p>
          </table:table-cell>
          <table:table-cell table:style-name="ce1" table:formula="of:=[.AT7]-[.AS7]" office:value-type="float" office:value="657.164390849917">
            <text:p>657.1643908499</text:p>
          </table:table-cell>
          <table:table-cell table:style-name="ce1" table:formula="of:=[.AU7]-[.AT7]" office:value-type="float" office:value="722.880829934909">
            <text:p>722.8808299349</text:p>
          </table:table-cell>
          <table:table-cell table:style-name="ce1" table:formula="of:=[.AV7]-[.AU7]" office:value-type="float" office:value="795.168912928401">
            <text:p>795.1689129284</text:p>
          </table:table-cell>
          <table:table-cell table:style-name="ce1" table:formula="of:=[.AW7]-[.AV7]" office:value-type="float" office:value="874.685804221241">
            <text:p>874.6858042212</text:p>
          </table:table-cell>
          <table:table-cell table:style-name="ce1" table:formula="of:=[.AX7]-[.AW7]" office:value-type="float" office:value="962.154384643365">
            <text:p>962.1543846434</text:p>
          </table:table-cell>
          <table:table-cell table:style-name="ce1" table:formula="of:=[.AY7]-[.AX7]" office:value-type="float" office:value="1058.3698231077">
            <text:p>1058.3698231077</text:p>
          </table:table-cell>
          <table:table-cell table:style-name="ce1" table:formula="of:=[.AZ7]-[.AY7]" office:value-type="float" office:value="1164.20680541847">
            <text:p>1164.2068054185</text:p>
          </table:table-cell>
          <table:table-cell table:style-name="ce1" table:number-columns-repeated="972"/>
        </table:table-row>
        <table:table-row table:style-name="ro1">
          <table:table-cell office:value-type="string">
            <text:p>Base Damage average</text:p>
          </table:table-cell>
          <table:table-cell office:value-type="float" office:value="1.1">
            <text:p>1.1</text:p>
          </table:table-cell>
          <table:table-cell office:value-type="float" office:value="26">
            <text:p>26</text:p>
          </table:table-cell>
          <table:table-cell table:formula="of:=[.C9]*[.$B9]" office:value-type="float" office:value="28.6">
            <text:p>28.6</text:p>
          </table:table-cell>
          <table:table-cell table:formula="of:=[.D9]*[.$B9]" office:value-type="float" office:value="31.46">
            <text:p>31.46</text:p>
          </table:table-cell>
          <table:table-cell table:formula="of:=[.E9]*[.$B9]" office:value-type="float" office:value="34.606">
            <text:p>34.606</text:p>
          </table:table-cell>
          <table:table-cell table:formula="of:=[.F9]*[.$B9]" office:value-type="float" office:value="38.0666">
            <text:p>38.0666</text:p>
          </table:table-cell>
          <table:table-cell table:formula="of:=[.G9]*[.$B9]" office:value-type="float" office:value="41.87326">
            <text:p>41.87326</text:p>
          </table:table-cell>
          <table:table-cell table:formula="of:=[.H9]*[.$B9]" office:value-type="float" office:value="46.060586">
            <text:p>46.060586</text:p>
          </table:table-cell>
          <table:table-cell table:formula="of:=[.I9]*[.$B9]" office:value-type="float" office:value="50.6666446">
            <text:p>50.6666446</text:p>
          </table:table-cell>
          <table:table-cell table:formula="of:=[.J9]*[.$B9]" office:value-type="float" office:value="55.73330906">
            <text:p>55.73330906</text:p>
          </table:table-cell>
          <table:table-cell table:formula="of:=[.K9]*[.$B9]" office:value-type="float" office:value="61.306639966">
            <text:p>61.306639966</text:p>
          </table:table-cell>
          <table:table-cell table:formula="of:=[.L9]*[.$B9]" office:value-type="float" office:value="67.4373039626001">
            <text:p>67.4373039626</text:p>
          </table:table-cell>
          <table:table-cell table:formula="of:=[.M9]*[.$B9]" office:value-type="float" office:value="74.1810343588601">
            <text:p>74.1810343589</text:p>
          </table:table-cell>
          <table:table-cell table:formula="of:=[.N9]*[.$B9]" office:value-type="float" office:value="81.5991377947461">
            <text:p>81.5991377947</text:p>
          </table:table-cell>
          <table:table-cell table:formula="of:=[.O9]*[.$B9]" office:value-type="float" office:value="89.7590515742207">
            <text:p>89.7590515742</text:p>
          </table:table-cell>
          <table:table-cell table:formula="of:=[.P9]*[.$B9]" office:value-type="float" office:value="98.7349567316428">
            <text:p>98.7349567316</text:p>
          </table:table-cell>
          <table:table-cell table:formula="of:=[.Q9]*[.$B9]" office:value-type="float" office:value="108.608452404807">
            <text:p>108.6084524048</text:p>
          </table:table-cell>
          <table:table-cell table:formula="of:=[.R9]*[.$B9]" office:value-type="float" office:value="119.469297645288">
            <text:p>119.4692976453</text:p>
          </table:table-cell>
          <table:table-cell table:formula="of:=[.S9]*[.$B9]" office:value-type="float" office:value="131.416227409817">
            <text:p>131.4162274098</text:p>
          </table:table-cell>
          <table:table-cell table:formula="of:=[.T9]*[.$B9]" office:value-type="float" office:value="144.557850150798">
            <text:p>144.5578501508</text:p>
          </table:table-cell>
          <table:table-cell table:formula="of:=[.U9]*[.$B9]" office:value-type="float" office:value="159.013635165878">
            <text:p>159.0136351659</text:p>
          </table:table-cell>
          <table:table-cell table:formula="of:=[.V9]*[.$B9]" office:value-type="float" office:value="174.914998682466">
            <text:p>174.9149986825</text:p>
          </table:table-cell>
          <table:table-cell table:formula="of:=[.W9]*[.$B9]" office:value-type="float" office:value="192.406498550712">
            <text:p>192.4064985507</text:p>
          </table:table-cell>
          <table:table-cell table:formula="of:=[.X9]*[.$B9]" office:value-type="float" office:value="211.647148405784">
            <text:p>211.6471484058</text:p>
          </table:table-cell>
          <table:table-cell table:formula="of:=[.Y9]*[.$B9]" office:value-type="float" office:value="232.811863246362">
            <text:p>232.8118632464</text:p>
          </table:table-cell>
          <table:table-cell table:formula="of:=[.Z9]*[.$B9]" office:value-type="float" office:value="256.093049570998">
            <text:p>256.093049571</text:p>
          </table:table-cell>
          <table:table-cell table:formula="of:=[.AA9]*[.$B9]" office:value-type="float" office:value="281.702354528098">
            <text:p>281.7023545281</text:p>
          </table:table-cell>
          <table:table-cell table:formula="of:=[.AB9]*[.$B9]" office:value-type="float" office:value="309.872589980908">
            <text:p>309.8725899809</text:p>
          </table:table-cell>
          <table:table-cell table:formula="of:=[.AC9]*[.$B9]" office:value-type="float" office:value="340.859848978999">
            <text:p>340.859848979</text:p>
          </table:table-cell>
          <table:table-cell table:formula="of:=[.AD9]*[.$B9]" office:value-type="float" office:value="374.945833876899">
            <text:p>374.9458338769</text:p>
          </table:table-cell>
          <table:table-cell table:formula="of:=[.AE9]*[.$B9]" office:value-type="float" office:value="412.440417264589">
            <text:p>412.4404172646</text:p>
          </table:table-cell>
          <table:table-cell table:formula="of:=[.AF9]*[.$B9]" office:value-type="float" office:value="453.684458991048">
            <text:p>453.684458991</text:p>
          </table:table-cell>
          <table:table-cell table:formula="of:=[.AG9]*[.$B9]" office:value-type="float" office:value="499.052904890153">
            <text:p>499.0529048902</text:p>
          </table:table-cell>
          <table:table-cell table:formula="of:=[.AH9]*[.$B9]" office:value-type="float" office:value="548.958195379168">
            <text:p>548.9581953792</text:p>
          </table:table-cell>
          <table:table-cell table:formula="of:=[.AI9]*[.$B9]" office:value-type="float" office:value="603.854014917085">
            <text:p>603.8540149171</text:p>
          </table:table-cell>
          <table:table-cell table:formula="of:=[.AJ9]*[.$B9]" office:value-type="float" office:value="664.239416408793">
            <text:p>664.2394164088</text:p>
          </table:table-cell>
          <table:table-cell table:formula="of:=[.AK9]*[.$B9]" office:value-type="float" office:value="730.663358049673">
            <text:p>730.6633580497</text:p>
          </table:table-cell>
          <table:table-cell table:formula="of:=[.AL9]*[.$B9]" office:value-type="float" office:value="803.72969385464">
            <text:p>803.7296938546</text:p>
          </table:table-cell>
          <table:table-cell table:formula="of:=[.AM9]*[.$B9]" office:value-type="float" office:value="884.102663240104">
            <text:p>884.1026632401</text:p>
          </table:table-cell>
          <table:table-cell table:formula="of:=[.AN9]*[.$B9]" office:value-type="float" office:value="972.512929564115">
            <text:p>972.5129295641</text:p>
          </table:table-cell>
          <table:table-cell table:formula="of:=[.AO9]*[.$B9]" office:value-type="float" office:value="1069.76422252053">
            <text:p>1069.7642225205</text:p>
          </table:table-cell>
          <table:table-cell table:formula="of:=[.AP9]*[.$B9]" office:value-type="float" office:value="1176.74064477258">
            <text:p>1176.7406447726</text:p>
          </table:table-cell>
          <table:table-cell table:formula="of:=[.AQ9]*[.$B9]" office:value-type="float" office:value="1294.41470924984">
            <text:p>1294.4147092498</text:p>
          </table:table-cell>
          <table:table-cell table:formula="of:=[.AR9]*[.$B9]" office:value-type="float" office:value="1423.85618017482">
            <text:p>1423.8561801748</text:p>
          </table:table-cell>
          <table:table-cell table:formula="of:=[.AS9]*[.$B9]" office:value-type="float" office:value="1566.2417981923">
            <text:p>1566.2417981923</text:p>
          </table:table-cell>
          <table:table-cell table:formula="of:=[.AT9]*[.$B9]" office:value-type="float" office:value="1722.86597801153">
            <text:p>1722.8659780115</text:p>
          </table:table-cell>
          <table:table-cell table:formula="of:=[.AU9]*[.$B9]" office:value-type="float" office:value="1895.15257581269">
            <text:p>1895.1525758127</text:p>
          </table:table-cell>
          <table:table-cell table:formula="of:=[.AV9]*[.$B9]" office:value-type="float" office:value="2084.66783339396">
            <text:p>2084.667833394</text:p>
          </table:table-cell>
          <table:table-cell table:formula="of:=[.AW9]*[.$B9]" office:value-type="float" office:value="2293.13461673335">
            <text:p>2293.1346167334</text:p>
          </table:table-cell>
          <table:table-cell table:formula="of:=[.AX9]*[.$B9]" office:value-type="float" office:value="2522.44807840669">
            <text:p>2522.4480784067</text:p>
          </table:table-cell>
          <table:table-cell table:formula="of:=[.AY9]*[.$B9]" office:value-type="float" office:value="2774.69288624736">
            <text:p>2774.6928862474</text:p>
          </table:table-cell>
          <table:table-cell table:number-columns-repeated="972"/>
        </table:table-row>
        <table:table-row table:style-name="ro1">
          <table:table-cell table:style-name="ce1" office:value-type="string">
            <text:p>Base damage gains per level</text:p>
          </table:table-cell>
          <table:table-cell table:style-name="ce1" table:number-columns-repeated="2"/>
          <table:table-cell table:style-name="ce1" table:formula="of:=[.D9]-[.C9]" office:value-type="float" office:value="2.6">
            <text:p>2.6</text:p>
          </table:table-cell>
          <table:table-cell table:style-name="ce1" table:formula="of:=[.E9]-[.D9]" office:value-type="float" office:value="2.86">
            <text:p>2.86</text:p>
          </table:table-cell>
          <table:table-cell table:style-name="ce1" table:formula="of:=[.F9]-[.E9]" office:value-type="float" office:value="3.146">
            <text:p>3.146</text:p>
          </table:table-cell>
          <table:table-cell table:style-name="ce1" table:formula="of:=[.G9]-[.F9]" office:value-type="float" office:value="3.46060000000001">
            <text:p>3.4606</text:p>
          </table:table-cell>
          <table:table-cell table:style-name="ce1" table:formula="of:=[.H9]-[.G9]" office:value-type="float" office:value="3.80666000000001">
            <text:p>3.80666</text:p>
          </table:table-cell>
          <table:table-cell table:style-name="ce1" table:formula="of:=[.I9]-[.H9]" office:value-type="float" office:value="4.18732600000001">
            <text:p>4.187326</text:p>
          </table:table-cell>
          <table:table-cell table:style-name="ce1" table:formula="of:=[.J9]-[.I9]" office:value-type="float" office:value="4.6060586">
            <text:p>4.6060586</text:p>
          </table:table-cell>
          <table:table-cell table:style-name="ce1" table:formula="of:=[.K9]-[.J9]" office:value-type="float" office:value="5.06666446000001">
            <text:p>5.06666446</text:p>
          </table:table-cell>
          <table:table-cell table:style-name="ce1" table:formula="of:=[.L9]-[.K9]" office:value-type="float" office:value="5.57333090600001">
            <text:p>5.573330906</text:p>
          </table:table-cell>
          <table:table-cell table:style-name="ce1" table:formula="of:=[.M9]-[.L9]" office:value-type="float" office:value="6.13066399660001">
            <text:p>6.1306639966</text:p>
          </table:table-cell>
          <table:table-cell table:style-name="ce1" table:formula="of:=[.N9]-[.M9]" office:value-type="float" office:value="6.74373039626001">
            <text:p>6.7437303963</text:p>
          </table:table-cell>
          <table:table-cell table:style-name="ce1" table:formula="of:=[.O9]-[.N9]" office:value-type="float" office:value="7.41810343588601">
            <text:p>7.4181034359</text:p>
          </table:table-cell>
          <table:table-cell table:style-name="ce1" table:formula="of:=[.P9]-[.O9]" office:value-type="float" office:value="8.15991377947462">
            <text:p>8.1599137795</text:p>
          </table:table-cell>
          <table:table-cell table:style-name="ce1" table:formula="of:=[.Q9]-[.P9]" office:value-type="float" office:value="8.97590515742208">
            <text:p>8.9759051574</text:p>
          </table:table-cell>
          <table:table-cell table:style-name="ce1" table:formula="of:=[.R9]-[.Q9]" office:value-type="float" office:value="9.87349567316429">
            <text:p>9.8734956732</text:p>
          </table:table-cell>
          <table:table-cell table:style-name="ce1" table:formula="of:=[.S9]-[.R9]" office:value-type="float" office:value="10.8608452404807">
            <text:p>10.8608452405</text:p>
          </table:table-cell>
          <table:table-cell table:style-name="ce1" table:formula="of:=[.T9]-[.S9]" office:value-type="float" office:value="11.9469297645288">
            <text:p>11.9469297645</text:p>
          </table:table-cell>
          <table:table-cell table:style-name="ce1" table:formula="of:=[.U9]-[.T9]" office:value-type="float" office:value="13.1416227409817">
            <text:p>13.141622741</text:p>
          </table:table-cell>
          <table:table-cell table:style-name="ce1" table:formula="of:=[.V9]-[.U9]" office:value-type="float" office:value="14.4557850150798">
            <text:p>14.4557850151</text:p>
          </table:table-cell>
          <table:table-cell table:style-name="ce1" table:formula="of:=[.W9]-[.V9]" office:value-type="float" office:value="15.9013635165878">
            <text:p>15.9013635166</text:p>
          </table:table-cell>
          <table:table-cell table:style-name="ce1" table:formula="of:=[.X9]-[.W9]" office:value-type="float" office:value="17.4914998682466">
            <text:p>17.4914998682</text:p>
          </table:table-cell>
          <table:table-cell table:style-name="ce1" table:formula="of:=[.Y9]-[.X9]" office:value-type="float" office:value="19.2406498550713">
            <text:p>19.2406498551</text:p>
          </table:table-cell>
          <table:table-cell table:style-name="ce1" table:formula="of:=[.Z9]-[.Y9]" office:value-type="float" office:value="21.1647148405784">
            <text:p>21.1647148406</text:p>
          </table:table-cell>
          <table:table-cell table:style-name="ce1" table:formula="of:=[.AA9]-[.Z9]" office:value-type="float" office:value="23.2811863246362">
            <text:p>23.2811863246</text:p>
          </table:table-cell>
          <table:table-cell table:style-name="ce1" table:formula="of:=[.AB9]-[.AA9]" office:value-type="float" office:value="25.6093049570999">
            <text:p>25.6093049571</text:p>
          </table:table-cell>
          <table:table-cell table:style-name="ce1" table:formula="of:=[.AC9]-[.AB9]" office:value-type="float" office:value="28.1702354528098">
            <text:p>28.1702354528</text:p>
          </table:table-cell>
          <table:table-cell table:style-name="ce1" table:formula="of:=[.AD9]-[.AC9]" office:value-type="float" office:value="30.9872589980908">
            <text:p>30.9872589981</text:p>
          </table:table-cell>
          <table:table-cell table:style-name="ce1" table:formula="of:=[.AE9]-[.AD9]" office:value-type="float" office:value="34.0859848978999">
            <text:p>34.0859848979</text:p>
          </table:table-cell>
          <table:table-cell table:style-name="ce1" table:formula="of:=[.AF9]-[.AE9]" office:value-type="float" office:value="37.4945833876899">
            <text:p>37.4945833877</text:p>
          </table:table-cell>
          <table:table-cell table:style-name="ce1" table:formula="of:=[.AG9]-[.AF9]" office:value-type="float" office:value="41.2440417264589">
            <text:p>41.2440417265</text:p>
          </table:table-cell>
          <table:table-cell table:style-name="ce1" table:formula="of:=[.AH9]-[.AG9]" office:value-type="float" office:value="45.3684458991048">
            <text:p>45.3684458991</text:p>
          </table:table-cell>
          <table:table-cell table:style-name="ce1" table:formula="of:=[.AI9]-[.AH9]" office:value-type="float" office:value="49.9052904890153">
            <text:p>49.905290489</text:p>
          </table:table-cell>
          <table:table-cell table:style-name="ce1" table:formula="of:=[.AJ9]-[.AI9]" office:value-type="float" office:value="54.8958195379169">
            <text:p>54.8958195379</text:p>
          </table:table-cell>
          <table:table-cell table:style-name="ce1" table:formula="of:=[.AK9]-[.AJ9]" office:value-type="float" office:value="60.3854014917085">
            <text:p>60.3854014917</text:p>
          </table:table-cell>
          <table:table-cell table:style-name="ce1" table:formula="of:=[.AL9]-[.AK9]" office:value-type="float" office:value="66.4239416408794">
            <text:p>66.4239416409</text:p>
          </table:table-cell>
          <table:table-cell table:style-name="ce1" table:formula="of:=[.AM9]-[.AL9]" office:value-type="float" office:value="73.0663358049674">
            <text:p>73.066335805</text:p>
          </table:table-cell>
          <table:table-cell table:style-name="ce1" table:formula="of:=[.AN9]-[.AM9]" office:value-type="float" office:value="80.3729693854641">
            <text:p>80.3729693855</text:p>
          </table:table-cell>
          <table:table-cell table:style-name="ce1" table:formula="of:=[.AO9]-[.AN9]" office:value-type="float" office:value="88.4102663240105">
            <text:p>88.410266324</text:p>
          </table:table-cell>
          <table:table-cell table:style-name="ce1" table:formula="of:=[.AP9]-[.AO9]" office:value-type="float" office:value="97.2512929564115">
            <text:p>97.2512929564</text:p>
          </table:table-cell>
          <table:table-cell table:style-name="ce1" table:formula="of:=[.AQ9]-[.AP9]" office:value-type="float" office:value="106.976422252053">
            <text:p>106.9764222521</text:p>
          </table:table-cell>
          <table:table-cell table:style-name="ce1" table:formula="of:=[.AR9]-[.AQ9]" office:value-type="float" office:value="117.674064477258">
            <text:p>117.6740644773</text:p>
          </table:table-cell>
          <table:table-cell table:style-name="ce1" table:formula="of:=[.AS9]-[.AR9]" office:value-type="float" office:value="129.441470924984">
            <text:p>129.441470925</text:p>
          </table:table-cell>
          <table:table-cell table:style-name="ce1" table:formula="of:=[.AT9]-[.AS9]" office:value-type="float" office:value="142.385618017482">
            <text:p>142.3856180175</text:p>
          </table:table-cell>
          <table:table-cell table:style-name="ce1" table:formula="of:=[.AU9]-[.AT9]" office:value-type="float" office:value="156.62417981923">
            <text:p>156.6241798192</text:p>
          </table:table-cell>
          <table:table-cell table:style-name="ce1" table:formula="of:=[.AV9]-[.AU9]" office:value-type="float" office:value="172.286597801153">
            <text:p>172.2865978012</text:p>
          </table:table-cell>
          <table:table-cell table:style-name="ce1" table:formula="of:=[.AW9]-[.AV9]" office:value-type="float" office:value="189.515257581269">
            <text:p>189.5152575813</text:p>
          </table:table-cell>
          <table:table-cell table:style-name="ce1" table:formula="of:=[.AX9]-[.AW9]" office:value-type="float" office:value="208.466783339396">
            <text:p>208.4667833394</text:p>
          </table:table-cell>
          <table:table-cell table:style-name="ce1" table:formula="of:=[.AY9]-[.AX9]" office:value-type="float" office:value="229.313461673335">
            <text:p>229.3134616733</text:p>
          </table:table-cell>
          <table:table-cell table:style-name="ce1" table:formula="of:=[.AZ9]-[.AY9]" office:value-type="float" office:value="252.244807840669">
            <text:p>252.2448078407</text:p>
          </table:table-cell>
          <table:table-cell table:style-name="ce1" table:number-columns-repeated="972"/>
        </table:table-row>
        <table:table-row table:style-name="ro1">
          <table:table-cell office:value-type="string">
            <text:p>Cards in the deck average</text:p>
          </table:table-cell>
          <table:table-cell/>
          <table:table-cell office:value-type="float" office:value="10">
            <text:p>10</text:p>
          </table:table-cell>
          <table:table-cell table:formula="of:=[.C11]+[.D12]" office:value-type="float" office:value="15">
            <text:p>15</text:p>
          </table:table-cell>
          <table:table-cell table:formula="of:=[.D11]+[.E12]" office:value-type="float" office:value="20">
            <text:p>20</text:p>
          </table:table-cell>
          <table:table-cell table:formula="of:=[.E11]+[.F12]" office:value-type="float" office:value="25">
            <text:p>25</text:p>
          </table:table-cell>
          <table:table-cell table:formula="of:=[.F11]+[.G12]" office:value-type="float" office:value="30">
            <text:p>30</text:p>
          </table:table-cell>
          <table:table-cell table:formula="of:=[.G11]+[.H12]" office:value-type="float" office:value="35">
            <text:p>35</text:p>
          </table:table-cell>
          <table:table-cell table:formula="of:=[.H11]+[.I12]" office:value-type="float" office:value="40">
            <text:p>40</text:p>
          </table:table-cell>
          <table:table-cell table:formula="of:=[.I11]+[.J12]" office:value-type="float" office:value="45">
            <text:p>45</text:p>
          </table:table-cell>
          <table:table-cell table:formula="of:=[.J11]+[.K12]" office:value-type="float" office:value="50">
            <text:p>50</text:p>
          </table:table-cell>
          <table:table-cell table:formula="of:=[.K11]+[.L12]" office:value-type="float" office:value="55">
            <text:p>55</text:p>
          </table:table-cell>
          <table:table-cell table:formula="of:=[.L11]+[.M12]" office:value-type="float" office:value="60">
            <text:p>60</text:p>
          </table:table-cell>
          <table:table-cell table:formula="of:=[.M11]+[.N12]" office:value-type="float" office:value="65">
            <text:p>65</text:p>
          </table:table-cell>
          <table:table-cell table:formula="of:=[.N11]+[.O12]" office:value-type="float" office:value="70">
            <text:p>70</text:p>
          </table:table-cell>
          <table:table-cell table:formula="of:=[.O11]+[.P12]" office:value-type="float" office:value="75">
            <text:p>75</text:p>
          </table:table-cell>
          <table:table-cell table:formula="of:=[.P11]+[.Q12]" office:value-type="float" office:value="80">
            <text:p>80</text:p>
          </table:table-cell>
          <table:table-cell table:formula="of:=[.Q11]+[.R12]" office:value-type="float" office:value="85">
            <text:p>85</text:p>
          </table:table-cell>
          <table:table-cell table:formula="of:=[.R11]+[.S12]" office:value-type="float" office:value="90">
            <text:p>90</text:p>
          </table:table-cell>
          <table:table-cell table:formula="of:=[.S11]+[.T12]" office:value-type="float" office:value="95">
            <text:p>95</text:p>
          </table:table-cell>
          <table:table-cell table:formula="of:=[.T11]+[.U12]" office:value-type="float" office:value="100">
            <text:p>100</text:p>
          </table:table-cell>
          <table:table-cell table:formula="of:=[.U11]+[.V12]" office:value-type="float" office:value="110">
            <text:p>110</text:p>
          </table:table-cell>
          <table:table-cell table:formula="of:=[.V11]+[.W12]" office:value-type="float" office:value="120">
            <text:p>120</text:p>
          </table:table-cell>
          <table:table-cell table:formula="of:=[.W11]+[.X12]" office:value-type="float" office:value="130">
            <text:p>130</text:p>
          </table:table-cell>
          <table:table-cell table:formula="of:=[.X11]+[.Y12]" office:value-type="float" office:value="140">
            <text:p>140</text:p>
          </table:table-cell>
          <table:table-cell table:formula="of:=[.Y11]+[.Z12]" office:value-type="float" office:value="150">
            <text:p>150</text:p>
          </table:table-cell>
          <table:table-cell table:formula="of:=[.Z11]+[.AA12]" office:value-type="float" office:value="160">
            <text:p>160</text:p>
          </table:table-cell>
          <table:table-cell table:formula="of:=[.AA11]+[.AB12]" office:value-type="float" office:value="170">
            <text:p>170</text:p>
          </table:table-cell>
          <table:table-cell table:formula="of:=[.AB11]+[.AC12]" office:value-type="float" office:value="180">
            <text:p>180</text:p>
          </table:table-cell>
          <table:table-cell table:formula="of:=[.AC11]+[.AD12]" office:value-type="float" office:value="190">
            <text:p>190</text:p>
          </table:table-cell>
          <table:table-cell table:formula="of:=[.AD11]+[.AE12]" office:value-type="float" office:value="200">
            <text:p>200</text:p>
          </table:table-cell>
          <table:table-cell table:formula="of:=[.AE11]+[.AF12]" office:value-type="float" office:value="210">
            <text:p>210</text:p>
          </table:table-cell>
          <table:table-cell table:formula="of:=[.AF11]+[.AG12]" office:value-type="float" office:value="220">
            <text:p>220</text:p>
          </table:table-cell>
          <table:table-cell table:formula="of:=[.AG11]+[.AH12]" office:value-type="float" office:value="230">
            <text:p>230</text:p>
          </table:table-cell>
          <table:table-cell table:formula="of:=[.AH11]+[.AI12]" office:value-type="float" office:value="240">
            <text:p>240</text:p>
          </table:table-cell>
          <table:table-cell table:formula="of:=[.AI11]+[.AJ12]" office:value-type="float" office:value="250">
            <text:p>250</text:p>
          </table:table-cell>
          <table:table-cell table:formula="of:=[.AJ11]+[.AK12]" office:value-type="float" office:value="260">
            <text:p>260</text:p>
          </table:table-cell>
          <table:table-cell table:formula="of:=[.AK11]+[.AL12]" office:value-type="float" office:value="270">
            <text:p>270</text:p>
          </table:table-cell>
          <table:table-cell table:formula="of:=[.AL11]+[.AM12]" office:value-type="float" office:value="280">
            <text:p>280</text:p>
          </table:table-cell>
          <table:table-cell table:formula="of:=[.AM11]+[.AN12]" office:value-type="float" office:value="290">
            <text:p>290</text:p>
          </table:table-cell>
          <table:table-cell table:formula="of:=[.AN11]+[.AO12]" office:value-type="float" office:value="300">
            <text:p>300</text:p>
          </table:table-cell>
          <table:table-cell table:formula="of:=[.AO11]+[.AP12]" office:value-type="float" office:value="315">
            <text:p>315</text:p>
          </table:table-cell>
          <table:table-cell table:formula="of:=[.AP11]+[.AQ12]" office:value-type="float" office:value="330">
            <text:p>330</text:p>
          </table:table-cell>
          <table:table-cell table:formula="of:=[.AQ11]+[.AR12]" office:value-type="float" office:value="345">
            <text:p>345</text:p>
          </table:table-cell>
          <table:table-cell table:formula="of:=[.AR11]+[.AS12]" office:value-type="float" office:value="360">
            <text:p>360</text:p>
          </table:table-cell>
          <table:table-cell table:formula="of:=[.AS11]+[.AT12]" office:value-type="float" office:value="375">
            <text:p>375</text:p>
          </table:table-cell>
          <table:table-cell table:formula="of:=[.AT11]+[.AU12]" office:value-type="float" office:value="390">
            <text:p>390</text:p>
          </table:table-cell>
          <table:table-cell table:formula="of:=[.AU11]+[.AV12]" office:value-type="float" office:value="405">
            <text:p>405</text:p>
          </table:table-cell>
          <table:table-cell table:formula="of:=[.AV11]+[.AW12]" office:value-type="float" office:value="420">
            <text:p>420</text:p>
          </table:table-cell>
          <table:table-cell table:formula="of:=[.AW11]+[.AX12]" office:value-type="float" office:value="435">
            <text:p>435</text:p>
          </table:table-cell>
          <table:table-cell table:formula="of:=[.AX11]+[.AY12]" office:value-type="float" office:value="450">
            <text:p>450</text:p>
          </table:table-cell>
          <table:table-cell table:formula="of:=[.AY11]+[.AZ12]" office:value-type="float" office:value="465">
            <text:p>465</text:p>
          </table:table-cell>
          <table:table-cell table:number-columns-repeated="972"/>
        </table:table-row>
        <table:table-row table:style-name="ro1">
          <table:table-cell table:style-name="ce1" office:value-type="string">
            <text:p>Cards gain per level</text:p>
          </table:table-cell>
          <table:table-cell table:style-name="ce1" table:number-columns-repeated="2"/>
          <table:table-cell table:number-columns-repeated="18" table:style-name="ce1" office:value-type="float" office:value="5">
            <text:p>5</text:p>
          </table:table-cell>
          <table:table-cell table:number-columns-repeated="20" table:style-name="ce1" office:value-type="float" office:value="10">
            <text:p>10</text:p>
          </table:table-cell>
          <table:table-cell table:number-columns-repeated="11" table:style-name="ce1" office:value-type="float" office:value="15">
            <text:p>15</text:p>
          </table:table-cell>
          <table:table-cell table:style-name="ce1" table:number-columns-repeated="97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Monster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Boar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972"/>
        </table:table-row>
        <table:table-row table:style-name="ro1">
          <table:table-cell office:value-type="string">
            <text:p>HP</text:p>
          </table:table-cell>
          <table:table-cell office:value-type="float" office:value="1.1">
            <text:p>1.1</text:p>
          </table:table-cell>
          <table:table-cell office:value-type="float" office:value="40">
            <text:p>40</text:p>
          </table:table-cell>
          <table:table-cell table:formula="of:=[.C17]*[.$B17]" office:value-type="float" office:value="44">
            <text:p>44</text:p>
          </table:table-cell>
          <table:table-cell table:formula="of:=[.D17]*[.$B17]" office:value-type="float" office:value="48.4">
            <text:p>48.4</text:p>
          </table:table-cell>
          <table:table-cell table:formula="of:=[.E17]*[.$B17]" office:value-type="float" office:value="53.24">
            <text:p>53.24</text:p>
          </table:table-cell>
          <table:table-cell table:formula="of:=[.F17]*[.$B17]" office:value-type="float" office:value="58.564">
            <text:p>58.564</text:p>
          </table:table-cell>
          <table:table-cell table:formula="of:=[.G17]*[.$B17]" office:value-type="float" office:value="64.4204">
            <text:p>64.4204</text:p>
          </table:table-cell>
          <table:table-cell table:formula="of:=[.H17]*[.$B17]" office:value-type="float" office:value="70.86244">
            <text:p>70.86244</text:p>
          </table:table-cell>
          <table:table-cell table:formula="of:=[.I17]*[.$B17]" office:value-type="float" office:value="77.948684">
            <text:p>77.948684</text:p>
          </table:table-cell>
          <table:table-cell table:formula="of:=[.J17]*[.$B17]" office:value-type="float" office:value="85.7435524">
            <text:p>85.7435524</text:p>
          </table:table-cell>
          <table:table-cell table:formula="of:=[.K17]*[.$B17]" office:value-type="float" office:value="94.3179076400001">
            <text:p>94.31790764</text:p>
          </table:table-cell>
          <table:table-cell table:formula="of:=[.L17]*[.$B17]" office:value-type="float" office:value="103.749698404">
            <text:p>103.749698404</text:p>
          </table:table-cell>
          <table:table-cell table:formula="of:=[.M17]*[.$B17]" office:value-type="float" office:value="114.1246682444">
            <text:p>114.1246682444</text:p>
          </table:table-cell>
          <table:table-cell table:formula="of:=[.N17]*[.$B17]" office:value-type="float" office:value="125.53713506884">
            <text:p>125.5371350688</text:p>
          </table:table-cell>
          <table:table-cell table:formula="of:=[.O17]*[.$B17]" office:value-type="float" office:value="138.090848575724">
            <text:p>138.0908485757</text:p>
          </table:table-cell>
          <table:table-cell table:formula="of:=[.P17]*[.$B17]" office:value-type="float" office:value="151.899933433297">
            <text:p>151.8999334333</text:p>
          </table:table-cell>
          <table:table-cell table:formula="of:=[.Q17]*[.$B17]" office:value-type="float" office:value="167.089926776626">
            <text:p>167.0899267766</text:p>
          </table:table-cell>
          <table:table-cell table:formula="of:=[.R17]*[.$B17]" office:value-type="float" office:value="183.798919454289">
            <text:p>183.7989194543</text:p>
          </table:table-cell>
          <table:table-cell table:formula="of:=[.S17]*[.$B17]" office:value-type="float" office:value="202.178811399718">
            <text:p>202.1788113997</text:p>
          </table:table-cell>
          <table:table-cell table:formula="of:=[.T17]*[.$B17]" office:value-type="float" office:value="222.39669253969">
            <text:p>222.3966925397</text:p>
          </table:table-cell>
          <table:table-cell table:formula="of:=[.U17]*[.$B17]" office:value-type="float" office:value="244.636361793659">
            <text:p>244.6363617937</text:p>
          </table:table-cell>
          <table:table-cell table:formula="of:=[.V17]*[.$B17]" office:value-type="float" office:value="269.099997973024">
            <text:p>269.099997973</text:p>
          </table:table-cell>
          <table:table-cell table:formula="of:=[.W17]*[.$B17]" office:value-type="float" office:value="296.009997770327">
            <text:p>296.0099977703</text:p>
          </table:table-cell>
          <table:table-cell table:formula="of:=[.X17]*[.$B17]" office:value-type="float" office:value="325.61099754736">
            <text:p>325.6109975474</text:p>
          </table:table-cell>
          <table:table-cell table:formula="of:=[.Y17]*[.$B17]" office:value-type="float" office:value="358.172097302096">
            <text:p>358.1720973021</text:p>
          </table:table-cell>
          <table:table-cell table:formula="of:=[.Z17]*[.$B17]" office:value-type="float" office:value="393.989307032305">
            <text:p>393.9893070323</text:p>
          </table:table-cell>
          <table:table-cell table:formula="of:=[.AA17]*[.$B17]" office:value-type="float" office:value="433.388237735536">
            <text:p>433.3882377355</text:p>
          </table:table-cell>
          <table:table-cell table:formula="of:=[.AB17]*[.$B17]" office:value-type="float" office:value="476.727061509089">
            <text:p>476.7270615091</text:p>
          </table:table-cell>
          <table:table-cell table:formula="of:=[.AC17]*[.$B17]" office:value-type="float" office:value="524.399767659998">
            <text:p>524.39976766</text:p>
          </table:table-cell>
          <table:table-cell table:formula="of:=[.AD17]*[.$B17]" office:value-type="float" office:value="576.839744425998">
            <text:p>576.839744426</text:p>
          </table:table-cell>
          <table:table-cell table:formula="of:=[.AE17]*[.$B17]" office:value-type="float" office:value="634.523718868598">
            <text:p>634.5237188686</text:p>
          </table:table-cell>
          <table:table-cell table:formula="of:=[.AF17]*[.$B17]" office:value-type="float" office:value="697.976090755458">
            <text:p>697.9760907555</text:p>
          </table:table-cell>
          <table:table-cell table:formula="of:=[.AG17]*[.$B17]" office:value-type="float" office:value="767.773699831004">
            <text:p>767.773699831</text:p>
          </table:table-cell>
          <table:table-cell table:formula="of:=[.AH17]*[.$B17]" office:value-type="float" office:value="844.551069814104">
            <text:p>844.5510698141</text:p>
          </table:table-cell>
          <table:table-cell table:formula="of:=[.AI17]*[.$B17]" office:value-type="float" office:value="929.006176795515">
            <text:p>929.0061767955</text:p>
          </table:table-cell>
          <table:table-cell table:formula="of:=[.AJ17]*[.$B17]" office:value-type="float" office:value="1021.90679447507">
            <text:p>1021.9067944751</text:p>
          </table:table-cell>
          <table:table-cell table:formula="of:=[.AK17]*[.$B17]" office:value-type="float" office:value="1124.09747392257">
            <text:p>1124.0974739226</text:p>
          </table:table-cell>
          <table:table-cell table:formula="of:=[.AL17]*[.$B17]" office:value-type="float" office:value="1236.50722131483">
            <text:p>1236.5072213148</text:p>
          </table:table-cell>
          <table:table-cell table:formula="of:=[.AM17]*[.$B17]" office:value-type="float" office:value="1360.15794344631">
            <text:p>1360.1579434463</text:p>
          </table:table-cell>
          <table:table-cell table:formula="of:=[.AN17]*[.$B17]" office:value-type="float" office:value="1496.17373779095">
            <text:p>1496.173737791</text:p>
          </table:table-cell>
          <table:table-cell table:formula="of:=[.AO17]*[.$B17]" office:value-type="float" office:value="1645.79111157004">
            <text:p>1645.79111157</text:p>
          </table:table-cell>
          <table:table-cell table:formula="of:=[.AP17]*[.$B17]" office:value-type="float" office:value="1810.37022272704">
            <text:p>1810.3702227271</text:p>
          </table:table-cell>
          <table:table-cell table:formula="of:=[.AQ17]*[.$B17]" office:value-type="float" office:value="1991.40724499975">
            <text:p>1991.4072449998</text:p>
          </table:table-cell>
          <table:table-cell table:formula="of:=[.AR17]*[.$B17]" office:value-type="float" office:value="2190.54796949972">
            <text:p>2190.5479694997</text:p>
          </table:table-cell>
          <table:table-cell table:formula="of:=[.AS17]*[.$B17]" office:value-type="float" office:value="2409.6027664497">
            <text:p>2409.6027664497</text:p>
          </table:table-cell>
          <table:table-cell table:formula="of:=[.AT17]*[.$B17]" office:value-type="float" office:value="2650.56304309467">
            <text:p>2650.5630430947</text:p>
          </table:table-cell>
          <table:table-cell table:formula="of:=[.AU17]*[.$B17]" office:value-type="float" office:value="2915.61934740413">
            <text:p>2915.6193474041</text:p>
          </table:table-cell>
          <table:table-cell table:formula="of:=[.AV17]*[.$B17]" office:value-type="float" office:value="3207.18128214455">
            <text:p>3207.1812821446</text:p>
          </table:table-cell>
          <table:table-cell table:formula="of:=[.AW17]*[.$B17]" office:value-type="float" office:value="3527.899410359">
            <text:p>3527.899410359</text:p>
          </table:table-cell>
          <table:table-cell table:formula="of:=[.AX17]*[.$B17]" office:value-type="float" office:value="3880.6893513949">
            <text:p>3880.6893513949</text:p>
          </table:table-cell>
          <table:table-cell table:formula="of:=[.AY17]*[.$B17]" office:value-type="float" office:value="4268.75828653439">
            <text:p>4268.7582865344</text:p>
          </table:table-cell>
          <table:table-cell table:number-columns-repeated="972"/>
        </table:table-row>
        <table:table-row table:style-name="ro1">
          <table:table-cell office:value-type="string">
            <text:p>Damage</text:p>
          </table:table-cell>
          <table:table-cell office:value-type="float" office:value="1.1">
            <text:p>1.1</text:p>
          </table:table-cell>
          <table:table-cell office:value-type="float" office:value="8">
            <text:p>8</text:p>
          </table:table-cell>
          <table:table-cell table:formula="of:=[.C18]*[.$B18]" office:value-type="float" office:value="8.8">
            <text:p>8.8</text:p>
          </table:table-cell>
          <table:table-cell table:formula="of:=[.D18]*[.$B18]" office:value-type="float" office:value="9.68">
            <text:p>9.68</text:p>
          </table:table-cell>
          <table:table-cell table:formula="of:=[.E18]*[.$B18]" office:value-type="float" office:value="10.648">
            <text:p>10.648</text:p>
          </table:table-cell>
          <table:table-cell table:formula="of:=[.F18]*[.$B18]" office:value-type="float" office:value="11.7128">
            <text:p>11.7128</text:p>
          </table:table-cell>
          <table:table-cell table:formula="of:=[.G18]*[.$B18]" office:value-type="float" office:value="12.88408">
            <text:p>12.88408</text:p>
          </table:table-cell>
          <table:table-cell table:formula="of:=[.H18]*[.$B18]" office:value-type="float" office:value="14.172488">
            <text:p>14.172488</text:p>
          </table:table-cell>
          <table:table-cell table:formula="of:=[.I18]*[.$B18]" office:value-type="float" office:value="15.5897368">
            <text:p>15.5897368</text:p>
          </table:table-cell>
          <table:table-cell table:formula="of:=[.J18]*[.$B18]" office:value-type="float" office:value="17.14871048">
            <text:p>17.14871048</text:p>
          </table:table-cell>
          <table:table-cell table:formula="of:=[.K18]*[.$B18]" office:value-type="float" office:value="18.863581528">
            <text:p>18.863581528</text:p>
          </table:table-cell>
          <table:table-cell table:formula="of:=[.L18]*[.$B18]" office:value-type="float" office:value="20.7499396808">
            <text:p>20.7499396808</text:p>
          </table:table-cell>
          <table:table-cell table:formula="of:=[.M18]*[.$B18]" office:value-type="float" office:value="22.82493364888">
            <text:p>22.8249336489</text:p>
          </table:table-cell>
          <table:table-cell table:formula="of:=[.N18]*[.$B18]" office:value-type="float" office:value="25.107427013768">
            <text:p>25.1074270138</text:p>
          </table:table-cell>
          <table:table-cell table:formula="of:=[.O18]*[.$B18]" office:value-type="float" office:value="27.6181697151448">
            <text:p>27.6181697151</text:p>
          </table:table-cell>
          <table:table-cell table:formula="of:=[.P18]*[.$B18]" office:value-type="float" office:value="30.3799866866593">
            <text:p>30.3799866867</text:p>
          </table:table-cell>
          <table:table-cell table:formula="of:=[.Q18]*[.$B18]" office:value-type="float" office:value="33.4179853553252">
            <text:p>33.4179853553</text:p>
          </table:table-cell>
          <table:table-cell table:formula="of:=[.R18]*[.$B18]" office:value-type="float" office:value="36.7597838908578">
            <text:p>36.7597838909</text:p>
          </table:table-cell>
          <table:table-cell table:formula="of:=[.S18]*[.$B18]" office:value-type="float" office:value="40.4357622799436">
            <text:p>40.4357622799</text:p>
          </table:table-cell>
          <table:table-cell table:formula="of:=[.T18]*[.$B18]" office:value-type="float" office:value="44.4793385079379">
            <text:p>44.4793385079</text:p>
          </table:table-cell>
          <table:table-cell table:formula="of:=[.U18]*[.$B18]" office:value-type="float" office:value="48.9272723587317">
            <text:p>48.9272723587</text:p>
          </table:table-cell>
          <table:table-cell table:formula="of:=[.V18]*[.$B18]" office:value-type="float" office:value="53.8199995946049">
            <text:p>53.8199995946</text:p>
          </table:table-cell>
          <table:table-cell table:formula="of:=[.W18]*[.$B18]" office:value-type="float" office:value="59.2019995540654">
            <text:p>59.2019995541</text:p>
          </table:table-cell>
          <table:table-cell table:formula="of:=[.X18]*[.$B18]" office:value-type="float" office:value="65.1221995094719">
            <text:p>65.1221995095</text:p>
          </table:table-cell>
          <table:table-cell table:formula="of:=[.Y18]*[.$B18]" office:value-type="float" office:value="71.6344194604191">
            <text:p>71.6344194604</text:p>
          </table:table-cell>
          <table:table-cell table:formula="of:=[.Z18]*[.$B18]" office:value-type="float" office:value="78.797861406461">
            <text:p>78.7978614065</text:p>
          </table:table-cell>
          <table:table-cell table:formula="of:=[.AA18]*[.$B18]" office:value-type="float" office:value="86.6776475471071">
            <text:p>86.6776475471</text:p>
          </table:table-cell>
          <table:table-cell table:formula="of:=[.AB18]*[.$B18]" office:value-type="float" office:value="95.3454123018178">
            <text:p>95.3454123018</text:p>
          </table:table-cell>
          <table:table-cell table:formula="of:=[.AC18]*[.$B18]" office:value-type="float" office:value="104.879953532">
            <text:p>104.879953532</text:p>
          </table:table-cell>
          <table:table-cell table:formula="of:=[.AD18]*[.$B18]" office:value-type="float" office:value="115.3679488852">
            <text:p>115.3679488852</text:p>
          </table:table-cell>
          <table:table-cell table:formula="of:=[.AE18]*[.$B18]" office:value-type="float" office:value="126.90474377372">
            <text:p>126.9047437737</text:p>
          </table:table-cell>
          <table:table-cell table:formula="of:=[.AF18]*[.$B18]" office:value-type="float" office:value="139.595218151092">
            <text:p>139.5952181511</text:p>
          </table:table-cell>
          <table:table-cell table:formula="of:=[.AG18]*[.$B18]" office:value-type="float" office:value="153.554739966201">
            <text:p>153.5547399662</text:p>
          </table:table-cell>
          <table:table-cell table:formula="of:=[.AH18]*[.$B18]" office:value-type="float" office:value="168.910213962821">
            <text:p>168.9102139628</text:p>
          </table:table-cell>
          <table:table-cell table:formula="of:=[.AI18]*[.$B18]" office:value-type="float" office:value="185.801235359103">
            <text:p>185.8012353591</text:p>
          </table:table-cell>
          <table:table-cell table:formula="of:=[.AJ18]*[.$B18]" office:value-type="float" office:value="204.381358895013">
            <text:p>204.381358895</text:p>
          </table:table-cell>
          <table:table-cell table:formula="of:=[.AK18]*[.$B18]" office:value-type="float" office:value="224.819494784515">
            <text:p>224.8194947845</text:p>
          </table:table-cell>
          <table:table-cell table:formula="of:=[.AL18]*[.$B18]" office:value-type="float" office:value="247.301444262966">
            <text:p>247.301444263</text:p>
          </table:table-cell>
          <table:table-cell table:formula="of:=[.AM18]*[.$B18]" office:value-type="float" office:value="272.031588689263">
            <text:p>272.0315886893</text:p>
          </table:table-cell>
          <table:table-cell table:formula="of:=[.AN18]*[.$B18]" office:value-type="float" office:value="299.234747558189">
            <text:p>299.2347475582</text:p>
          </table:table-cell>
          <table:table-cell table:formula="of:=[.AO18]*[.$B18]" office:value-type="float" office:value="329.158222314008">
            <text:p>329.158222314</text:p>
          </table:table-cell>
          <table:table-cell table:formula="of:=[.AP18]*[.$B18]" office:value-type="float" office:value="362.074044545409">
            <text:p>362.0740445454</text:p>
          </table:table-cell>
          <table:table-cell table:formula="of:=[.AQ18]*[.$B18]" office:value-type="float" office:value="398.281448999949">
            <text:p>398.281449</text:p>
          </table:table-cell>
          <table:table-cell table:formula="of:=[.AR18]*[.$B18]" office:value-type="float" office:value="438.109593899944">
            <text:p>438.1095938999</text:p>
          </table:table-cell>
          <table:table-cell table:formula="of:=[.AS18]*[.$B18]" office:value-type="float" office:value="481.920553289939">
            <text:p>481.9205532899</text:p>
          </table:table-cell>
          <table:table-cell table:formula="of:=[.AT18]*[.$B18]" office:value-type="float" office:value="530.112608618933">
            <text:p>530.1126086189</text:p>
          </table:table-cell>
          <table:table-cell table:formula="of:=[.AU18]*[.$B18]" office:value-type="float" office:value="583.123869480826">
            <text:p>583.1238694808</text:p>
          </table:table-cell>
          <table:table-cell table:formula="of:=[.AV18]*[.$B18]" office:value-type="float" office:value="641.436256428909">
            <text:p>641.4362564289</text:p>
          </table:table-cell>
          <table:table-cell table:formula="of:=[.AW18]*[.$B18]" office:value-type="float" office:value="705.5798820718">
            <text:p>705.5798820718</text:p>
          </table:table-cell>
          <table:table-cell table:formula="of:=[.AX18]*[.$B18]" office:value-type="float" office:value="776.13787027898">
            <text:p>776.137870279</text:p>
          </table:table-cell>
          <table:table-cell table:formula="of:=[.AY18]*[.$B18]" office:value-type="float" office:value="853.751657306878">
            <text:p>853.7516573069</text:p>
          </table:table-cell>
          <table:table-cell table:number-columns-repeated="972"/>
        </table:table-row>
        <table:table-row table:style-name="ro1">
          <table:table-cell office:value-type="string">
            <text:p>Status Effect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Low hp, low dm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Scorpion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972"/>
        </table:table-row>
        <table:table-row table:style-name="ro1">
          <table:table-cell office:value-type="string">
            <text:p>HP</text:p>
          </table:table-cell>
          <table:table-cell office:value-type="float" office:value="1.1">
            <text:p>1.1</text:p>
          </table:table-cell>
          <table:table-cell office:value-type="float" office:value="60">
            <text:p>60</text:p>
          </table:table-cell>
          <table:table-cell table:formula="of:=[.C23]*[.$B23]" office:value-type="float" office:value="66">
            <text:p>66</text:p>
          </table:table-cell>
          <table:table-cell table:formula="of:=[.D23]*[.$B23]" office:value-type="float" office:value="72.6">
            <text:p>72.6</text:p>
          </table:table-cell>
          <table:table-cell table:formula="of:=[.E23]*[.$B23]" office:value-type="float" office:value="79.86">
            <text:p>79.86</text:p>
          </table:table-cell>
          <table:table-cell table:formula="of:=[.F23]*[.$B23]" office:value-type="float" office:value="87.846">
            <text:p>87.846</text:p>
          </table:table-cell>
          <table:table-cell table:formula="of:=[.G23]*[.$B23]" office:value-type="float" office:value="96.6306">
            <text:p>96.6306</text:p>
          </table:table-cell>
          <table:table-cell table:formula="of:=[.H23]*[.$B23]" office:value-type="float" office:value="106.29366">
            <text:p>106.29366</text:p>
          </table:table-cell>
          <table:table-cell table:formula="of:=[.I23]*[.$B23]" office:value-type="float" office:value="116.923026">
            <text:p>116.923026</text:p>
          </table:table-cell>
          <table:table-cell table:formula="of:=[.J23]*[.$B23]" office:value-type="float" office:value="128.6153286">
            <text:p>128.6153286</text:p>
          </table:table-cell>
          <table:table-cell table:formula="of:=[.K23]*[.$B23]" office:value-type="float" office:value="141.47686146">
            <text:p>141.47686146</text:p>
          </table:table-cell>
          <table:table-cell table:formula="of:=[.L23]*[.$B23]" office:value-type="float" office:value="155.624547606">
            <text:p>155.624547606</text:p>
          </table:table-cell>
          <table:table-cell table:formula="of:=[.M23]*[.$B23]" office:value-type="float" office:value="171.1870023666">
            <text:p>171.1870023666</text:p>
          </table:table-cell>
          <table:table-cell table:formula="of:=[.N23]*[.$B23]" office:value-type="float" office:value="188.30570260326">
            <text:p>188.3057026033</text:p>
          </table:table-cell>
          <table:table-cell table:formula="of:=[.O23]*[.$B23]" office:value-type="float" office:value="207.136272863586">
            <text:p>207.1362728636</text:p>
          </table:table-cell>
          <table:table-cell table:formula="of:=[.P23]*[.$B23]" office:value-type="float" office:value="227.849900149945">
            <text:p>227.8499001499</text:p>
          </table:table-cell>
          <table:table-cell table:formula="of:=[.Q23]*[.$B23]" office:value-type="float" office:value="250.634890164939">
            <text:p>250.6348901649</text:p>
          </table:table-cell>
          <table:table-cell table:formula="of:=[.R23]*[.$B23]" office:value-type="float" office:value="275.698379181433">
            <text:p>275.6983791814</text:p>
          </table:table-cell>
          <table:table-cell table:formula="of:=[.S23]*[.$B23]" office:value-type="float" office:value="303.268217099577">
            <text:p>303.2682170996</text:p>
          </table:table-cell>
          <table:table-cell table:formula="of:=[.T23]*[.$B23]" office:value-type="float" office:value="333.595038809534">
            <text:p>333.5950388095</text:p>
          </table:table-cell>
          <table:table-cell table:formula="of:=[.U23]*[.$B23]" office:value-type="float" office:value="366.954542690488">
            <text:p>366.9545426905</text:p>
          </table:table-cell>
          <table:table-cell table:formula="of:=[.V23]*[.$B23]" office:value-type="float" office:value="403.649996959537">
            <text:p>403.6499969595</text:p>
          </table:table-cell>
          <table:table-cell table:formula="of:=[.W23]*[.$B23]" office:value-type="float" office:value="444.01499665549">
            <text:p>444.0149966555</text:p>
          </table:table-cell>
          <table:table-cell table:formula="of:=[.X23]*[.$B23]" office:value-type="float" office:value="488.416496321039">
            <text:p>488.416496321</text:p>
          </table:table-cell>
          <table:table-cell table:formula="of:=[.Y23]*[.$B23]" office:value-type="float" office:value="537.258145953143">
            <text:p>537.2581459531</text:p>
          </table:table-cell>
          <table:table-cell table:formula="of:=[.Z23]*[.$B23]" office:value-type="float" office:value="590.983960548458">
            <text:p>590.9839605485</text:p>
          </table:table-cell>
          <table:table-cell table:formula="of:=[.AA23]*[.$B23]" office:value-type="float" office:value="650.082356603304">
            <text:p>650.0823566033</text:p>
          </table:table-cell>
          <table:table-cell table:formula="of:=[.AB23]*[.$B23]" office:value-type="float" office:value="715.090592263634">
            <text:p>715.0905922636</text:p>
          </table:table-cell>
          <table:table-cell table:formula="of:=[.AC23]*[.$B23]" office:value-type="float" office:value="786.599651489998">
            <text:p>786.59965149</text:p>
          </table:table-cell>
          <table:table-cell table:formula="of:=[.AD23]*[.$B23]" office:value-type="float" office:value="865.259616638997">
            <text:p>865.259616639</text:p>
          </table:table-cell>
          <table:table-cell table:formula="of:=[.AE23]*[.$B23]" office:value-type="float" office:value="951.785578302897">
            <text:p>951.7855783029</text:p>
          </table:table-cell>
          <table:table-cell table:formula="of:=[.AF23]*[.$B23]" office:value-type="float" office:value="1046.96413613319">
            <text:p>1046.9641361332</text:p>
          </table:table-cell>
          <table:table-cell table:formula="of:=[.AG23]*[.$B23]" office:value-type="float" office:value="1151.66054974651">
            <text:p>1151.6605497465</text:p>
          </table:table-cell>
          <table:table-cell table:formula="of:=[.AH23]*[.$B23]" office:value-type="float" office:value="1266.82660472116">
            <text:p>1266.8266047212</text:p>
          </table:table-cell>
          <table:table-cell table:formula="of:=[.AI23]*[.$B23]" office:value-type="float" office:value="1393.50926519327">
            <text:p>1393.5092651933</text:p>
          </table:table-cell>
          <table:table-cell table:formula="of:=[.AJ23]*[.$B23]" office:value-type="float" office:value="1532.8601917126">
            <text:p>1532.8601917126</text:p>
          </table:table-cell>
          <table:table-cell table:formula="of:=[.AK23]*[.$B23]" office:value-type="float" office:value="1686.14621088386">
            <text:p>1686.1462108839</text:p>
          </table:table-cell>
          <table:table-cell table:formula="of:=[.AL23]*[.$B23]" office:value-type="float" office:value="1854.76083197225">
            <text:p>1854.7608319723</text:p>
          </table:table-cell>
          <table:table-cell table:formula="of:=[.AM23]*[.$B23]" office:value-type="float" office:value="2040.23691516947">
            <text:p>2040.2369151695</text:p>
          </table:table-cell>
          <table:table-cell table:formula="of:=[.AN23]*[.$B23]" office:value-type="float" office:value="2244.26060668642">
            <text:p>2244.2606066864</text:p>
          </table:table-cell>
          <table:table-cell table:formula="of:=[.AO23]*[.$B23]" office:value-type="float" office:value="2468.68666735506">
            <text:p>2468.6866673551</text:p>
          </table:table-cell>
          <table:table-cell table:formula="of:=[.AP23]*[.$B23]" office:value-type="float" office:value="2715.55533409057">
            <text:p>2715.5553340906</text:p>
          </table:table-cell>
          <table:table-cell table:formula="of:=[.AQ23]*[.$B23]" office:value-type="float" office:value="2987.11086749962">
            <text:p>2987.1108674996</text:p>
          </table:table-cell>
          <table:table-cell table:formula="of:=[.AR23]*[.$B23]" office:value-type="float" office:value="3285.82195424958">
            <text:p>3285.8219542496</text:p>
          </table:table-cell>
          <table:table-cell table:formula="of:=[.AS23]*[.$B23]" office:value-type="float" office:value="3614.40414967454">
            <text:p>3614.4041496746</text:p>
          </table:table-cell>
          <table:table-cell table:formula="of:=[.AT23]*[.$B23]" office:value-type="float" office:value="3975.844564642">
            <text:p>3975.844564642</text:p>
          </table:table-cell>
          <table:table-cell table:formula="of:=[.AU23]*[.$B23]" office:value-type="float" office:value="4373.4290211062">
            <text:p>4373.4290211062</text:p>
          </table:table-cell>
          <table:table-cell table:formula="of:=[.AV23]*[.$B23]" office:value-type="float" office:value="4810.77192321682">
            <text:p>4810.7719232168</text:p>
          </table:table-cell>
          <table:table-cell table:formula="of:=[.AW23]*[.$B23]" office:value-type="float" office:value="5291.8491155385">
            <text:p>5291.8491155385</text:p>
          </table:table-cell>
          <table:table-cell table:formula="of:=[.AX23]*[.$B23]" office:value-type="float" office:value="5821.03402709235">
            <text:p>5821.0340270924</text:p>
          </table:table-cell>
          <table:table-cell table:formula="of:=[.AY23]*[.$B23]" office:value-type="float" office:value="6403.13742980159">
            <text:p>6403.1374298016</text:p>
          </table:table-cell>
          <table:table-cell table:number-columns-repeated="972"/>
        </table:table-row>
        <table:table-row table:style-name="ro1">
          <table:table-cell office:value-type="string">
            <text:p>Damage</text:p>
          </table:table-cell>
          <table:table-cell office:value-type="float" office:value="1.1">
            <text:p>1.1</text:p>
          </table:table-cell>
          <table:table-cell office:value-type="float" office:value="11">
            <text:p>11</text:p>
          </table:table-cell>
          <table:table-cell table:formula="of:=[.C24]*[.$B24]" office:value-type="float" office:value="12.1">
            <text:p>12.1</text:p>
          </table:table-cell>
          <table:table-cell table:formula="of:=[.D24]*[.$B24]" office:value-type="float" office:value="13.31">
            <text:p>13.31</text:p>
          </table:table-cell>
          <table:table-cell table:formula="of:=[.E24]*[.$B24]" office:value-type="float" office:value="14.641">
            <text:p>14.641</text:p>
          </table:table-cell>
          <table:table-cell table:formula="of:=[.F24]*[.$B24]" office:value-type="float" office:value="16.1051">
            <text:p>16.1051</text:p>
          </table:table-cell>
          <table:table-cell table:formula="of:=[.G24]*[.$B24]" office:value-type="float" office:value="17.71561">
            <text:p>17.71561</text:p>
          </table:table-cell>
          <table:table-cell table:formula="of:=[.H24]*[.$B24]" office:value-type="float" office:value="19.487171">
            <text:p>19.487171</text:p>
          </table:table-cell>
          <table:table-cell table:formula="of:=[.I24]*[.$B24]" office:value-type="float" office:value="21.4358881">
            <text:p>21.4358881</text:p>
          </table:table-cell>
          <table:table-cell table:formula="of:=[.J24]*[.$B24]" office:value-type="float" office:value="23.57947691">
            <text:p>23.57947691</text:p>
          </table:table-cell>
          <table:table-cell table:formula="of:=[.K24]*[.$B24]" office:value-type="float" office:value="25.937424601">
            <text:p>25.937424601</text:p>
          </table:table-cell>
          <table:table-cell table:formula="of:=[.L24]*[.$B24]" office:value-type="float" office:value="28.5311670611">
            <text:p>28.5311670611</text:p>
          </table:table-cell>
          <table:table-cell table:formula="of:=[.M24]*[.$B24]" office:value-type="float" office:value="31.38428376721">
            <text:p>31.3842837672</text:p>
          </table:table-cell>
          <table:table-cell table:formula="of:=[.N24]*[.$B24]" office:value-type="float" office:value="34.522712143931">
            <text:p>34.5227121439</text:p>
          </table:table-cell>
          <table:table-cell table:formula="of:=[.O24]*[.$B24]" office:value-type="float" office:value="37.9749833583241">
            <text:p>37.9749833583</text:p>
          </table:table-cell>
          <table:table-cell table:formula="of:=[.P24]*[.$B24]" office:value-type="float" office:value="41.7724816941566">
            <text:p>41.7724816942</text:p>
          </table:table-cell>
          <table:table-cell table:formula="of:=[.Q24]*[.$B24]" office:value-type="float" office:value="45.9497298635722">
            <text:p>45.9497298636</text:p>
          </table:table-cell>
          <table:table-cell table:formula="of:=[.R24]*[.$B24]" office:value-type="float" office:value="50.5447028499294">
            <text:p>50.5447028499</text:p>
          </table:table-cell>
          <table:table-cell table:formula="of:=[.S24]*[.$B24]" office:value-type="float" office:value="55.5991731349224">
            <text:p>55.5991731349</text:p>
          </table:table-cell>
          <table:table-cell table:formula="of:=[.T24]*[.$B24]" office:value-type="float" office:value="61.1590904484146">
            <text:p>61.1590904484</text:p>
          </table:table-cell>
          <table:table-cell table:formula="of:=[.U24]*[.$B24]" office:value-type="float" office:value="67.2749994932561">
            <text:p>67.2749994933</text:p>
          </table:table-cell>
          <table:table-cell table:formula="of:=[.V24]*[.$B24]" office:value-type="float" office:value="74.0024994425817">
            <text:p>74.0024994426</text:p>
          </table:table-cell>
          <table:table-cell table:formula="of:=[.W24]*[.$B24]" office:value-type="float" office:value="81.4027493868399">
            <text:p>81.4027493868</text:p>
          </table:table-cell>
          <table:table-cell table:formula="of:=[.X24]*[.$B24]" office:value-type="float" office:value="89.5430243255239">
            <text:p>89.5430243255</text:p>
          </table:table-cell>
          <table:table-cell table:formula="of:=[.Y24]*[.$B24]" office:value-type="float" office:value="98.4973267580763">
            <text:p>98.4973267581</text:p>
          </table:table-cell>
          <table:table-cell table:formula="of:=[.Z24]*[.$B24]" office:value-type="float" office:value="108.347059433884">
            <text:p>108.3470594339</text:p>
          </table:table-cell>
          <table:table-cell table:formula="of:=[.AA24]*[.$B24]" office:value-type="float" office:value="119.181765377272">
            <text:p>119.1817653773</text:p>
          </table:table-cell>
          <table:table-cell table:formula="of:=[.AB24]*[.$B24]" office:value-type="float" office:value="131.099941915">
            <text:p>131.099941915</text:p>
          </table:table-cell>
          <table:table-cell table:formula="of:=[.AC24]*[.$B24]" office:value-type="float" office:value="144.2099361065">
            <text:p>144.2099361065</text:p>
          </table:table-cell>
          <table:table-cell table:formula="of:=[.AD24]*[.$B24]" office:value-type="float" office:value="158.63092971715">
            <text:p>158.6309297172</text:p>
          </table:table-cell>
          <table:table-cell table:formula="of:=[.AE24]*[.$B24]" office:value-type="float" office:value="174.494022688864">
            <text:p>174.4940226889</text:p>
          </table:table-cell>
          <table:table-cell table:formula="of:=[.AF24]*[.$B24]" office:value-type="float" office:value="191.943424957751">
            <text:p>191.9434249578</text:p>
          </table:table-cell>
          <table:table-cell table:formula="of:=[.AG24]*[.$B24]" office:value-type="float" office:value="211.137767453526">
            <text:p>211.1377674535</text:p>
          </table:table-cell>
          <table:table-cell table:formula="of:=[.AH24]*[.$B24]" office:value-type="float" office:value="232.251544198879">
            <text:p>232.2515441989</text:p>
          </table:table-cell>
          <table:table-cell table:formula="of:=[.AI24]*[.$B24]" office:value-type="float" office:value="255.476698618767">
            <text:p>255.4766986188</text:p>
          </table:table-cell>
          <table:table-cell table:formula="of:=[.AJ24]*[.$B24]" office:value-type="float" office:value="281.024368480643">
            <text:p>281.0243684806</text:p>
          </table:table-cell>
          <table:table-cell table:formula="of:=[.AK24]*[.$B24]" office:value-type="float" office:value="309.126805328708">
            <text:p>309.1268053287</text:p>
          </table:table-cell>
          <table:table-cell table:formula="of:=[.AL24]*[.$B24]" office:value-type="float" office:value="340.039485861578">
            <text:p>340.0394858616</text:p>
          </table:table-cell>
          <table:table-cell table:formula="of:=[.AM24]*[.$B24]" office:value-type="float" office:value="374.043434447736">
            <text:p>374.0434344477</text:p>
          </table:table-cell>
          <table:table-cell table:formula="of:=[.AN24]*[.$B24]" office:value-type="float" office:value="411.44777789251">
            <text:p>411.4477778925</text:p>
          </table:table-cell>
          <table:table-cell table:formula="of:=[.AO24]*[.$B24]" office:value-type="float" office:value="452.592555681761">
            <text:p>452.5925556818</text:p>
          </table:table-cell>
          <table:table-cell table:formula="of:=[.AP24]*[.$B24]" office:value-type="float" office:value="497.851811249937">
            <text:p>497.8518112499</text:p>
          </table:table-cell>
          <table:table-cell table:formula="of:=[.AQ24]*[.$B24]" office:value-type="float" office:value="547.636992374931">
            <text:p>547.6369923749</text:p>
          </table:table-cell>
          <table:table-cell table:formula="of:=[.AR24]*[.$B24]" office:value-type="float" office:value="602.400691612424">
            <text:p>602.4006916124</text:p>
          </table:table-cell>
          <table:table-cell table:formula="of:=[.AS24]*[.$B24]" office:value-type="float" office:value="662.640760773666">
            <text:p>662.6407607737</text:p>
          </table:table-cell>
          <table:table-cell table:formula="of:=[.AT24]*[.$B24]" office:value-type="float" office:value="728.904836851033">
            <text:p>728.904836851</text:p>
          </table:table-cell>
          <table:table-cell table:formula="of:=[.AU24]*[.$B24]" office:value-type="float" office:value="801.795320536137">
            <text:p>801.7953205361</text:p>
          </table:table-cell>
          <table:table-cell table:formula="of:=[.AV24]*[.$B24]" office:value-type="float" office:value="881.97485258975">
            <text:p>881.9748525898</text:p>
          </table:table-cell>
          <table:table-cell table:formula="of:=[.AW24]*[.$B24]" office:value-type="float" office:value="970.172337848725">
            <text:p>970.1723378487</text:p>
          </table:table-cell>
          <table:table-cell table:formula="of:=[.AX24]*[.$B24]" office:value-type="float" office:value="1067.1895716336">
            <text:p>1067.1895716336</text:p>
          </table:table-cell>
          <table:table-cell table:formula="of:=[.AY24]*[.$B24]" office:value-type="float" office:value="1173.90852879696">
            <text:p>1173.908528797</text:p>
          </table:table-cell>
          <table:table-cell table:number-columns-repeated="972"/>
        </table:table-row>
        <table:table-row table:style-name="ro1">
          <table:table-cell office:value-type="string">
            <text:p>Status Effect</text:p>
          </table:table-cell>
          <table:table-cell office:value-type="string">
            <text:p>Poison</text:p>
          </table:table-cell>
          <table:table-cell table:number-columns-repeated="1022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Med hp, med dm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Molten Rock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972"/>
        </table:table-row>
        <table:table-row table:style-name="ro1">
          <table:table-cell office:value-type="string">
            <text:p>HP</text:p>
          </table:table-cell>
          <table:table-cell office:value-type="float" office:value="1.1">
            <text:p>1.1</text:p>
          </table:table-cell>
          <table:table-cell office:value-type="float" office:value="80">
            <text:p>80</text:p>
          </table:table-cell>
          <table:table-cell table:formula="of:=[.C29]*[.$B29]" office:value-type="float" office:value="88">
            <text:p>88</text:p>
          </table:table-cell>
          <table:table-cell table:formula="of:=[.D29]*[.$B29]" office:value-type="float" office:value="96.8">
            <text:p>96.8</text:p>
          </table:table-cell>
          <table:table-cell table:formula="of:=[.E29]*[.$B29]" office:value-type="float" office:value="106.48">
            <text:p>106.48</text:p>
          </table:table-cell>
          <table:table-cell table:formula="of:=[.F29]*[.$B29]" office:value-type="float" office:value="117.128">
            <text:p>117.128</text:p>
          </table:table-cell>
          <table:table-cell table:formula="of:=[.G29]*[.$B29]" office:value-type="float" office:value="128.8408">
            <text:p>128.8408</text:p>
          </table:table-cell>
          <table:table-cell table:formula="of:=[.H29]*[.$B29]" office:value-type="float" office:value="141.72488">
            <text:p>141.72488</text:p>
          </table:table-cell>
          <table:table-cell table:formula="of:=[.I29]*[.$B29]" office:value-type="float" office:value="155.897368">
            <text:p>155.897368</text:p>
          </table:table-cell>
          <table:table-cell table:formula="of:=[.J29]*[.$B29]" office:value-type="float" office:value="171.4871048">
            <text:p>171.4871048</text:p>
          </table:table-cell>
          <table:table-cell table:formula="of:=[.K29]*[.$B29]" office:value-type="float" office:value="188.63581528">
            <text:p>188.63581528</text:p>
          </table:table-cell>
          <table:table-cell table:formula="of:=[.L29]*[.$B29]" office:value-type="float" office:value="207.499396808">
            <text:p>207.499396808</text:p>
          </table:table-cell>
          <table:table-cell table:formula="of:=[.M29]*[.$B29]" office:value-type="float" office:value="228.2493364888">
            <text:p>228.2493364888</text:p>
          </table:table-cell>
          <table:table-cell table:formula="of:=[.N29]*[.$B29]" office:value-type="float" office:value="251.07427013768">
            <text:p>251.0742701377</text:p>
          </table:table-cell>
          <table:table-cell table:formula="of:=[.O29]*[.$B29]" office:value-type="float" office:value="276.181697151448">
            <text:p>276.1816971514</text:p>
          </table:table-cell>
          <table:table-cell table:formula="of:=[.P29]*[.$B29]" office:value-type="float" office:value="303.799866866593">
            <text:p>303.7998668666</text:p>
          </table:table-cell>
          <table:table-cell table:formula="of:=[.Q29]*[.$B29]" office:value-type="float" office:value="334.179853553252">
            <text:p>334.1798535533</text:p>
          </table:table-cell>
          <table:table-cell table:formula="of:=[.R29]*[.$B29]" office:value-type="float" office:value="367.597838908578">
            <text:p>367.5978389086</text:p>
          </table:table-cell>
          <table:table-cell table:formula="of:=[.S29]*[.$B29]" office:value-type="float" office:value="404.357622799436">
            <text:p>404.3576227994</text:p>
          </table:table-cell>
          <table:table-cell table:formula="of:=[.T29]*[.$B29]" office:value-type="float" office:value="444.793385079379">
            <text:p>444.7933850794</text:p>
          </table:table-cell>
          <table:table-cell table:formula="of:=[.U29]*[.$B29]" office:value-type="float" office:value="489.272723587317">
            <text:p>489.2727235873</text:p>
          </table:table-cell>
          <table:table-cell table:formula="of:=[.V29]*[.$B29]" office:value-type="float" office:value="538.199995946049">
            <text:p>538.199995946</text:p>
          </table:table-cell>
          <table:table-cell table:formula="of:=[.W29]*[.$B29]" office:value-type="float" office:value="592.019995540654">
            <text:p>592.0199955407</text:p>
          </table:table-cell>
          <table:table-cell table:formula="of:=[.X29]*[.$B29]" office:value-type="float" office:value="651.221995094719">
            <text:p>651.2219950947</text:p>
          </table:table-cell>
          <table:table-cell table:formula="of:=[.Y29]*[.$B29]" office:value-type="float" office:value="716.344194604191">
            <text:p>716.3441946042</text:p>
          </table:table-cell>
          <table:table-cell table:formula="of:=[.Z29]*[.$B29]" office:value-type="float" office:value="787.97861406461">
            <text:p>787.9786140646</text:p>
          </table:table-cell>
          <table:table-cell table:formula="of:=[.AA29]*[.$B29]" office:value-type="float" office:value="866.776475471072">
            <text:p>866.7764754711</text:p>
          </table:table-cell>
          <table:table-cell table:formula="of:=[.AB29]*[.$B29]" office:value-type="float" office:value="953.454123018179">
            <text:p>953.4541230182</text:p>
          </table:table-cell>
          <table:table-cell table:formula="of:=[.AC29]*[.$B29]" office:value-type="float" office:value="1048.79953532">
            <text:p>1048.79953532</text:p>
          </table:table-cell>
          <table:table-cell table:formula="of:=[.AD29]*[.$B29]" office:value-type="float" office:value="1153.679488852">
            <text:p>1153.679488852</text:p>
          </table:table-cell>
          <table:table-cell table:formula="of:=[.AE29]*[.$B29]" office:value-type="float" office:value="1269.0474377372">
            <text:p>1269.0474377372</text:p>
          </table:table-cell>
          <table:table-cell table:formula="of:=[.AF29]*[.$B29]" office:value-type="float" office:value="1395.95218151092">
            <text:p>1395.9521815109</text:p>
          </table:table-cell>
          <table:table-cell table:formula="of:=[.AG29]*[.$B29]" office:value-type="float" office:value="1535.54739966201">
            <text:p>1535.547399662</text:p>
          </table:table-cell>
          <table:table-cell table:formula="of:=[.AH29]*[.$B29]" office:value-type="float" office:value="1689.10213962821">
            <text:p>1689.1021396282</text:p>
          </table:table-cell>
          <table:table-cell table:formula="of:=[.AI29]*[.$B29]" office:value-type="float" office:value="1858.01235359103">
            <text:p>1858.012353591</text:p>
          </table:table-cell>
          <table:table-cell table:formula="of:=[.AJ29]*[.$B29]" office:value-type="float" office:value="2043.81358895013">
            <text:p>2043.8135889501</text:p>
          </table:table-cell>
          <table:table-cell table:formula="of:=[.AK29]*[.$B29]" office:value-type="float" office:value="2248.19494784515">
            <text:p>2248.1949478452</text:p>
          </table:table-cell>
          <table:table-cell table:formula="of:=[.AL29]*[.$B29]" office:value-type="float" office:value="2473.01444262966">
            <text:p>2473.0144426297</text:p>
          </table:table-cell>
          <table:table-cell table:formula="of:=[.AM29]*[.$B29]" office:value-type="float" office:value="2720.31588689263">
            <text:p>2720.3158868926</text:p>
          </table:table-cell>
          <table:table-cell table:formula="of:=[.AN29]*[.$B29]" office:value-type="float" office:value="2992.34747558189">
            <text:p>2992.3474755819</text:p>
          </table:table-cell>
          <table:table-cell table:formula="of:=[.AO29]*[.$B29]" office:value-type="float" office:value="3291.58222314008">
            <text:p>3291.5822231401</text:p>
          </table:table-cell>
          <table:table-cell table:formula="of:=[.AP29]*[.$B29]" office:value-type="float" office:value="3620.74044545409">
            <text:p>3620.7404454541</text:p>
          </table:table-cell>
          <table:table-cell table:formula="of:=[.AQ29]*[.$B29]" office:value-type="float" office:value="3982.8144899995">
            <text:p>3982.8144899995</text:p>
          </table:table-cell>
          <table:table-cell table:formula="of:=[.AR29]*[.$B29]" office:value-type="float" office:value="4381.09593899945">
            <text:p>4381.0959389995</text:p>
          </table:table-cell>
          <table:table-cell table:formula="of:=[.AS29]*[.$B29]" office:value-type="float" office:value="4819.20553289939">
            <text:p>4819.2055328994</text:p>
          </table:table-cell>
          <table:table-cell table:formula="of:=[.AT29]*[.$B29]" office:value-type="float" office:value="5301.12608618933">
            <text:p>5301.1260861893</text:p>
          </table:table-cell>
          <table:table-cell table:formula="of:=[.AU29]*[.$B29]" office:value-type="float" office:value="5831.23869480827">
            <text:p>5831.2386948083</text:p>
          </table:table-cell>
          <table:table-cell table:formula="of:=[.AV29]*[.$B29]" office:value-type="float" office:value="6414.36256428909">
            <text:p>6414.3625642891</text:p>
          </table:table-cell>
          <table:table-cell table:formula="of:=[.AW29]*[.$B29]" office:value-type="float" office:value="7055.798820718">
            <text:p>7055.798820718</text:p>
          </table:table-cell>
          <table:table-cell table:formula="of:=[.AX29]*[.$B29]" office:value-type="float" office:value="7761.3787027898">
            <text:p>7761.3787027898</text:p>
          </table:table-cell>
          <table:table-cell table:formula="of:=[.AY29]*[.$B29]" office:value-type="float" office:value="8537.51657306878">
            <text:p>8537.5165730688</text:p>
          </table:table-cell>
          <table:table-cell table:number-columns-repeated="972"/>
        </table:table-row>
        <table:table-row table:style-name="ro1">
          <table:table-cell office:value-type="string">
            <text:p>Damage</text:p>
          </table:table-cell>
          <table:table-cell office:value-type="float" office:value="1.1">
            <text:p>1.1</text:p>
          </table:table-cell>
          <table:table-cell office:value-type="float" office:value="10">
            <text:p>10</text:p>
          </table:table-cell>
          <table:table-cell table:formula="of:=[.C30]*[.$B30]" office:value-type="float" office:value="11">
            <text:p>11</text:p>
          </table:table-cell>
          <table:table-cell table:formula="of:=[.D30]*[.$B30]" office:value-type="float" office:value="12.1">
            <text:p>12.1</text:p>
          </table:table-cell>
          <table:table-cell table:formula="of:=[.E30]*[.$B30]" office:value-type="float" office:value="13.31">
            <text:p>13.31</text:p>
          </table:table-cell>
          <table:table-cell table:formula="of:=[.F30]*[.$B30]" office:value-type="float" office:value="14.641">
            <text:p>14.641</text:p>
          </table:table-cell>
          <table:table-cell table:formula="of:=[.G30]*[.$B30]" office:value-type="float" office:value="16.1051">
            <text:p>16.1051</text:p>
          </table:table-cell>
          <table:table-cell table:formula="of:=[.H30]*[.$B30]" office:value-type="float" office:value="17.71561">
            <text:p>17.71561</text:p>
          </table:table-cell>
          <table:table-cell table:formula="of:=[.I30]*[.$B30]" office:value-type="float" office:value="19.487171">
            <text:p>19.487171</text:p>
          </table:table-cell>
          <table:table-cell table:formula="of:=[.J30]*[.$B30]" office:value-type="float" office:value="21.4358881">
            <text:p>21.4358881</text:p>
          </table:table-cell>
          <table:table-cell table:formula="of:=[.K30]*[.$B30]" office:value-type="float" office:value="23.57947691">
            <text:p>23.57947691</text:p>
          </table:table-cell>
          <table:table-cell table:formula="of:=[.L30]*[.$B30]" office:value-type="float" office:value="25.937424601">
            <text:p>25.937424601</text:p>
          </table:table-cell>
          <table:table-cell table:formula="of:=[.M30]*[.$B30]" office:value-type="float" office:value="28.5311670611">
            <text:p>28.5311670611</text:p>
          </table:table-cell>
          <table:table-cell table:formula="of:=[.N30]*[.$B30]" office:value-type="float" office:value="31.38428376721">
            <text:p>31.3842837672</text:p>
          </table:table-cell>
          <table:table-cell table:formula="of:=[.O30]*[.$B30]" office:value-type="float" office:value="34.522712143931">
            <text:p>34.5227121439</text:p>
          </table:table-cell>
          <table:table-cell table:formula="of:=[.P30]*[.$B30]" office:value-type="float" office:value="37.9749833583241">
            <text:p>37.9749833583</text:p>
          </table:table-cell>
          <table:table-cell table:formula="of:=[.Q30]*[.$B30]" office:value-type="float" office:value="41.7724816941566">
            <text:p>41.7724816942</text:p>
          </table:table-cell>
          <table:table-cell table:formula="of:=[.R30]*[.$B30]" office:value-type="float" office:value="45.9497298635722">
            <text:p>45.9497298636</text:p>
          </table:table-cell>
          <table:table-cell table:formula="of:=[.S30]*[.$B30]" office:value-type="float" office:value="50.5447028499294">
            <text:p>50.5447028499</text:p>
          </table:table-cell>
          <table:table-cell table:formula="of:=[.T30]*[.$B30]" office:value-type="float" office:value="55.5991731349224">
            <text:p>55.5991731349</text:p>
          </table:table-cell>
          <table:table-cell table:formula="of:=[.U30]*[.$B30]" office:value-type="float" office:value="61.1590904484146">
            <text:p>61.1590904484</text:p>
          </table:table-cell>
          <table:table-cell table:formula="of:=[.V30]*[.$B30]" office:value-type="float" office:value="67.2749994932561">
            <text:p>67.2749994933</text:p>
          </table:table-cell>
          <table:table-cell table:formula="of:=[.W30]*[.$B30]" office:value-type="float" office:value="74.0024994425817">
            <text:p>74.0024994426</text:p>
          </table:table-cell>
          <table:table-cell table:formula="of:=[.X30]*[.$B30]" office:value-type="float" office:value="81.4027493868399">
            <text:p>81.4027493868</text:p>
          </table:table-cell>
          <table:table-cell table:formula="of:=[.Y30]*[.$B30]" office:value-type="float" office:value="89.5430243255239">
            <text:p>89.5430243255</text:p>
          </table:table-cell>
          <table:table-cell table:formula="of:=[.Z30]*[.$B30]" office:value-type="float" office:value="98.4973267580763">
            <text:p>98.4973267581</text:p>
          </table:table-cell>
          <table:table-cell table:formula="of:=[.AA30]*[.$B30]" office:value-type="float" office:value="108.347059433884">
            <text:p>108.3470594339</text:p>
          </table:table-cell>
          <table:table-cell table:formula="of:=[.AB30]*[.$B30]" office:value-type="float" office:value="119.181765377272">
            <text:p>119.1817653773</text:p>
          </table:table-cell>
          <table:table-cell table:formula="of:=[.AC30]*[.$B30]" office:value-type="float" office:value="131.099941915">
            <text:p>131.099941915</text:p>
          </table:table-cell>
          <table:table-cell table:formula="of:=[.AD30]*[.$B30]" office:value-type="float" office:value="144.2099361065">
            <text:p>144.2099361065</text:p>
          </table:table-cell>
          <table:table-cell table:formula="of:=[.AE30]*[.$B30]" office:value-type="float" office:value="158.63092971715">
            <text:p>158.6309297172</text:p>
          </table:table-cell>
          <table:table-cell table:formula="of:=[.AF30]*[.$B30]" office:value-type="float" office:value="174.494022688864">
            <text:p>174.4940226889</text:p>
          </table:table-cell>
          <table:table-cell table:formula="of:=[.AG30]*[.$B30]" office:value-type="float" office:value="191.943424957751">
            <text:p>191.9434249578</text:p>
          </table:table-cell>
          <table:table-cell table:formula="of:=[.AH30]*[.$B30]" office:value-type="float" office:value="211.137767453526">
            <text:p>211.1377674535</text:p>
          </table:table-cell>
          <table:table-cell table:formula="of:=[.AI30]*[.$B30]" office:value-type="float" office:value="232.251544198879">
            <text:p>232.2515441989</text:p>
          </table:table-cell>
          <table:table-cell table:formula="of:=[.AJ30]*[.$B30]" office:value-type="float" office:value="255.476698618767">
            <text:p>255.4766986188</text:p>
          </table:table-cell>
          <table:table-cell table:formula="of:=[.AK30]*[.$B30]" office:value-type="float" office:value="281.024368480643">
            <text:p>281.0243684806</text:p>
          </table:table-cell>
          <table:table-cell table:formula="of:=[.AL30]*[.$B30]" office:value-type="float" office:value="309.126805328708">
            <text:p>309.1268053287</text:p>
          </table:table-cell>
          <table:table-cell table:formula="of:=[.AM30]*[.$B30]" office:value-type="float" office:value="340.039485861578">
            <text:p>340.0394858616</text:p>
          </table:table-cell>
          <table:table-cell table:formula="of:=[.AN30]*[.$B30]" office:value-type="float" office:value="374.043434447736">
            <text:p>374.0434344477</text:p>
          </table:table-cell>
          <table:table-cell table:formula="of:=[.AO30]*[.$B30]" office:value-type="float" office:value="411.44777789251">
            <text:p>411.4477778925</text:p>
          </table:table-cell>
          <table:table-cell table:formula="of:=[.AP30]*[.$B30]" office:value-type="float" office:value="452.592555681761">
            <text:p>452.5925556818</text:p>
          </table:table-cell>
          <table:table-cell table:formula="of:=[.AQ30]*[.$B30]" office:value-type="float" office:value="497.851811249937">
            <text:p>497.8518112499</text:p>
          </table:table-cell>
          <table:table-cell table:formula="of:=[.AR30]*[.$B30]" office:value-type="float" office:value="547.636992374931">
            <text:p>547.6369923749</text:p>
          </table:table-cell>
          <table:table-cell table:formula="of:=[.AS30]*[.$B30]" office:value-type="float" office:value="602.400691612424">
            <text:p>602.4006916124</text:p>
          </table:table-cell>
          <table:table-cell table:formula="of:=[.AT30]*[.$B30]" office:value-type="float" office:value="662.640760773666">
            <text:p>662.6407607737</text:p>
          </table:table-cell>
          <table:table-cell table:formula="of:=[.AU30]*[.$B30]" office:value-type="float" office:value="728.904836851033">
            <text:p>728.904836851</text:p>
          </table:table-cell>
          <table:table-cell table:formula="of:=[.AV30]*[.$B30]" office:value-type="float" office:value="801.795320536137">
            <text:p>801.7953205361</text:p>
          </table:table-cell>
          <table:table-cell table:formula="of:=[.AW30]*[.$B30]" office:value-type="float" office:value="881.97485258975">
            <text:p>881.9748525898</text:p>
          </table:table-cell>
          <table:table-cell table:formula="of:=[.AX30]*[.$B30]" office:value-type="float" office:value="970.172337848725">
            <text:p>970.1723378487</text:p>
          </table:table-cell>
          <table:table-cell table:formula="of:=[.AY30]*[.$B30]" office:value-type="float" office:value="1067.1895716336">
            <text:p>1067.1895716336</text:p>
          </table:table-cell>
          <table:table-cell table:number-columns-repeated="972"/>
        </table:table-row>
        <table:table-row table:style-name="ro1">
          <table:table-cell office:value-type="string">
            <text:p>Status Effect</text:p>
          </table:table-cell>
          <table:table-cell office:value-type="string">
            <text:p>Burn</text:p>
          </table:table-cell>
          <table:table-cell table:number-columns-repeated="1022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High hp, med dm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yclop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972"/>
        </table:table-row>
        <table:table-row table:style-name="ro1">
          <table:table-cell office:value-type="string">
            <text:p>HP</text:p>
          </table:table-cell>
          <table:table-cell office:value-type="float" office:value="1.1">
            <text:p>1.1</text:p>
          </table:table-cell>
          <table:table-cell office:value-type="float" office:value="65">
            <text:p>65</text:p>
          </table:table-cell>
          <table:table-cell table:formula="of:=[.C35]*[.$B35]" office:value-type="float" office:value="71.5">
            <text:p>71.5</text:p>
          </table:table-cell>
          <table:table-cell table:formula="of:=[.D35]*[.$B35]" office:value-type="float" office:value="78.65">
            <text:p>78.65</text:p>
          </table:table-cell>
          <table:table-cell table:formula="of:=[.E35]*[.$B35]" office:value-type="float" office:value="86.515">
            <text:p>86.515</text:p>
          </table:table-cell>
          <table:table-cell table:formula="of:=[.F35]*[.$B35]" office:value-type="float" office:value="95.1665">
            <text:p>95.1665</text:p>
          </table:table-cell>
          <table:table-cell table:formula="of:=[.G35]*[.$B35]" office:value-type="float" office:value="104.68315">
            <text:p>104.68315</text:p>
          </table:table-cell>
          <table:table-cell table:formula="of:=[.H35]*[.$B35]" office:value-type="float" office:value="115.151465">
            <text:p>115.151465</text:p>
          </table:table-cell>
          <table:table-cell table:formula="of:=[.I35]*[.$B35]" office:value-type="float" office:value="126.6666115">
            <text:p>126.6666115</text:p>
          </table:table-cell>
          <table:table-cell table:formula="of:=[.J35]*[.$B35]" office:value-type="float" office:value="139.33327265">
            <text:p>139.33327265</text:p>
          </table:table-cell>
          <table:table-cell table:formula="of:=[.K35]*[.$B35]" office:value-type="float" office:value="153.266599915">
            <text:p>153.266599915</text:p>
          </table:table-cell>
          <table:table-cell table:formula="of:=[.L35]*[.$B35]" office:value-type="float" office:value="168.5932599065">
            <text:p>168.5932599065</text:p>
          </table:table-cell>
          <table:table-cell table:formula="of:=[.M35]*[.$B35]" office:value-type="float" office:value="185.45258589715">
            <text:p>185.4525858972</text:p>
          </table:table-cell>
          <table:table-cell table:formula="of:=[.N35]*[.$B35]" office:value-type="float" office:value="203.997844486865">
            <text:p>203.9978444869</text:p>
          </table:table-cell>
          <table:table-cell table:formula="of:=[.O35]*[.$B35]" office:value-type="float" office:value="224.397628935552">
            <text:p>224.3976289356</text:p>
          </table:table-cell>
          <table:table-cell table:formula="of:=[.P35]*[.$B35]" office:value-type="float" office:value="246.837391829107">
            <text:p>246.8373918291</text:p>
          </table:table-cell>
          <table:table-cell table:formula="of:=[.Q35]*[.$B35]" office:value-type="float" office:value="271.521131012018">
            <text:p>271.521131012</text:p>
          </table:table-cell>
          <table:table-cell table:formula="of:=[.R35]*[.$B35]" office:value-type="float" office:value="298.673244113219">
            <text:p>298.6732441132</text:p>
          </table:table-cell>
          <table:table-cell table:formula="of:=[.S35]*[.$B35]" office:value-type="float" office:value="328.540568524541">
            <text:p>328.5405685245</text:p>
          </table:table-cell>
          <table:table-cell table:formula="of:=[.T35]*[.$B35]" office:value-type="float" office:value="361.394625376996">
            <text:p>361.394625377</text:p>
          </table:table-cell>
          <table:table-cell table:formula="of:=[.U35]*[.$B35]" office:value-type="float" office:value="397.534087914695">
            <text:p>397.5340879147</text:p>
          </table:table-cell>
          <table:table-cell table:formula="of:=[.V35]*[.$B35]" office:value-type="float" office:value="437.287496706165">
            <text:p>437.2874967062</text:p>
          </table:table-cell>
          <table:table-cell table:formula="of:=[.W35]*[.$B35]" office:value-type="float" office:value="481.016246376781">
            <text:p>481.0162463768</text:p>
          </table:table-cell>
          <table:table-cell table:formula="of:=[.X35]*[.$B35]" office:value-type="float" office:value="529.11787101446">
            <text:p>529.1178710145</text:p>
          </table:table-cell>
          <table:table-cell table:formula="of:=[.Y35]*[.$B35]" office:value-type="float" office:value="582.029658115906">
            <text:p>582.0296581159</text:p>
          </table:table-cell>
          <table:table-cell table:formula="of:=[.Z35]*[.$B35]" office:value-type="float" office:value="640.232623927496">
            <text:p>640.2326239275</text:p>
          </table:table-cell>
          <table:table-cell table:formula="of:=[.AA35]*[.$B35]" office:value-type="float" office:value="704.255886320246">
            <text:p>704.2558863202</text:p>
          </table:table-cell>
          <table:table-cell table:formula="of:=[.AB35]*[.$B35]" office:value-type="float" office:value="774.68147495227">
            <text:p>774.6814749523</text:p>
          </table:table-cell>
          <table:table-cell table:formula="of:=[.AC35]*[.$B35]" office:value-type="float" office:value="852.149622447497">
            <text:p>852.1496224475</text:p>
          </table:table-cell>
          <table:table-cell table:formula="of:=[.AD35]*[.$B35]" office:value-type="float" office:value="937.364584692247">
            <text:p>937.3645846922</text:p>
          </table:table-cell>
          <table:table-cell table:formula="of:=[.AE35]*[.$B35]" office:value-type="float" office:value="1031.10104316147">
            <text:p>1031.1010431615</text:p>
          </table:table-cell>
          <table:table-cell table:formula="of:=[.AF35]*[.$B35]" office:value-type="float" office:value="1134.21114747762">
            <text:p>1134.2111474776</text:p>
          </table:table-cell>
          <table:table-cell table:formula="of:=[.AG35]*[.$B35]" office:value-type="float" office:value="1247.63226222538">
            <text:p>1247.6322622254</text:p>
          </table:table-cell>
          <table:table-cell table:formula="of:=[.AH35]*[.$B35]" office:value-type="float" office:value="1372.39548844792">
            <text:p>1372.3954884479</text:p>
          </table:table-cell>
          <table:table-cell table:formula="of:=[.AI35]*[.$B35]" office:value-type="float" office:value="1509.63503729271">
            <text:p>1509.6350372927</text:p>
          </table:table-cell>
          <table:table-cell table:formula="of:=[.AJ35]*[.$B35]" office:value-type="float" office:value="1660.59854102198">
            <text:p>1660.598541022</text:p>
          </table:table-cell>
          <table:table-cell table:formula="of:=[.AK35]*[.$B35]" office:value-type="float" office:value="1826.65839512418">
            <text:p>1826.6583951242</text:p>
          </table:table-cell>
          <table:table-cell table:formula="of:=[.AL35]*[.$B35]" office:value-type="float" office:value="2009.3242346366">
            <text:p>2009.3242346366</text:p>
          </table:table-cell>
          <table:table-cell table:formula="of:=[.AM35]*[.$B35]" office:value-type="float" office:value="2210.25665810026">
            <text:p>2210.2566581003</text:p>
          </table:table-cell>
          <table:table-cell table:formula="of:=[.AN35]*[.$B35]" office:value-type="float" office:value="2431.28232391029">
            <text:p>2431.2823239103</text:p>
          </table:table-cell>
          <table:table-cell table:formula="of:=[.AO35]*[.$B35]" office:value-type="float" office:value="2674.41055630131">
            <text:p>2674.4105563013</text:p>
          </table:table-cell>
          <table:table-cell table:formula="of:=[.AP35]*[.$B35]" office:value-type="float" office:value="2941.85161193145">
            <text:p>2941.8516119315</text:p>
          </table:table-cell>
          <table:table-cell table:formula="of:=[.AQ35]*[.$B35]" office:value-type="float" office:value="3236.03677312459">
            <text:p>3236.0367731246</text:p>
          </table:table-cell>
          <table:table-cell table:formula="of:=[.AR35]*[.$B35]" office:value-type="float" office:value="3559.64045043705">
            <text:p>3559.6404504371</text:p>
          </table:table-cell>
          <table:table-cell table:formula="of:=[.AS35]*[.$B35]" office:value-type="float" office:value="3915.60449548076">
            <text:p>3915.6044954808</text:p>
          </table:table-cell>
          <table:table-cell table:formula="of:=[.AT35]*[.$B35]" office:value-type="float" office:value="4307.16494502883">
            <text:p>4307.1649450288</text:p>
          </table:table-cell>
          <table:table-cell table:formula="of:=[.AU35]*[.$B35]" office:value-type="float" office:value="4737.88143953172">
            <text:p>4737.8814395317</text:p>
          </table:table-cell>
          <table:table-cell table:formula="of:=[.AV35]*[.$B35]" office:value-type="float" office:value="5211.66958348489">
            <text:p>5211.6695834849</text:p>
          </table:table-cell>
          <table:table-cell table:formula="of:=[.AW35]*[.$B35]" office:value-type="float" office:value="5732.83654183338">
            <text:p>5732.8365418334</text:p>
          </table:table-cell>
          <table:table-cell table:formula="of:=[.AX35]*[.$B35]" office:value-type="float" office:value="6306.12019601672">
            <text:p>6306.1201960167</text:p>
          </table:table-cell>
          <table:table-cell table:formula="of:=[.AY35]*[.$B35]" office:value-type="float" office:value="6936.73221561839">
            <text:p>6936.7322156184</text:p>
          </table:table-cell>
          <table:table-cell table:number-columns-repeated="972"/>
        </table:table-row>
        <table:table-row table:style-name="ro1">
          <table:table-cell office:value-type="string">
            <text:p>Damage</text:p>
          </table:table-cell>
          <table:table-cell office:value-type="float" office:value="1.1">
            <text:p>1.1</text:p>
          </table:table-cell>
          <table:table-cell office:value-type="float" office:value="17">
            <text:p>17</text:p>
          </table:table-cell>
          <table:table-cell table:formula="of:=[.C36]*[.$B36]" office:value-type="float" office:value="18.7">
            <text:p>18.7</text:p>
          </table:table-cell>
          <table:table-cell table:formula="of:=[.D36]*[.$B36]" office:value-type="float" office:value="20.57">
            <text:p>20.57</text:p>
          </table:table-cell>
          <table:table-cell table:formula="of:=[.E36]*[.$B36]" office:value-type="float" office:value="22.627">
            <text:p>22.627</text:p>
          </table:table-cell>
          <table:table-cell table:formula="of:=[.F36]*[.$B36]" office:value-type="float" office:value="24.8897">
            <text:p>24.8897</text:p>
          </table:table-cell>
          <table:table-cell table:formula="of:=[.G36]*[.$B36]" office:value-type="float" office:value="27.37867">
            <text:p>27.37867</text:p>
          </table:table-cell>
          <table:table-cell table:formula="of:=[.H36]*[.$B36]" office:value-type="float" office:value="30.116537">
            <text:p>30.116537</text:p>
          </table:table-cell>
          <table:table-cell table:formula="of:=[.I36]*[.$B36]" office:value-type="float" office:value="33.1281907">
            <text:p>33.1281907</text:p>
          </table:table-cell>
          <table:table-cell table:formula="of:=[.J36]*[.$B36]" office:value-type="float" office:value="36.44100977">
            <text:p>36.44100977</text:p>
          </table:table-cell>
          <table:table-cell table:formula="of:=[.K36]*[.$B36]" office:value-type="float" office:value="40.085110747">
            <text:p>40.085110747</text:p>
          </table:table-cell>
          <table:table-cell table:formula="of:=[.L36]*[.$B36]" office:value-type="float" office:value="44.0936218217">
            <text:p>44.0936218217</text:p>
          </table:table-cell>
          <table:table-cell table:formula="of:=[.M36]*[.$B36]" office:value-type="float" office:value="48.5029840038701">
            <text:p>48.5029840039</text:p>
          </table:table-cell>
          <table:table-cell table:formula="of:=[.N36]*[.$B36]" office:value-type="float" office:value="53.3532824042571">
            <text:p>53.3532824043</text:p>
          </table:table-cell>
          <table:table-cell table:formula="of:=[.O36]*[.$B36]" office:value-type="float" office:value="58.6886106446828">
            <text:p>58.6886106447</text:p>
          </table:table-cell>
          <table:table-cell table:formula="of:=[.P36]*[.$B36]" office:value-type="float" office:value="64.5574717091511">
            <text:p>64.5574717092</text:p>
          </table:table-cell>
          <table:table-cell table:formula="of:=[.Q36]*[.$B36]" office:value-type="float" office:value="71.0132188800662">
            <text:p>71.0132188801</text:p>
          </table:table-cell>
          <table:table-cell table:formula="of:=[.R36]*[.$B36]" office:value-type="float" office:value="78.1145407680728">
            <text:p>78.1145407681</text:p>
          </table:table-cell>
          <table:table-cell table:formula="of:=[.S36]*[.$B36]" office:value-type="float" office:value="85.9259948448801">
            <text:p>85.9259948449</text:p>
          </table:table-cell>
          <table:table-cell table:formula="of:=[.T36]*[.$B36]" office:value-type="float" office:value="94.5185943293681">
            <text:p>94.5185943294</text:p>
          </table:table-cell>
          <table:table-cell table:formula="of:=[.U36]*[.$B36]" office:value-type="float" office:value="103.970453762305">
            <text:p>103.9704537623</text:p>
          </table:table-cell>
          <table:table-cell table:formula="of:=[.V36]*[.$B36]" office:value-type="float" office:value="114.367499138535">
            <text:p>114.3674991385</text:p>
          </table:table-cell>
          <table:table-cell table:formula="of:=[.W36]*[.$B36]" office:value-type="float" office:value="125.804249052389">
            <text:p>125.8042490524</text:p>
          </table:table-cell>
          <table:table-cell table:formula="of:=[.X36]*[.$B36]" office:value-type="float" office:value="138.384673957628">
            <text:p>138.3846739576</text:p>
          </table:table-cell>
          <table:table-cell table:formula="of:=[.Y36]*[.$B36]" office:value-type="float" office:value="152.223141353391">
            <text:p>152.2231413534</text:p>
          </table:table-cell>
          <table:table-cell table:formula="of:=[.Z36]*[.$B36]" office:value-type="float" office:value="167.44545548873">
            <text:p>167.4454554887</text:p>
          </table:table-cell>
          <table:table-cell table:formula="of:=[.AA36]*[.$B36]" office:value-type="float" office:value="184.190001037603">
            <text:p>184.1900010376</text:p>
          </table:table-cell>
          <table:table-cell table:formula="of:=[.AB36]*[.$B36]" office:value-type="float" office:value="202.609001141363">
            <text:p>202.6090011414</text:p>
          </table:table-cell>
          <table:table-cell table:formula="of:=[.AC36]*[.$B36]" office:value-type="float" office:value="222.869901255499">
            <text:p>222.8699012555</text:p>
          </table:table-cell>
          <table:table-cell table:formula="of:=[.AD36]*[.$B36]" office:value-type="float" office:value="245.156891381049">
            <text:p>245.1568913811</text:p>
          </table:table-cell>
          <table:table-cell table:formula="of:=[.AE36]*[.$B36]" office:value-type="float" office:value="269.672580519154">
            <text:p>269.6725805192</text:p>
          </table:table-cell>
          <table:table-cell table:formula="of:=[.AF36]*[.$B36]" office:value-type="float" office:value="296.63983857107">
            <text:p>296.6398385711</text:p>
          </table:table-cell>
          <table:table-cell table:formula="of:=[.AG36]*[.$B36]" office:value-type="float" office:value="326.303822428177">
            <text:p>326.3038224282</text:p>
          </table:table-cell>
          <table:table-cell table:formula="of:=[.AH36]*[.$B36]" office:value-type="float" office:value="358.934204670994">
            <text:p>358.934204671</text:p>
          </table:table-cell>
          <table:table-cell table:formula="of:=[.AI36]*[.$B36]" office:value-type="float" office:value="394.827625138094">
            <text:p>394.8276251381</text:p>
          </table:table-cell>
          <table:table-cell table:formula="of:=[.AJ36]*[.$B36]" office:value-type="float" office:value="434.310387651903">
            <text:p>434.3103876519</text:p>
          </table:table-cell>
          <table:table-cell table:formula="of:=[.AK36]*[.$B36]" office:value-type="float" office:value="477.741426417094">
            <text:p>477.7414264171</text:p>
          </table:table-cell>
          <table:table-cell table:formula="of:=[.AL36]*[.$B36]" office:value-type="float" office:value="525.515569058803">
            <text:p>525.5155690588</text:p>
          </table:table-cell>
          <table:table-cell table:formula="of:=[.AM36]*[.$B36]" office:value-type="float" office:value="578.067125964683">
            <text:p>578.0671259647</text:p>
          </table:table-cell>
          <table:table-cell table:formula="of:=[.AN36]*[.$B36]" office:value-type="float" office:value="635.873838561152">
            <text:p>635.8738385612</text:p>
          </table:table-cell>
          <table:table-cell table:formula="of:=[.AO36]*[.$B36]" office:value-type="float" office:value="699.461222417267">
            <text:p>699.4612224173</text:p>
          </table:table-cell>
          <table:table-cell table:formula="of:=[.AP36]*[.$B36]" office:value-type="float" office:value="769.407344658994">
            <text:p>769.407344659</text:p>
          </table:table-cell>
          <table:table-cell table:formula="of:=[.AQ36]*[.$B36]" office:value-type="float" office:value="846.348079124893">
            <text:p>846.3480791249</text:p>
          </table:table-cell>
          <table:table-cell table:formula="of:=[.AR36]*[.$B36]" office:value-type="float" office:value="930.982887037383">
            <text:p>930.9828870374</text:p>
          </table:table-cell>
          <table:table-cell table:formula="of:=[.AS36]*[.$B36]" office:value-type="float" office:value="1024.08117574112">
            <text:p>1024.0811757411</text:p>
          </table:table-cell>
          <table:table-cell table:formula="of:=[.AT36]*[.$B36]" office:value-type="float" office:value="1126.48929331523">
            <text:p>1126.4892933152</text:p>
          </table:table-cell>
          <table:table-cell table:formula="of:=[.AU36]*[.$B36]" office:value-type="float" office:value="1239.13822264676">
            <text:p>1239.1382226468</text:p>
          </table:table-cell>
          <table:table-cell table:formula="of:=[.AV36]*[.$B36]" office:value-type="float" office:value="1363.05204491143">
            <text:p>1363.0520449114</text:p>
          </table:table-cell>
          <table:table-cell table:formula="of:=[.AW36]*[.$B36]" office:value-type="float" office:value="1499.35724940258">
            <text:p>1499.3572494026</text:p>
          </table:table-cell>
          <table:table-cell table:formula="of:=[.AX36]*[.$B36]" office:value-type="float" office:value="1649.29297434283">
            <text:p>1649.2929743428</text:p>
          </table:table-cell>
          <table:table-cell table:formula="of:=[.AY36]*[.$B36]" office:value-type="float" office:value="1814.22227177712">
            <text:p>1814.2222717771</text:p>
          </table:table-cell>
          <table:table-cell table:number-columns-repeated="972"/>
        </table:table-row>
        <table:table-row table:style-name="ro1">
          <table:table-cell office:value-type="string">
            <text:p>Status Effect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Med hp, High dm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Tree Guardian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972"/>
        </table:table-row>
        <table:table-row table:style-name="ro1">
          <table:table-cell office:value-type="string">
            <text:p>HP</text:p>
          </table:table-cell>
          <table:table-cell office:value-type="float" office:value="1.1">
            <text:p>1.1</text:p>
          </table:table-cell>
          <table:table-cell office:value-type="float" office:value="100">
            <text:p>100</text:p>
          </table:table-cell>
          <table:table-cell table:formula="of:=[.C41]*[.$B41]" office:value-type="float" office:value="110">
            <text:p>110</text:p>
          </table:table-cell>
          <table:table-cell table:formula="of:=[.D41]*[.$B41]" office:value-type="float" office:value="121">
            <text:p>121</text:p>
          </table:table-cell>
          <table:table-cell table:formula="of:=[.E41]*[.$B41]" office:value-type="float" office:value="133.1">
            <text:p>133.1</text:p>
          </table:table-cell>
          <table:table-cell table:formula="of:=[.F41]*[.$B41]" office:value-type="float" office:value="146.41">
            <text:p>146.41</text:p>
          </table:table-cell>
          <table:table-cell table:formula="of:=[.G41]*[.$B41]" office:value-type="float" office:value="161.051">
            <text:p>161.051</text:p>
          </table:table-cell>
          <table:table-cell table:formula="of:=[.H41]*[.$B41]" office:value-type="float" office:value="177.1561">
            <text:p>177.1561</text:p>
          </table:table-cell>
          <table:table-cell table:formula="of:=[.I41]*[.$B41]" office:value-type="float" office:value="194.87171">
            <text:p>194.87171</text:p>
          </table:table-cell>
          <table:table-cell table:formula="of:=[.J41]*[.$B41]" office:value-type="float" office:value="214.358881">
            <text:p>214.358881</text:p>
          </table:table-cell>
          <table:table-cell table:formula="of:=[.K41]*[.$B41]" office:value-type="float" office:value="235.7947691">
            <text:p>235.7947691</text:p>
          </table:table-cell>
          <table:table-cell table:formula="of:=[.L41]*[.$B41]" office:value-type="float" office:value="259.37424601">
            <text:p>259.37424601</text:p>
          </table:table-cell>
          <table:table-cell table:formula="of:=[.M41]*[.$B41]" office:value-type="float" office:value="285.311670611">
            <text:p>285.311670611</text:p>
          </table:table-cell>
          <table:table-cell table:formula="of:=[.N41]*[.$B41]" office:value-type="float" office:value="313.8428376721">
            <text:p>313.8428376721</text:p>
          </table:table-cell>
          <table:table-cell table:formula="of:=[.O41]*[.$B41]" office:value-type="float" office:value="345.22712143931">
            <text:p>345.2271214393</text:p>
          </table:table-cell>
          <table:table-cell table:formula="of:=[.P41]*[.$B41]" office:value-type="float" office:value="379.749833583241">
            <text:p>379.7498335832</text:p>
          </table:table-cell>
          <table:table-cell table:formula="of:=[.Q41]*[.$B41]" office:value-type="float" office:value="417.724816941566">
            <text:p>417.7248169416</text:p>
          </table:table-cell>
          <table:table-cell table:formula="of:=[.R41]*[.$B41]" office:value-type="float" office:value="459.497298635722">
            <text:p>459.4972986357</text:p>
          </table:table-cell>
          <table:table-cell table:formula="of:=[.S41]*[.$B41]" office:value-type="float" office:value="505.447028499295">
            <text:p>505.4470284993</text:p>
          </table:table-cell>
          <table:table-cell table:formula="of:=[.T41]*[.$B41]" office:value-type="float" office:value="555.991731349224">
            <text:p>555.9917313492</text:p>
          </table:table-cell>
          <table:table-cell table:formula="of:=[.U41]*[.$B41]" office:value-type="float" office:value="611.590904484146">
            <text:p>611.5909044841</text:p>
          </table:table-cell>
          <table:table-cell table:formula="of:=[.V41]*[.$B41]" office:value-type="float" office:value="672.749994932561">
            <text:p>672.7499949326</text:p>
          </table:table-cell>
          <table:table-cell table:formula="of:=[.W41]*[.$B41]" office:value-type="float" office:value="740.024994425817">
            <text:p>740.0249944258</text:p>
          </table:table-cell>
          <table:table-cell table:formula="of:=[.X41]*[.$B41]" office:value-type="float" office:value="814.027493868399">
            <text:p>814.0274938684</text:p>
          </table:table-cell>
          <table:table-cell table:formula="of:=[.Y41]*[.$B41]" office:value-type="float" office:value="895.430243255239">
            <text:p>895.4302432552</text:p>
          </table:table-cell>
          <table:table-cell table:formula="of:=[.Z41]*[.$B41]" office:value-type="float" office:value="984.973267580763">
            <text:p>984.9732675808</text:p>
          </table:table-cell>
          <table:table-cell table:formula="of:=[.AA41]*[.$B41]" office:value-type="float" office:value="1083.47059433884">
            <text:p>1083.4705943388</text:p>
          </table:table-cell>
          <table:table-cell table:formula="of:=[.AB41]*[.$B41]" office:value-type="float" office:value="1191.81765377272">
            <text:p>1191.8176537727</text:p>
          </table:table-cell>
          <table:table-cell table:formula="of:=[.AC41]*[.$B41]" office:value-type="float" office:value="1310.99941915">
            <text:p>1310.99941915</text:p>
          </table:table-cell>
          <table:table-cell table:formula="of:=[.AD41]*[.$B41]" office:value-type="float" office:value="1442.099361065">
            <text:p>1442.099361065</text:p>
          </table:table-cell>
          <table:table-cell table:formula="of:=[.AE41]*[.$B41]" office:value-type="float" office:value="1586.3092971715">
            <text:p>1586.3092971715</text:p>
          </table:table-cell>
          <table:table-cell table:formula="of:=[.AF41]*[.$B41]" office:value-type="float" office:value="1744.94022688865">
            <text:p>1744.9402268887</text:p>
          </table:table-cell>
          <table:table-cell table:formula="of:=[.AG41]*[.$B41]" office:value-type="float" office:value="1919.43424957751">
            <text:p>1919.4342495775</text:p>
          </table:table-cell>
          <table:table-cell table:formula="of:=[.AH41]*[.$B41]" office:value-type="float" office:value="2111.37767453526">
            <text:p>2111.3776745353</text:p>
          </table:table-cell>
          <table:table-cell table:formula="of:=[.AI41]*[.$B41]" office:value-type="float" office:value="2322.51544198879">
            <text:p>2322.5154419888</text:p>
          </table:table-cell>
          <table:table-cell table:formula="of:=[.AJ41]*[.$B41]" office:value-type="float" office:value="2554.76698618767">
            <text:p>2554.7669861877</text:p>
          </table:table-cell>
          <table:table-cell table:formula="of:=[.AK41]*[.$B41]" office:value-type="float" office:value="2810.24368480643">
            <text:p>2810.2436848064</text:p>
          </table:table-cell>
          <table:table-cell table:formula="of:=[.AL41]*[.$B41]" office:value-type="float" office:value="3091.26805328708">
            <text:p>3091.2680532871</text:p>
          </table:table-cell>
          <table:table-cell table:formula="of:=[.AM41]*[.$B41]" office:value-type="float" office:value="3400.39485861578">
            <text:p>3400.3948586158</text:p>
          </table:table-cell>
          <table:table-cell table:formula="of:=[.AN41]*[.$B41]" office:value-type="float" office:value="3740.43434447736">
            <text:p>3740.4343444774</text:p>
          </table:table-cell>
          <table:table-cell table:formula="of:=[.AO41]*[.$B41]" office:value-type="float" office:value="4114.4777789251">
            <text:p>4114.4777789251</text:p>
          </table:table-cell>
          <table:table-cell table:formula="of:=[.AP41]*[.$B41]" office:value-type="float" office:value="4525.92555681761">
            <text:p>4525.9255568176</text:p>
          </table:table-cell>
          <table:table-cell table:formula="of:=[.AQ41]*[.$B41]" office:value-type="float" office:value="4978.51811249937">
            <text:p>4978.5181124994</text:p>
          </table:table-cell>
          <table:table-cell table:formula="of:=[.AR41]*[.$B41]" office:value-type="float" office:value="5476.36992374931">
            <text:p>5476.3699237493</text:p>
          </table:table-cell>
          <table:table-cell table:formula="of:=[.AS41]*[.$B41]" office:value-type="float" office:value="6024.00691612424">
            <text:p>6024.0069161242</text:p>
          </table:table-cell>
          <table:table-cell table:formula="of:=[.AT41]*[.$B41]" office:value-type="float" office:value="6626.40760773666">
            <text:p>6626.4076077367</text:p>
          </table:table-cell>
          <table:table-cell table:formula="of:=[.AU41]*[.$B41]" office:value-type="float" office:value="7289.04836851033">
            <text:p>7289.0483685103</text:p>
          </table:table-cell>
          <table:table-cell table:formula="of:=[.AV41]*[.$B41]" office:value-type="float" office:value="8017.95320536137">
            <text:p>8017.9532053614</text:p>
          </table:table-cell>
          <table:table-cell table:formula="of:=[.AW41]*[.$B41]" office:value-type="float" office:value="8819.7485258975">
            <text:p>8819.7485258975</text:p>
          </table:table-cell>
          <table:table-cell table:formula="of:=[.AX41]*[.$B41]" office:value-type="float" office:value="9701.72337848725">
            <text:p>9701.7233784873</text:p>
          </table:table-cell>
          <table:table-cell table:formula="of:=[.AY41]*[.$B41]" office:value-type="float" office:value="10671.895716336">
            <text:p>10671.895716336</text:p>
          </table:table-cell>
          <table:table-cell table:number-columns-repeated="972"/>
        </table:table-row>
        <table:table-row table:style-name="ro1">
          <table:table-cell office:value-type="string">
            <text:p>Damage</text:p>
          </table:table-cell>
          <table:table-cell office:value-type="float" office:value="1.1">
            <text:p>1.1</text:p>
          </table:table-cell>
          <table:table-cell office:value-type="float" office:value="6">
            <text:p>6</text:p>
          </table:table-cell>
          <table:table-cell table:formula="of:=[.C42]*[.$B42]" office:value-type="float" office:value="6.6">
            <text:p>6.6</text:p>
          </table:table-cell>
          <table:table-cell table:formula="of:=[.D42]*[.$B42]" office:value-type="float" office:value="7.26">
            <text:p>7.26</text:p>
          </table:table-cell>
          <table:table-cell table:formula="of:=[.E42]*[.$B42]" office:value-type="float" office:value="7.986">
            <text:p>7.986</text:p>
          </table:table-cell>
          <table:table-cell table:formula="of:=[.F42]*[.$B42]" office:value-type="float" office:value="8.7846">
            <text:p>8.7846</text:p>
          </table:table-cell>
          <table:table-cell table:formula="of:=[.G42]*[.$B42]" office:value-type="float" office:value="9.66306">
            <text:p>9.66306</text:p>
          </table:table-cell>
          <table:table-cell table:formula="of:=[.H42]*[.$B42]" office:value-type="float" office:value="10.629366">
            <text:p>10.629366</text:p>
          </table:table-cell>
          <table:table-cell table:formula="of:=[.I42]*[.$B42]" office:value-type="float" office:value="11.6923026">
            <text:p>11.6923026</text:p>
          </table:table-cell>
          <table:table-cell table:formula="of:=[.J42]*[.$B42]" office:value-type="float" office:value="12.86153286">
            <text:p>12.86153286</text:p>
          </table:table-cell>
          <table:table-cell table:formula="of:=[.K42]*[.$B42]" office:value-type="float" office:value="14.147686146">
            <text:p>14.147686146</text:p>
          </table:table-cell>
          <table:table-cell table:formula="of:=[.L42]*[.$B42]" office:value-type="float" office:value="15.5624547606">
            <text:p>15.5624547606</text:p>
          </table:table-cell>
          <table:table-cell table:formula="of:=[.M42]*[.$B42]" office:value-type="float" office:value="17.11870023666">
            <text:p>17.1187002367</text:p>
          </table:table-cell>
          <table:table-cell table:formula="of:=[.N42]*[.$B42]" office:value-type="float" office:value="18.830570260326">
            <text:p>18.8305702603</text:p>
          </table:table-cell>
          <table:table-cell table:formula="of:=[.O42]*[.$B42]" office:value-type="float" office:value="20.7136272863586">
            <text:p>20.7136272864</text:p>
          </table:table-cell>
          <table:table-cell table:formula="of:=[.P42]*[.$B42]" office:value-type="float" office:value="22.7849900149945">
            <text:p>22.784990015</text:p>
          </table:table-cell>
          <table:table-cell table:formula="of:=[.Q42]*[.$B42]" office:value-type="float" office:value="25.0634890164939">
            <text:p>25.0634890165</text:p>
          </table:table-cell>
          <table:table-cell table:formula="of:=[.R42]*[.$B42]" office:value-type="float" office:value="27.5698379181433">
            <text:p>27.5698379181</text:p>
          </table:table-cell>
          <table:table-cell table:formula="of:=[.S42]*[.$B42]" office:value-type="float" office:value="30.3268217099577">
            <text:p>30.32682171</text:p>
          </table:table-cell>
          <table:table-cell table:formula="of:=[.T42]*[.$B42]" office:value-type="float" office:value="33.3595038809534">
            <text:p>33.359503881</text:p>
          </table:table-cell>
          <table:table-cell table:formula="of:=[.U42]*[.$B42]" office:value-type="float" office:value="36.6954542690488">
            <text:p>36.695454269</text:p>
          </table:table-cell>
          <table:table-cell table:formula="of:=[.V42]*[.$B42]" office:value-type="float" office:value="40.3649996959537">
            <text:p>40.364999696</text:p>
          </table:table-cell>
          <table:table-cell table:formula="of:=[.W42]*[.$B42]" office:value-type="float" office:value="44.401499665549">
            <text:p>44.4014996655</text:p>
          </table:table-cell>
          <table:table-cell table:formula="of:=[.X42]*[.$B42]" office:value-type="float" office:value="48.8416496321039">
            <text:p>48.8416496321</text:p>
          </table:table-cell>
          <table:table-cell table:formula="of:=[.Y42]*[.$B42]" office:value-type="float" office:value="53.7258145953143">
            <text:p>53.7258145953</text:p>
          </table:table-cell>
          <table:table-cell table:formula="of:=[.Z42]*[.$B42]" office:value-type="float" office:value="59.0983960548458">
            <text:p>59.0983960548</text:p>
          </table:table-cell>
          <table:table-cell table:formula="of:=[.AA42]*[.$B42]" office:value-type="float" office:value="65.0082356603304">
            <text:p>65.0082356603</text:p>
          </table:table-cell>
          <table:table-cell table:formula="of:=[.AB42]*[.$B42]" office:value-type="float" office:value="71.5090592263634">
            <text:p>71.5090592264</text:p>
          </table:table-cell>
          <table:table-cell table:formula="of:=[.AC42]*[.$B42]" office:value-type="float" office:value="78.6599651489997">
            <text:p>78.659965149</text:p>
          </table:table-cell>
          <table:table-cell table:formula="of:=[.AD42]*[.$B42]" office:value-type="float" office:value="86.5259616638997">
            <text:p>86.5259616639</text:p>
          </table:table-cell>
          <table:table-cell table:formula="of:=[.AE42]*[.$B42]" office:value-type="float" office:value="95.1785578302897">
            <text:p>95.1785578303</text:p>
          </table:table-cell>
          <table:table-cell table:formula="of:=[.AF42]*[.$B42]" office:value-type="float" office:value="104.696413613319">
            <text:p>104.6964136133</text:p>
          </table:table-cell>
          <table:table-cell table:formula="of:=[.AG42]*[.$B42]" office:value-type="float" office:value="115.166054974651">
            <text:p>115.1660549747</text:p>
          </table:table-cell>
          <table:table-cell table:formula="of:=[.AH42]*[.$B42]" office:value-type="float" office:value="126.682660472116">
            <text:p>126.6826604721</text:p>
          </table:table-cell>
          <table:table-cell table:formula="of:=[.AI42]*[.$B42]" office:value-type="float" office:value="139.350926519327">
            <text:p>139.3509265193</text:p>
          </table:table-cell>
          <table:table-cell table:formula="of:=[.AJ42]*[.$B42]" office:value-type="float" office:value="153.28601917126">
            <text:p>153.2860191713</text:p>
          </table:table-cell>
          <table:table-cell table:formula="of:=[.AK42]*[.$B42]" office:value-type="float" office:value="168.614621088386">
            <text:p>168.6146210884</text:p>
          </table:table-cell>
          <table:table-cell table:formula="of:=[.AL42]*[.$B42]" office:value-type="float" office:value="185.476083197225">
            <text:p>185.4760831972</text:p>
          </table:table-cell>
          <table:table-cell table:formula="of:=[.AM42]*[.$B42]" office:value-type="float" office:value="204.023691516947">
            <text:p>204.0236915169</text:p>
          </table:table-cell>
          <table:table-cell table:formula="of:=[.AN42]*[.$B42]" office:value-type="float" office:value="224.426060668642">
            <text:p>224.4260606686</text:p>
          </table:table-cell>
          <table:table-cell table:formula="of:=[.AO42]*[.$B42]" office:value-type="float" office:value="246.868666735506">
            <text:p>246.8686667355</text:p>
          </table:table-cell>
          <table:table-cell table:formula="of:=[.AP42]*[.$B42]" office:value-type="float" office:value="271.555533409057">
            <text:p>271.5555334091</text:p>
          </table:table-cell>
          <table:table-cell table:formula="of:=[.AQ42]*[.$B42]" office:value-type="float" office:value="298.711086749962">
            <text:p>298.71108675</text:p>
          </table:table-cell>
          <table:table-cell table:formula="of:=[.AR42]*[.$B42]" office:value-type="float" office:value="328.582195424958">
            <text:p>328.582195425</text:p>
          </table:table-cell>
          <table:table-cell table:formula="of:=[.AS42]*[.$B42]" office:value-type="float" office:value="361.440414967454">
            <text:p>361.4404149675</text:p>
          </table:table-cell>
          <table:table-cell table:formula="of:=[.AT42]*[.$B42]" office:value-type="float" office:value="397.5844564642">
            <text:p>397.5844564642</text:p>
          </table:table-cell>
          <table:table-cell table:formula="of:=[.AU42]*[.$B42]" office:value-type="float" office:value="437.34290211062">
            <text:p>437.3429021106</text:p>
          </table:table-cell>
          <table:table-cell table:formula="of:=[.AV42]*[.$B42]" office:value-type="float" office:value="481.077192321682">
            <text:p>481.0771923217</text:p>
          </table:table-cell>
          <table:table-cell table:formula="of:=[.AW42]*[.$B42]" office:value-type="float" office:value="529.18491155385">
            <text:p>529.1849115539</text:p>
          </table:table-cell>
          <table:table-cell table:formula="of:=[.AX42]*[.$B42]" office:value-type="float" office:value="582.103402709235">
            <text:p>582.1034027092</text:p>
          </table:table-cell>
          <table:table-cell table:formula="of:=[.AY42]*[.$B42]" office:value-type="float" office:value="640.313742980159">
            <text:p>640.3137429802</text:p>
          </table:table-cell>
          <table:table-cell table:number-columns-repeated="972"/>
        </table:table-row>
        <table:table-row table:style-name="ro1">
          <table:table-cell office:value-type="string">
            <text:p>Status Effect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Very High hp, Low dm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Boss - Marauder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972"/>
        </table:table-row>
        <table:table-row table:style-name="ro1">
          <table:table-cell office:value-type="string">
            <text:p>HP</text:p>
          </table:table-cell>
          <table:table-cell office:value-type="float" office:value="1.1">
            <text:p>1.1</text:p>
          </table:table-cell>
          <table:table-cell office:value-type="float" office:value="240">
            <text:p>240</text:p>
          </table:table-cell>
          <table:table-cell table:formula="of:=[.C47]*[.$B47]" office:value-type="float" office:value="264">
            <text:p>264</text:p>
          </table:table-cell>
          <table:table-cell table:formula="of:=[.D47]*[.$B47]" office:value-type="float" office:value="290.4">
            <text:p>290.4</text:p>
          </table:table-cell>
          <table:table-cell table:formula="of:=[.E47]*[.$B47]" office:value-type="float" office:value="319.44">
            <text:p>319.44</text:p>
          </table:table-cell>
          <table:table-cell table:formula="of:=[.F47]*[.$B47]" office:value-type="float" office:value="351.384">
            <text:p>351.384</text:p>
          </table:table-cell>
          <table:table-cell table:formula="of:=[.G47]*[.$B47]" office:value-type="float" office:value="386.5224">
            <text:p>386.5224</text:p>
          </table:table-cell>
          <table:table-cell table:formula="of:=[.H47]*[.$B47]" office:value-type="float" office:value="425.17464">
            <text:p>425.17464</text:p>
          </table:table-cell>
          <table:table-cell table:formula="of:=[.I47]*[.$B47]" office:value-type="float" office:value="467.692104">
            <text:p>467.692104</text:p>
          </table:table-cell>
          <table:table-cell table:formula="of:=[.J47]*[.$B47]" office:value-type="float" office:value="514.4613144">
            <text:p>514.4613144</text:p>
          </table:table-cell>
          <table:table-cell table:formula="of:=[.K47]*[.$B47]" office:value-type="float" office:value="565.90744584">
            <text:p>565.90744584</text:p>
          </table:table-cell>
          <table:table-cell table:formula="of:=[.L47]*[.$B47]" office:value-type="float" office:value="622.498190424">
            <text:p>622.498190424</text:p>
          </table:table-cell>
          <table:table-cell table:formula="of:=[.M47]*[.$B47]" office:value-type="float" office:value="684.7480094664">
            <text:p>684.7480094664</text:p>
          </table:table-cell>
          <table:table-cell table:formula="of:=[.N47]*[.$B47]" office:value-type="float" office:value="753.222810413041">
            <text:p>753.222810413</text:p>
          </table:table-cell>
          <table:table-cell table:formula="of:=[.O47]*[.$B47]" office:value-type="float" office:value="828.545091454345">
            <text:p>828.5450914543</text:p>
          </table:table-cell>
          <table:table-cell table:formula="of:=[.P47]*[.$B47]" office:value-type="float" office:value="911.399600599779">
            <text:p>911.3996005998</text:p>
          </table:table-cell>
          <table:table-cell table:formula="of:=[.Q47]*[.$B47]" office:value-type="float" office:value="1002.53956065976">
            <text:p>1002.5395606598</text:p>
          </table:table-cell>
          <table:table-cell table:formula="of:=[.R47]*[.$B47]" office:value-type="float" office:value="1102.79351672573">
            <text:p>1102.7935167257</text:p>
          </table:table-cell>
          <table:table-cell table:formula="of:=[.S47]*[.$B47]" office:value-type="float" office:value="1213.07286839831">
            <text:p>1213.0728683983</text:p>
          </table:table-cell>
          <table:table-cell table:formula="of:=[.T47]*[.$B47]" office:value-type="float" office:value="1334.38015523814">
            <text:p>1334.3801552381</text:p>
          </table:table-cell>
          <table:table-cell table:formula="of:=[.U47]*[.$B47]" office:value-type="float" office:value="1467.81817076195">
            <text:p>1467.818170762</text:p>
          </table:table-cell>
          <table:table-cell table:formula="of:=[.V47]*[.$B47]" office:value-type="float" office:value="1614.59998783815">
            <text:p>1614.5999878382</text:p>
          </table:table-cell>
          <table:table-cell table:formula="of:=[.W47]*[.$B47]" office:value-type="float" office:value="1776.05998662196">
            <text:p>1776.059986622</text:p>
          </table:table-cell>
          <table:table-cell table:formula="of:=[.X47]*[.$B47]" office:value-type="float" office:value="1953.66598528416">
            <text:p>1953.6659852842</text:p>
          </table:table-cell>
          <table:table-cell table:formula="of:=[.Y47]*[.$B47]" office:value-type="float" office:value="2149.03258381257">
            <text:p>2149.0325838126</text:p>
          </table:table-cell>
          <table:table-cell table:formula="of:=[.Z47]*[.$B47]" office:value-type="float" office:value="2363.93584219383">
            <text:p>2363.9358421938</text:p>
          </table:table-cell>
          <table:table-cell table:formula="of:=[.AA47]*[.$B47]" office:value-type="float" office:value="2600.32942641321">
            <text:p>2600.3294264132</text:p>
          </table:table-cell>
          <table:table-cell table:formula="of:=[.AB47]*[.$B47]" office:value-type="float" office:value="2860.36236905454">
            <text:p>2860.3623690545</text:p>
          </table:table-cell>
          <table:table-cell table:formula="of:=[.AC47]*[.$B47]" office:value-type="float" office:value="3146.39860595999">
            <text:p>3146.39860596</text:p>
          </table:table-cell>
          <table:table-cell table:formula="of:=[.AD47]*[.$B47]" office:value-type="float" office:value="3461.03846655599">
            <text:p>3461.038466556</text:p>
          </table:table-cell>
          <table:table-cell table:formula="of:=[.AE47]*[.$B47]" office:value-type="float" office:value="3807.14231321159">
            <text:p>3807.1423132116</text:p>
          </table:table-cell>
          <table:table-cell table:formula="of:=[.AF47]*[.$B47]" office:value-type="float" office:value="4187.85654453275">
            <text:p>4187.8565445328</text:p>
          </table:table-cell>
          <table:table-cell table:formula="of:=[.AG47]*[.$B47]" office:value-type="float" office:value="4606.64219898602">
            <text:p>4606.642198986</text:p>
          </table:table-cell>
          <table:table-cell table:formula="of:=[.AH47]*[.$B47]" office:value-type="float" office:value="5067.30641888463">
            <text:p>5067.3064188846</text:p>
          </table:table-cell>
          <table:table-cell table:formula="of:=[.AI47]*[.$B47]" office:value-type="float" office:value="5574.03706077309">
            <text:p>5574.0370607731</text:p>
          </table:table-cell>
          <table:table-cell table:formula="of:=[.AJ47]*[.$B47]" office:value-type="float" office:value="6131.4407668504">
            <text:p>6131.4407668504</text:p>
          </table:table-cell>
          <table:table-cell table:formula="of:=[.AK47]*[.$B47]" office:value-type="float" office:value="6744.58484353544">
            <text:p>6744.5848435354</text:p>
          </table:table-cell>
          <table:table-cell table:formula="of:=[.AL47]*[.$B47]" office:value-type="float" office:value="7419.04332788898">
            <text:p>7419.043327889</text:p>
          </table:table-cell>
          <table:table-cell table:formula="of:=[.AM47]*[.$B47]" office:value-type="float" office:value="8160.94766067788">
            <text:p>8160.9476606779</text:p>
          </table:table-cell>
          <table:table-cell table:formula="of:=[.AN47]*[.$B47]" office:value-type="float" office:value="8977.04242674567">
            <text:p>8977.0424267457</text:p>
          </table:table-cell>
          <table:table-cell table:formula="of:=[.AO47]*[.$B47]" office:value-type="float" office:value="9874.74666942024">
            <text:p>9874.7466694202</text:p>
          </table:table-cell>
          <table:table-cell table:formula="of:=[.AP47]*[.$B47]" office:value-type="float" office:value="10862.2213363623">
            <text:p>10862.2213363623</text:p>
          </table:table-cell>
          <table:table-cell table:formula="of:=[.AQ47]*[.$B47]" office:value-type="float" office:value="11948.4434699985">
            <text:p>11948.4434699985</text:p>
          </table:table-cell>
          <table:table-cell table:formula="of:=[.AR47]*[.$B47]" office:value-type="float" office:value="13143.2878169983">
            <text:p>13143.2878169983</text:p>
          </table:table-cell>
          <table:table-cell table:formula="of:=[.AS47]*[.$B47]" office:value-type="float" office:value="14457.6165986982">
            <text:p>14457.6165986982</text:p>
          </table:table-cell>
          <table:table-cell table:formula="of:=[.AT47]*[.$B47]" office:value-type="float" office:value="15903.378258568">
            <text:p>15903.378258568</text:p>
          </table:table-cell>
          <table:table-cell table:formula="of:=[.AU47]*[.$B47]" office:value-type="float" office:value="17493.7160844248">
            <text:p>17493.7160844248</text:p>
          </table:table-cell>
          <table:table-cell table:formula="of:=[.AV47]*[.$B47]" office:value-type="float" office:value="19243.0876928673">
            <text:p>19243.0876928673</text:p>
          </table:table-cell>
          <table:table-cell table:formula="of:=[.AW47]*[.$B47]" office:value-type="float" office:value="21167.396462154">
            <text:p>21167.396462154</text:p>
          </table:table-cell>
          <table:table-cell table:formula="of:=[.AX47]*[.$B47]" office:value-type="float" office:value="23284.1361083694">
            <text:p>23284.1361083694</text:p>
          </table:table-cell>
          <table:table-cell table:formula="of:=[.AY47]*[.$B47]" office:value-type="float" office:value="25612.5497192063">
            <text:p>25612.5497192063</text:p>
          </table:table-cell>
          <table:table-cell table:number-columns-repeated="972"/>
        </table:table-row>
        <table:table-row table:style-name="ro1">
          <table:table-cell office:value-type="string">
            <text:p>Damage</text:p>
          </table:table-cell>
          <table:table-cell office:value-type="float" office:value="1.1">
            <text:p>1.1</text:p>
          </table:table-cell>
          <table:table-cell office:value-type="float" office:value="14">
            <text:p>14</text:p>
          </table:table-cell>
          <table:table-cell table:formula="of:=[.C48]*[.$B48]" office:value-type="float" office:value="15.4">
            <text:p>15.4</text:p>
          </table:table-cell>
          <table:table-cell table:formula="of:=[.D48]*[.$B48]" office:value-type="float" office:value="16.94">
            <text:p>16.94</text:p>
          </table:table-cell>
          <table:table-cell table:formula="of:=[.E48]*[.$B48]" office:value-type="float" office:value="18.634">
            <text:p>18.634</text:p>
          </table:table-cell>
          <table:table-cell table:formula="of:=[.F48]*[.$B48]" office:value-type="float" office:value="20.4974">
            <text:p>20.4974</text:p>
          </table:table-cell>
          <table:table-cell table:formula="of:=[.G48]*[.$B48]" office:value-type="float" office:value="22.54714">
            <text:p>22.54714</text:p>
          </table:table-cell>
          <table:table-cell table:formula="of:=[.H48]*[.$B48]" office:value-type="float" office:value="24.801854">
            <text:p>24.801854</text:p>
          </table:table-cell>
          <table:table-cell table:formula="of:=[.I48]*[.$B48]" office:value-type="float" office:value="27.2820394">
            <text:p>27.2820394</text:p>
          </table:table-cell>
          <table:table-cell table:formula="of:=[.J48]*[.$B48]" office:value-type="float" office:value="30.01024334">
            <text:p>30.01024334</text:p>
          </table:table-cell>
          <table:table-cell table:formula="of:=[.K48]*[.$B48]" office:value-type="float" office:value="33.011267674">
            <text:p>33.011267674</text:p>
          </table:table-cell>
          <table:table-cell table:formula="of:=[.L48]*[.$B48]" office:value-type="float" office:value="36.3123944414">
            <text:p>36.3123944414</text:p>
          </table:table-cell>
          <table:table-cell table:formula="of:=[.M48]*[.$B48]" office:value-type="float" office:value="39.94363388554">
            <text:p>39.9436338855</text:p>
          </table:table-cell>
          <table:table-cell table:formula="of:=[.N48]*[.$B48]" office:value-type="float" office:value="43.9379972740941">
            <text:p>43.9379972741</text:p>
          </table:table-cell>
          <table:table-cell table:formula="of:=[.O48]*[.$B48]" office:value-type="float" office:value="48.3317970015035">
            <text:p>48.3317970015</text:p>
          </table:table-cell>
          <table:table-cell table:formula="of:=[.P48]*[.$B48]" office:value-type="float" office:value="53.1649767016538">
            <text:p>53.1649767017</text:p>
          </table:table-cell>
          <table:table-cell table:formula="of:=[.Q48]*[.$B48]" office:value-type="float" office:value="58.4814743718192">
            <text:p>58.4814743718</text:p>
          </table:table-cell>
          <table:table-cell table:formula="of:=[.R48]*[.$B48]" office:value-type="float" office:value="64.3296218090011">
            <text:p>64.329621809</text:p>
          </table:table-cell>
          <table:table-cell table:formula="of:=[.S48]*[.$B48]" office:value-type="float" office:value="70.7625839899012">
            <text:p>70.7625839899</text:p>
          </table:table-cell>
          <table:table-cell table:formula="of:=[.T48]*[.$B48]" office:value-type="float" office:value="77.8388423888914">
            <text:p>77.8388423889</text:p>
          </table:table-cell>
          <table:table-cell table:formula="of:=[.U48]*[.$B48]" office:value-type="float" office:value="85.6227266277805">
            <text:p>85.6227266278</text:p>
          </table:table-cell>
          <table:table-cell table:formula="of:=[.V48]*[.$B48]" office:value-type="float" office:value="94.1849992905586">
            <text:p>94.1849992906</text:p>
          </table:table-cell>
          <table:table-cell table:formula="of:=[.W48]*[.$B48]" office:value-type="float" office:value="103.603499219614">
            <text:p>103.6034992196</text:p>
          </table:table-cell>
          <table:table-cell table:formula="of:=[.X48]*[.$B48]" office:value-type="float" office:value="113.963849141576">
            <text:p>113.9638491416</text:p>
          </table:table-cell>
          <table:table-cell table:formula="of:=[.Y48]*[.$B48]" office:value-type="float" office:value="125.360234055734">
            <text:p>125.3602340557</text:p>
          </table:table-cell>
          <table:table-cell table:formula="of:=[.Z48]*[.$B48]" office:value-type="float" office:value="137.896257461307">
            <text:p>137.8962574613</text:p>
          </table:table-cell>
          <table:table-cell table:formula="of:=[.AA48]*[.$B48]" office:value-type="float" office:value="151.685883207438">
            <text:p>151.6858832074</text:p>
          </table:table-cell>
          <table:table-cell table:formula="of:=[.AB48]*[.$B48]" office:value-type="float" office:value="166.854471528181">
            <text:p>166.8544715282</text:p>
          </table:table-cell>
          <table:table-cell table:formula="of:=[.AC48]*[.$B48]" office:value-type="float" office:value="183.539918680999">
            <text:p>183.539918681</text:p>
          </table:table-cell>
          <table:table-cell table:formula="of:=[.AD48]*[.$B48]" office:value-type="float" office:value="201.893910549099">
            <text:p>201.8939105491</text:p>
          </table:table-cell>
          <table:table-cell table:formula="of:=[.AE48]*[.$B48]" office:value-type="float" office:value="222.083301604009">
            <text:p>222.083301604</text:p>
          </table:table-cell>
          <table:table-cell table:formula="of:=[.AF48]*[.$B48]" office:value-type="float" office:value="244.29163176441">
            <text:p>244.2916317644</text:p>
          </table:table-cell>
          <table:table-cell table:formula="of:=[.AG48]*[.$B48]" office:value-type="float" office:value="268.720794940851">
            <text:p>268.7207949409</text:p>
          </table:table-cell>
          <table:table-cell table:formula="of:=[.AH48]*[.$B48]" office:value-type="float" office:value="295.592874434937">
            <text:p>295.5928744349</text:p>
          </table:table-cell>
          <table:table-cell table:formula="of:=[.AI48]*[.$B48]" office:value-type="float" office:value="325.15216187843">
            <text:p>325.1521618784</text:p>
          </table:table-cell>
          <table:table-cell table:formula="of:=[.AJ48]*[.$B48]" office:value-type="float" office:value="357.667378066273">
            <text:p>357.6673780663</text:p>
          </table:table-cell>
          <table:table-cell table:formula="of:=[.AK48]*[.$B48]" office:value-type="float" office:value="393.434115872901">
            <text:p>393.4341158729</text:p>
          </table:table-cell>
          <table:table-cell table:formula="of:=[.AL48]*[.$B48]" office:value-type="float" office:value="432.777527460191">
            <text:p>432.7775274602</text:p>
          </table:table-cell>
          <table:table-cell table:formula="of:=[.AM48]*[.$B48]" office:value-type="float" office:value="476.05528020621">
            <text:p>476.0552802062</text:p>
          </table:table-cell>
          <table:table-cell table:formula="of:=[.AN48]*[.$B48]" office:value-type="float" office:value="523.660808226831">
            <text:p>523.6608082268</text:p>
          </table:table-cell>
          <table:table-cell table:formula="of:=[.AO48]*[.$B48]" office:value-type="float" office:value="576.026889049514">
            <text:p>576.0268890495</text:p>
          </table:table-cell>
          <table:table-cell table:formula="of:=[.AP48]*[.$B48]" office:value-type="float" office:value="633.629577954466">
            <text:p>633.6295779545</text:p>
          </table:table-cell>
          <table:table-cell table:formula="of:=[.AQ48]*[.$B48]" office:value-type="float" office:value="696.992535749912">
            <text:p>696.9925357499</text:p>
          </table:table-cell>
          <table:table-cell table:formula="of:=[.AR48]*[.$B48]" office:value-type="float" office:value="766.691789324904">
            <text:p>766.6917893249</text:p>
          </table:table-cell>
          <table:table-cell table:formula="of:=[.AS48]*[.$B48]" office:value-type="float" office:value="843.360968257394">
            <text:p>843.3609682574</text:p>
          </table:table-cell>
          <table:table-cell table:formula="of:=[.AT48]*[.$B48]" office:value-type="float" office:value="927.697065083133">
            <text:p>927.6970650831</text:p>
          </table:table-cell>
          <table:table-cell table:formula="of:=[.AU48]*[.$B48]" office:value-type="float" office:value="1020.46677159145">
            <text:p>1020.4667715915</text:p>
          </table:table-cell>
          <table:table-cell table:formula="of:=[.AV48]*[.$B48]" office:value-type="float" office:value="1122.51344875059">
            <text:p>1122.5134487506</text:p>
          </table:table-cell>
          <table:table-cell table:formula="of:=[.AW48]*[.$B48]" office:value-type="float" office:value="1234.76479362565">
            <text:p>1234.7647936257</text:p>
          </table:table-cell>
          <table:table-cell table:formula="of:=[.AX48]*[.$B48]" office:value-type="float" office:value="1358.24127298822">
            <text:p>1358.2412729882</text:p>
          </table:table-cell>
          <table:table-cell table:formula="of:=[.AY48]*[.$B48]" office:value-type="float" office:value="1494.06540028704">
            <text:p>1494.065400287</text:p>
          </table:table-cell>
          <table:table-cell table:number-columns-repeated="972"/>
        </table:table-row>
        <table:table-row table:style-name="ro1">
          <table:table-cell office:value-type="string">
            <text:p>Status Effect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Medium Hp, Medium Dmg</text:p>
          </table:table-cell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ge files" table:style-name="ta2" table:print="false">
        <office:forms form:automatic-focus="false" form:apply-design-mode="false"/>
        <table:table-column table:style-name="co4" table:default-cell-style-name="Excel_20_Built-in_20_Normal"/>
        <table:table-column table:style-name="co5" table:default-cell-style-name="Excel_20_Built-in_20_Normal"/>
        <table:table-column table:style-name="co3" table:default-cell-style-name="Excel_20_Built-in_20_Normal"/>
        <table:table-column table:style-name="co6" table:default-cell-style-name="Excel_20_Built-in_20_Normal"/>
        <table:table-column table:style-name="co3" table:number-columns-repeated="1020" table:default-cell-style-name="Excel_20_Built-in_20_Normal"/>
        <table:table-row table:style-name="ro1">
          <table:table-cell office:value-type="string">
            <text:p>Stage\Roun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13"/>
        </table:table-row>
        <table:table-row table:style-name="ro1">
          <table:table-cell table:style-name="ce6" office:value-type="string">
            <text:p>Stage 1</text:p>
          </table:table-cell>
          <table:table-cell table:number-columns-repeated="1023"/>
        </table:table-row>
        <table:table-row table:style-name="ro1">
          <table:table-cell office:value-type="string">
            <text:p>Monsters</text:p>
          </table:table-cell>
          <table:table-cell table:number-columns-repeated="2" office:value-type="string">
            <text:p>Boar</text:p>
          </table:table-cell>
          <table:table-cell table:number-columns-repeated="2" office:value-type="string">
            <text:p>Scorp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ar</text:p>
          </table:table-cell>
          <table:table-cell/>
          <table:table-cell office:value-type="string">
            <text:p>Bo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xp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1019"/>
        </table:table-row>
        <table:table-row table:style-name="ro1">
          <table:table-cell office:value-type="string">
            <text:p>Bonus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1">
          <table:table-cell office:value-type="string">
            <text:p>Total</text:p>
          </table:table-cell>
          <table:table-cell table:style-name="ce7" table:formula="of:=SUM([.B6:.I6];[.B7])" office:value-type="float" office:value="103">
            <text:p>10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Stage 2</text:p>
          </table:table-cell>
          <table:table-cell table:number-columns-repeated="1023"/>
        </table:table-row>
        <table:table-row table:style-name="ro1">
          <table:table-cell office:value-type="string">
            <text:p>Monsters</text:p>
          </table:table-cell>
          <table:table-cell office:value-type="string">
            <text:p>Boar</text:p>
          </table:table-cell>
          <table:table-cell table:number-columns-repeated="3" office:value-type="string">
            <text:p>Cyclop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oar</text:p>
          </table:table-cell>
          <table:table-cell/>
          <table:table-cell office:value-type="string">
            <text:p>Scorpion</text:p>
          </table:table-cell>
          <table:table-cell office:value-type="string">
            <text:p>Bo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Boar</text:p>
          </table:table-cell>
          <table:table-cell table:number-columns-repeated="1019"/>
        </table:table-row>
        <table:table-row table:style-name="ro1">
          <table:table-cell office:value-type="string">
            <text:p>Exp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019"/>
        </table:table-row>
        <table:table-row table:style-name="ro1">
          <table:table-cell office:value-type="string">
            <text:p>Bonus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1">
          <table:table-cell office:value-type="string">
            <text:p>Total</text:p>
          </table:table-cell>
          <table:table-cell table:style-name="ce7" table:formula="of:=SUM([.B14:.I14];[.B15])" office:value-type="float" office:value="114">
            <text:p>11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Stage 3</text:p>
          </table:table-cell>
          <table:table-cell table:number-columns-repeated="1023"/>
        </table:table-row>
        <table:table-row table:style-name="ro1">
          <table:table-cell office:value-type="string">
            <text:p>Monsters</text:p>
          </table:table-cell>
          <table:table-cell office:value-type="string">
            <text:p>Scorpion</text:p>
          </table:table-cell>
          <table:table-cell table:number-columns-repeated="2" office:value-type="string">
            <text:p>Cyclop</text:p>
          </table:table-cell>
          <table:table-cell office:value-type="string">
            <text:p>Tree Guardi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corpion</text:p>
          </table:table-cell>
          <table:table-cell table:number-columns-repeated="2" office:value-type="string">
            <text:p>Boar</text:p>
          </table:table-cell>
          <table:table-cell office:value-type="string">
            <text:p>Cyclo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ar</text:p>
          </table:table-cell>
          <table:table-cell office:value-type="string">
            <text:p>Scorpion</text:p>
          </table:table-cell>
          <table:table-cell table:number-columns-repeated="1020"/>
        </table:table-row>
        <table:table-row table:style-name="ro1">
          <table:table-cell office:value-type="string">
            <text:p>Exp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Bonus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office:value-type="string">
            <text:p>Total</text:p>
          </table:table-cell>
          <table:table-cell table:style-name="ce7" table:formula="of:=SUM([.B22:.I22];[.B23])" office:value-type="float" office:value="136">
            <text:p>13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Stage 4</text:p>
          </table:table-cell>
          <table:table-cell table:number-columns-repeated="1023"/>
        </table:table-row>
        <table:table-row table:style-name="ro1">
          <table:table-cell office:value-type="string">
            <text:p>Monsters</text:p>
          </table:table-cell>
          <table:table-cell office:value-type="string">
            <text:p>Boar</text:p>
          </table:table-cell>
          <table:table-cell office:value-type="string">
            <text:p>Scorpion</text:p>
          </table:table-cell>
          <table:table-cell table:number-columns-repeated="2" office:value-type="string">
            <text:p>Tree Guardian</text:p>
          </table:table-cell>
          <table:table-cell table:number-columns-repeated="2" office:value-type="string">
            <text:p>Cyclop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corpion</text:p>
          </table:table-cell>
          <table:table-cell office:value-type="string">
            <text:p>Cyclop</text:p>
          </table:table-cell>
          <table:table-cell office:value-type="string">
            <text:p>Boar</text:p>
          </table:table-cell>
          <table:table-cell table:number-columns-repeated="2" office:value-type="string">
            <text:p>Scorpion</text:p>
          </table:table-cell>
          <table:table-cell office:value-type="string">
            <text:p>Cyclop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Boar</text:p>
          </table:table-cell>
          <table:table-cell/>
          <table:table-cell office:value-type="string">
            <text:p>Boar</text:p>
          </table:table-cell>
          <table:table-cell table:number-columns-repeated="1018"/>
        </table:table-row>
        <table:table-row table:style-name="ro1">
          <table:table-cell office:value-type="string">
            <text:p>Exp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table:number-columns-repeated="1017"/>
        </table:table-row>
        <table:table-row table:style-name="ro1">
          <table:table-cell office:value-type="string">
            <text:p>Bonus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1">
          <table:table-cell office:value-type="string">
            <text:p>Total</text:p>
          </table:table-cell>
          <table:table-cell table:style-name="ce7" table:formula="of:=SUM([.B30:.I30];[.B31])" office:value-type="float" office:value="205">
            <text:p>20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Stage 5</text:p>
          </table:table-cell>
          <table:table-cell table:number-columns-repeated="1023"/>
        </table:table-row>
        <table:table-row table:style-name="ro1">
          <table:table-cell office:value-type="string">
            <text:p>Monsters</text:p>
          </table:table-cell>
          <table:table-cell office:value-type="string">
            <text:p>Tree Guardian</text:p>
          </table:table-cell>
          <table:table-cell office:value-type="string">
            <text:p>Cyclop</text:p>
          </table:table-cell>
          <table:table-cell office:value-type="string">
            <text:p>Maraude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ree Guardian</text:p>
          </table:table-cell>
          <table:table-cell office:value-type="string">
            <text:p>Cyclop</text:p>
          </table:table-cell>
          <table:table-cell office:value-type="string">
            <text:p>Scorp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xp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92">
            <text:p>92</text:p>
          </table:table-cell>
          <table:table-cell table:number-columns-repeated="1020"/>
        </table:table-row>
        <table:table-row table:style-name="ro1">
          <table:table-cell office:value-type="string">
            <text:p>Bonus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office:value-type="string">
            <text:p>Total</text:p>
          </table:table-cell>
          <table:table-cell table:style-name="ce7" table:formula="of:=SUM([.B38:.I38];[.B39])" office:value-type="float" office:value="180">
            <text:p>180</text:p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3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CA">
      <number:number number:min-integer-digits="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text> </number:text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text> </number:text>
      <number:currency-symbol/>
      <number:text>- </number:text>
    </number:currency-style>
    <number:text-style style:name="N8120" number:language="en" number:country="CA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text> </number:text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4">2019-09-14</text:date>, <text:time>10:3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4T10:37:55.09</dc:date>
    <meta:document-statistic meta:table-count="3" meta:cell-count="1583" meta:object-count="0"/>
    <meta:generator>OpenOffice/4.1.5$Win32 OpenOffice.org_project/415m1$Build-9789</meta:generator>
  </office:meta>
</office:document-meta>
</file>